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office:value-type="string">
            <text:p>Macro Land, onde o punho de#ferro do exército de Black Hole#esmagou toda a oposição. Nas#demais áreas, seu controle está#cada dia maior...</text:p>
          </table:table-cell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office:value-type="string">
            <text:p>Hawke! Venha até mim.$0f</text:p>
          </table:table-cell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office:value-type="string">
            <text:p>As suas ordens, $0emeu senhor Sturm.$0f</text:p>
          </table:table-cell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office:value-type="string">
            <text:p>Como está a invasão de Macro Land?$0f</text:p>
          </table:table-cell>
        </table:table-row>
        <table:table-row table:style-name="ro1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office:value-type="string">
            <text:p>Excelente, meu senhor.$0fOs outros COs acabam de#terminar suas operações.$0f</text:p>
          </table:table-cell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office:value-type="string">
            <text:p>Nosso objetivo está claro, $0enão está?$0f</text:p>
          </table:table-cell>
        </table:table-row>
        <table:table-row table:style-name="ro1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office:value-type="string">
            <text:p>Estabelecer uma base de operações#de Black Hole aqui em Wars World.$0f</text:p>
          </table:table-cell>
        </table:table-row>
        <table:table-row table:style-name="ro1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office:value-type="string">
            <text:p>Sim.$0fRecentemente, fui instigador de um#grande conflito bélico entre os$0fpaíses desta região.$0fMeu objetivo era conquistá-los em#meio à distúrbios.$0e$0e Eu fracassei.$0f</text:p>
          </table:table-cell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office:value-type="string">
            <text:p>Isso foi em Cosmo Land,$0e#não foi meu senhor?$0f</text:p>
          </table:table-cell>
        </table:table-row>
        <table:table-row table:style-name="ro1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office:value-type="string">
            <text:p>Não cometerei o mesmo erro#novamente.$0fDesta vez, tenho uma base e#invadirei ao seu prazer.$0fPara isso, $0epreciso de materiais#e dinheiro...$0f</text:p>
          </table:table-cell>
        </table:table-row>
        <table:table-row table:style-name="ro1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office:value-type="string">
            <text:p>Não se preocupe meu senhor.#$0eOs COs conhecem suas ordens.$0fTransportarão tudo o que desejar#das terras que capturarem.$0f</text:p>
          </table:table-cell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office:value-type="string">
            <text:p>Não falhe comigo.$0f</text:p>
          </table:table-cell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office:value-type="string">
            <text:p>Nunca, meu senhor.$0f</text:p>
          </table:table-cell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office:value-type="string">
            <text:p>Derrote as tropas de Black Hole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 aproxima!#Poderei defender a ponte?</text:p>
          </table:table-cell>
        </table:table-row>
        <table:table-row table:style-name="ro1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office:value-type="string">
            <text:p>Exército de ambos os lados. Um#oceano no meio. Vamos lá!</text:p>
          </table:table-cell>
        </table:table-row>
        <table:table-row table:style-name="ro1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office:value-type="string">
            <text:p>Aviões inimigos atacam do mar! As#forças terrestres poderão com eles?</text:p>
          </table:table-cell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office:value-type="string">
            <text:p>Inimigos por terra e mar.#Derrote-os e capture o QG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mos destruí-los?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#próximo! Seguraremos a ponte?</text:p>
          </table:table-cell>
        </table:table-row>
        <table:table-row table:style-name="ro1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office:value-type="string">
            <text:p>Exércitos em ambos os lados.#Um rio no meio. Vamos pegá-los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remos destruí-los?</text:p>
          </table:table-cell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office:value-type="string">
            <text:p>Cruze as montanhas e destrua#o laboratório de Lash!</text:p>
          </table:table-cell>
        </table:table-row>
        <table:table-row table:style-name="ro1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office:value-type="string">
            <text:p>Destrua as unidades navais e#aéreas sem tropas terrestres!</text:p>
          </table:table-cell>
        </table:table-row>
        <table:table-row table:style-name="ro1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office:value-type="string">
            <text:p>Evite o fogo do canhão e resgate#os prisioneiros de guerra.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office:value-type="string">
            <text:p>Não podemos perder os mísseis!#Devemos protegê-los e lançá-los.</text:p>
          </table:table-cell>
        </table:table-row>
        <table:table-row table:style-name="ro1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office:value-type="string">
            <text:p>O forte inimigo permanece imponente.#Como Sonja irá capturá-lo?</text:p>
          </table:table-cell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office:value-type="string">
            <text:p>Neste praia tranquila,#a batalha começa...</text:p>
          </table:table-cell>
        </table:table-row>
        <table:table-row table:style-name="ro1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office:value-type="string">
            <text:p>Kanbei vai reclamar uma cidade.#A nova arma inimiga aguarda.</text:p>
          </table:table-cell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office:value-type="string">
            <text:p>Sonja vs. Lash...#Um combate de intelectos!</text:p>
          </table:table-cell>
        </table:table-row>
        <table:table-row table:style-name="ro1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office:value-type="string">
            <text:p>Uma proposta de paz? O que#Black Hole quer realmente?</text:p>
          </table:table-cell>
        </table:table-row>
        <table:table-row table:style-name="ro1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office:value-type="string">
            <text:p>O laboratório inimigo descoberto.#Quem é o aliado inesperado?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office:value-type="string">
            <text:p>O que foi encontrado na cidade#de Olaf?</text:p>
          </table:table-cell>
        </table:table-row>
        <table:table-row table:style-name="ro1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office:value-type="string">
            <text:p>Ataque de tanques Md inimigos!#Pode deter sua carga?</text:p>
          </table:table-cell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office:value-type="string">
            <text:p>Recupere a terra que Lash roubou!</text:p>
          </table:table-cell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office:value-type="string">
            <text:p>Evite que o inimigo lance o#míssel gigante!</text:p>
          </table:table-cell>
        </table:table-row>
        <table:table-row table:style-name="ro1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office:value-type="string">
            <text:p>O inimigo bombardeia Colin!#Os reforços chegarão a tempo?</text:p>
          </table:table-cell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office:value-type="string">
            <text:p>Três canhões esperando.#Como cruzarei os bosques?</text:p>
          </table:table-cell>
        </table:table-row>
        <table:table-row table:style-name="ro1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office:value-type="string">
            <text:p>Capture o laboratório inimigo antes#do seu adversário destruí-lo!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office:value-type="string">
            <text:p>De onde saiu essa fortaleza#marinha? Destrua-a!</text:p>
          </table:table-cell>
        </table:table-row>
        <table:table-row table:style-name="ro1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office:value-type="string">
            <text:p>Drake é varrido pelo ataque de#Maverik. Conseguirá sobreviver?</text:p>
          </table:table-cell>
        </table:table-row>
        <table:table-row table:style-name="ro1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office:value-type="string">
            <text:p>As fragatas inimigas vieram por#reparos. Elas podem ser afundadas?</text:p>
          </table:table-cell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office:value-type="string">
            <text:p>Sami caiu na armadilha de#Adder! Salve-a!</text:p>
          </table:table-cell>
        </table:table-row>
        <table:table-row table:style-name="ro1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office:value-type="string">
            <text:p>A incomparável armada de Drake#contra a força aérea de Hawke...</text:p>
          </table:table-cell>
        </table:table-row>
        <table:table-row table:style-name="ro1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office:value-type="string">
            <text:p>O inimigo avança pelo vulcão.#Eles poderão ser detidos?</text:p>
          </table:table-cell>
        </table:table-row>
        <table:table-row table:style-name="ro1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office:value-type="string">
            <text:p>Capture o laboratório inimigo e os#planos de sua nova arma!</text:p>
          </table:table-cell>
        </table:table-row>
        <table:table-row table:style-name="ro1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office:value-type="string">
            <text:p>Ataque a reduto de Black Hole!</text:p>
          </table:table-cell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office:value-type="string">
            <text:p>A batalha final!#Evite que o inimigo lance o míssil!</text:p>
          </table:table-cell>
        </table:table-row>
        <table:table-row table:style-name="ro1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office:value-type="string">
            <text:p>Ei! $0ePor que não destruímos as#linhas de Orange Star?$0f</text:p>
          </table:table-cell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office:value-type="string">
            <text:p>Eles...$0e Eles são mais fortes#do que pensávamos...$0f</text:p>
          </table:table-cell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office:value-type="string">
            <text:p>Não quero desculpas!$0e$0e#Quero a vitória!$0f</text:p>
          </table:table-cell>
        </table:table-row>
        <table:table-row table:style-name="ro1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office:value-type="string">
            <text:p>Mais problemas, senhor!$0fFomos informados da chegada de#uma nova CO de Orange Star..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office:value-type="string">
            <text:p>Senhor Flak, $0ese continuarmos assim,#conseguiremos apenas mais baixas.$0f</text:p>
          </table:table-cell>
        </table:table-row>
        <table:table-row table:style-name="ro1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office:value-type="string">
            <text:p>Não há mais nada a fazer.$0e$0e#Use as tropas que nos restam.$0fEsse CO de Orange Star...$0e#Como ele parece?$0f</text:p>
          </table:table-cell>
        </table:table-row>
        <table:table-row table:style-name="ro1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office:value-type="string">
            <text:p>Ufa! $0eMuito bem, já cuidamos da#maioria das forças de Black Hole.$0fEsse exército de Black Hole está#demonstrando ser muito perigoso.$0f</text:p>
          </table:table-cell>
        </table:table-row>
        <table:table-row table:style-name="ro1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office:value-type="string">
            <text:p>Comandante! $0eLocalizamos o resto#das unidades inimigas.$0fEstamos prontos para iniciar a#perseguição.$0f</text:p>
          </table:table-cell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office:value-type="string">
            <text:p>Entendido. $0e$0eEu cuido disso daqui#em diante!$0f</text:p>
          </table:table-cell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office:value-type="string">
            <text:p>Nell!$0e$0e Qual é o problema!?#Você está bem?$0f</text:p>
          </table:table-cell>
        </table:table-row>
        <table:table-row table:style-name="ro1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office:value-type="string">
            <text:p>Oh, $0eAndy!$0e$0e Desculpa por#chamá-lo com tão depressa.$0f</text:p>
          </table:table-cell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office:value-type="string">
            <text:p>Onde estão os malvados?$0f</text:p>
          </table:table-cell>
        </table:table-row>
        <table:table-row table:style-name="ro1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office:value-type="string">
            <text:p>Acalme-se.$0e$0e$0fEu já me encarreguei da#maioria dos inimigos.$0f</text:p>
          </table:table-cell>
        </table:table-row>
        <table:table-row table:style-name="ro1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office:value-type="string">
            <text:p>Oh...$0e$0e Eu esperada ter a chance#de dar um show pra você.$0f</text:p>
          </table:table-cell>
        </table:table-row>
        <table:table-row table:style-name="ro1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office:value-type="string">
            <text:p>Não seja tonto, Andy! $0e$0e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office:value-type="string">
            <text:p>Sim, senhora!$0e$0e#Vamos começar!$0f</text:p>
          </table:table-cell>
        </table:table-row>
        <table:table-row table:style-name="ro1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office:value-type="string">
            <text:p>As unidades laranja estão sob#o seu comando.$0fSeus inimigos são as unidades#negras no canto superior direito$0fdo mapa.$0f</text:p>
          </table:table-cell>
        </table:table-row>
        <table:table-row table:style-name="ro1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office:value-type="string">
            <text:p>Seu objetivo é simples: recuperar#nossos territórios.$0fPara isso, capture o QG do inimigo ou#derrote todas as suas unidades.$0fAdiante e tome cuidado para que#o inimigo não derrote suas tropas.$0f</text:p>
          </table:table-cell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office:value-type="string">
            <text:p>Tudo bem! $0e$0eEstou pronto!$0f</text:p>
          </table:table-cell>
        </table:table-row>
        <table:table-row table:style-name="ro1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office:value-type="string">
            <text:p>Sair correndo para o campo de#batalha para receber uma cacetada$0e$0fnão é o meu estilo.$0fVamos revisar algumas instruções#básicas de remanejamento de tropas.$0f</text:p>
          </table:table-cell>
        </table:table-row>
        <table:table-row table:style-name="ro1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office:value-type="string">
            <text:p>Primeiro, $0euse este cursor para dar#as ordens.$0fMova-o com o Controle Direcional +.$0e$0e$0fVamos, tente dar ordens para uma#unidade.$0fColoque o curso sobre a unidade e#aperte o Botão A.$0f</text:p>
          </table:table-cell>
        </table:table-row>
        <table:table-row table:style-name="ro1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office:value-type="string">
            <text:p>Você escolheu Fim.$0e$0fIsso encerrará o seu turno e o inimigo#iniciará os seus movimentos.$0fSó escolha esta opção depois que#terminar de dar todas as ordens$0fas suas unidades.$0fAgora tente dar ordens à uma#unidade.$0f</text:p>
          </table:table-cell>
        </table:table-row>
        <table:table-row table:style-name="ro1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office:value-type="string">
            <text:p>Isso é uma unidade de infantaria.$0fSua potencia de disparo é limitada,#$0emas são essenciais para o combate.$0fAgora, $0evocê lembra qual é o#objetivo deste mapa?$0f</text:p>
          </table:table-cell>
        </table:table-row>
        <table:table-row table:style-name="ro1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office:value-type="string">
            <text:p>Claro! $0eDesfazer-se de todos os#malvados ou capturar o seu QG!$0f</text:p>
          </table:table-cell>
        </table:table-row>
        <table:table-row table:style-name="ro1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office:value-type="string">
            <text:p>Você lembrou! $0eMuito bem!$0fAgora, $0e$0eisso é importante: $0e$0esomente os#soldados terrestres podem capturar$0fpropriedades.$0fMas claro, a infantaria é um tipo de#soldado terrestre.$0f</text:p>
          </table:table-cell>
        </table:table-row>
        <table:table-row table:style-name="ro1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office:value-type="string">
            <text:p>Certo!$0fSe eu não tiver soldados terrestres,$0e#não poderei capturar nada.$0f</text:p>
          </table:table-cell>
        </table:table-row>
        <table:table-row table:style-name="ro1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</table:table-row>
        <table:table-row table:style-name="ro1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office:value-type="string">
            <text:p>Muito bem, $0e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</table:table-row>
        <table:table-row table:style-name="ro1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office:value-type="string">
            <text:p>Essa é uma unidade APC.$0e$0fOs APCs não possuem capacidade#ofensiva.$0f</text:p>
          </table:table-cell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office:value-type="string">
            <text:p>Oh, que fraco!$0f</text:p>
          </table:table-cell>
        </table:table-row>
        <table:table-row table:style-name="ro1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office:value-type="string">
            <text:p>Eles são fracos em combate,#mas são incrivelmente úteis.$0fPodem carregar unidades de#infantaria $0ee fornecer suprimentos$0fàs suas unidades.$0f</text:p>
          </table:table-cell>
        </table:table-row>
        <table:table-row table:style-name="ro1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office:value-type="string">
            <text:p>Carregar, hã?$0e$0fNão entendi muito bem, mas#parece ser útil.$0f</text:p>
          </table:table-cell>
        </table:table-row>
        <table:table-row table:style-name="ro1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</table:table-row>
        <table:table-row table:style-name="ro1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office:value-type="string">
            <text:p>Entendi... $0eAs unidades de infantaria#podem avançar 3 espaços,$0e$0fmas os APCs podem avançar#6 espaços.$0fTenho que testar isso!$0f</text:p>
          </table:table-cell>
        </table:table-row>
        <table:table-row table:style-name="ro1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office:value-type="string">
            <text:p>Tenha cuidado: $0eas unidades que#acabarem de descargar poderão$0fapenas Esperar.$0fPortanto, $0evocê só poderá#descarregar unidades nos terremos$0fque normalmente eles podem ocupar.$0f</text:p>
          </table:table-cell>
        </table:table-row>
        <table:table-row table:style-name="ro1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office:value-type="string">
            <text:p>Se eu soltar a infantaria no mar,$0e#eles irão se afogar, certo?$0e$0fTudo bem. Vou me lembrar#disso.$0fA propósito, Nell, o que significa#"Suprimento"?$0f</text:p>
          </table:table-cell>
        </table:table-row>
        <table:table-row table:style-name="ro1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</table:table-row>
        <table:table-row table:style-name="ro1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office:value-type="string">
            <text:p>Certo, $0eentão... $0eOs APCs são utilizados#para ajudar outras unidades.$0fIsso ficou claro!$0f</text:p>
          </table:table-cell>
        </table:table-row>
        <table:table-row table:style-name="ro1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office:value-type="string">
            <text:p>Muito bem, $0eagora vamos mover#uma unidade.$0fJá notou que alguns dos#espaços ao redor da unidade$0fmudam de cor?$0fEssa é a distância de movimento#da unidade.$0fDepois que mover uma unidade,$0e#aparecerá o menu de comandos.$0fSelecione Esperar se não houver#outra missão para essa unidade.$0f</text:p>
          </table:table-cell>
        </table:table-row>
        <table:table-row table:style-name="ro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Bien, ahora fíjate mejor en el rango de#movimiento. Te habrás dado cuenta de$0fque el TOA no puede viajar por las#montañas. Todas las unidades tienen un$0ftipo de movimiento, $0eque afecta a su#coste de desplazamiento. Los TOA se$0fmueven sobre cadenas, como los#tanques, $0e$0easí que no pueden atravesar$0fmontañas o ríos. Para obtener#información sobre cada unidad,$0f$0eselecciónala y pulsa el Botón R.$0f</text:p>
          </table:table-cell>
          <table:table-cell office:value-type="string">
            <text:p>Certo, agora preste atenção#na distância de movimento.$0fJá se deu conta que o APC não#pode viajar pelas montanhas?$0fTodas as unidades possuem#um tipo de movimento,$0e$0fque afeta em seu custo de#movimento.$0fOs APCs se movem em#esteiras, como os tanques,$0e$0e$0fportanto não podem atravessar#montanhas ou rios.$0fPara obter informações#sobre cada unidade,$0e$0fselecione-a e aperte o Botão R.$0f</text:p>
          </table:table-cell>
        </table:table-row>
        <table:table-row table:style-name="ro1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office:value-type="string">
            <text:p>Como vou saber que uma unidade#pode mover-se em um determinado$0ftipo de terreno?$0f</text:p>
          </table:table-cell>
        </table:table-row>
        <table:table-row table:style-name="ro1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office:value-type="string">
            <text:p>Coloque o cursor sobre o terreno$0e#e aperte o Botão R para interagir.$0f</text:p>
          </table:table-cell>
        </table:table-row>
        <table:table-row table:style-name="ro1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office:value-type="string">
            <text:p>Seu turno acaba $0equando você#termina de dar ordens a todas$0fas unidades.$0fColoque o curso em um espaço#vazio e aperte o Botão A.$0e$0fEscolha Fim no menu de comandos#para completar seu turno.$0f</text:p>
          </table:table-cell>
        </table:table-row>
        <table:table-row table:style-name="ro1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office:value-type="string">
            <text:p>That woman's tough...$0e$0e#Can I win with these units?$0fHah! $0eThis is where the fun starts.$0f</text:p>
          </table:table-cell>
        </table:table-row>
        <table:table-row table:style-name="ro1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office:value-type="string">
            <text:p>Hey, $0eNell.$0e We're fighting#the Black Hole Army, right?$0f</text:p>
          </table:table-cell>
        </table:table-row>
        <table:table-row table:style-name="ro1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office:value-type="string">
            <text:p>Yes. $0e$0eHowever, it isn't Sturm we're#facing. It looks like another CO.$0fI get the impression that whoever it is#just wants to smash things.$0f</text:p>
          </table:table-cell>
        </table:table-row>
        <table:table-row table:style-name="ro1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office:value-type="string">
            <text:p>Well, he's not getting away with#anything while I'm around!$0f</text:p>
          </table:table-cell>
        </table:table-row>
        <table:table-row table:style-name="ro1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office:value-type="string">
            <text:p>That's the spirit! $0eI knew I could count#on you!$0f</text:p>
          </table:table-cell>
        </table:table-row>
        <table:table-row table:style-name="ro1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office:value-type="string">
            <text:p>Now,$0e let me give you some instructions#on combat.$0fThe infantry under your command#here $0eare direct-combat units.$0f</text:p>
          </table:table-cell>
        </table:table-row>
        <table:table-row table:style-name="ro1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office:value-type="string">
            <text:p>Direct combat is when I move next to#an enemy unit and attack, right?$0f</text:p>
          </table:table-cell>
        </table:table-row>
        <table:table-row table:style-name="ro1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</table:table-row>
        <table:table-row table:style-name="ro1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office:value-type="string">
            <text:p>Ok, $0eso my attack reduces the enemy's#HP $0eand its attack strength.$0fThat means I take less damage! $0e$0eHe#who strikes first $0ewins!$0f</text:p>
          </table:table-cell>
        </table:table-row>
        <table:table-row table:style-name="ro1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office:value-type="string">
            <text:p>Sure is! $0eI'm itching to get started!$0f</text:p>
          </table:table-cell>
        </table:table-row>
        <table:table-row table:style-name="ro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</table:table-row>
        <table:table-row table:style-name="ro1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office:value-type="string">
            <text:p>Your infantry unit has begun capturing.$0e#Look at the Cursor Intel window, please.$0f</text:p>
          </table:table-cell>
        </table:table-row>
        <table:table-row table:style-name="ro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</table:table-row>
        <table:table-row table:style-name="ro1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office:value-type="string">
            <text:p>I understand! $0eGotta protect units#that are capturing!$0f</text:p>
          </table:table-cell>
        </table:table-row>
        <table:table-row table:style-name="ro1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office:value-type="string">
            <text:p>Correct!$0fDon't forget, $0euntil the property has#been fully secured, you need to order$0fyour units to Capture each turn.$0f</text:p>
          </table:table-cell>
        </table:table-row>
        <table:table-row table:style-name="ro1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office:value-type="string">
            <text:p>The Orange Star Army is here!$0e#I order you to surrender!$0f</text:p>
          </table:table-cell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office:value-type="string">
            <text:p>You did it, Andy!$0e$0e#This area has been liberated!$0f</text:p>
          </table:table-cell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office:value-type="string">
            <text:p>Hmmm...$0e#But$0e it was kinda too easy...$0f</text:p>
          </table:table-cell>
        </table:table-row>
        <table:table-row table:style-name="ro1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</table:table-row>
        <table:table-row table:style-name="ro1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office:value-type="string">
            <text:p>Andy! $0eWhat in the world?$0e$0e#Your units are out of fuel!!!$0f</text:p>
          </table:table-cell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office:value-type="string">
            <text:p>I,$0e um...$0eI though I saw#something, and...$0f</text:p>
          </table:table-cell>
        </table:table-row>
        <table:table-row table:style-name="ro1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office:value-type="string">
            <text:p>Ok... $0eI won't mess up again.$0f</text:p>
          </table:table-cell>
        </table:table-row>
        <table:table-row table:style-name="ro1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office:value-type="string">
            <text:p>Que pena, $0emas você foi derrotado.$0fAcho que sua superioridade numérica#lhe subiu a cabeça.$0fSe afobar contra o inimigo não lhe#proporcionará nenhum benefício.$0fTente ficar fora do alcance de visão#do inimigo e espere por lá.$0fAssim, $0eo inimigo virá#ao seu encontro,$0fe você poderá disparar primeiro.#Tenha mais sorte da próxima vez!$0f</text:p>
          </table:table-cell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office:value-type="string">
            <text:p>That's just a taste#of my skill!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mander, $0eenemy troops have been#spotted on the far side of the river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Are you sure?!?$0e$0e#Here? In this rural area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What are your orders, ma'am?$0e$0e#Should we cease ops and attack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That's affirmative, soldier.$0fWe can't allow the enemy a foothold#this deep in Orange Star territory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Good assessment, Sami!$0fThat's the tactical sense I expect#from a special-forces commander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CO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office:value-type="string">
            <text:p>Yes, ma'am!$0fBut if you had some advice you could#offer,$0e I'd feel much more confident.$0f</text:p>
          </table:table-cell>
        </table:table-row>
        <table:table-row table:style-name="ro1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office:value-type="string">
            <text:p>I'd be happy to, Sami!$0e$0e#Ok, troops! $0eLet's move out!$0f</text:p>
          </table:table-cell>
        </table:table-row>
        <table:table-row table:style-name="ro1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office:value-type="string">
            <text:p>Lord Flak, $0eour infantry has reported#finding Orange Star properties.$0f</text:p>
          </table:table-cell>
        </table:table-row>
        <table:table-row table:style-name="ro1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Lord Flak! $0e$0eOrange Star forces#sighted on the opposite shore...$0f</text:p>
          </table:table-cell>
        </table:table-row>
        <table:table-row table:style-name="ro1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</table:table-row>
        <table:table-row table:style-name="ro1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office:value-type="string">
            <text:p>Sami, $0eyou already know the basics of#troop deployment, $0e$0eso...$0fPlease look at the Cursor Intel#window below.$0f</text:p>
          </table:table-cell>
        </table:table-row>
        <table:table-row table:style-name="ro1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</table:table-row>
        <table:table-row table:style-name="ro1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office:value-type="string">
            <text:p>So that means that it's better to#engage those tanks from the woods$0frather than on the plains or roads,#right?$0f</text:p>
          </table:table-cell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office:value-type="string">
            <text:p>You've got it!$0e#Go get 'em, Sami!$0f</text:p>
          </table:table-cell>
        </table:table-row>
        <table:table-row table:style-name="ro1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office:value-type="string">
            <text:p>Things will only get worse if#you select End now.$0fPlease give orders to all your#units.$0f</text:p>
          </table:table-cell>
        </table:table-row>
        <table:table-row table:style-name="ro1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office:value-type="string">
            <text:p>I'm always amazed at your ability#to capture properties, Sami!$0fThat extra speed is a useful#CO Power to have in combat.$0f</text:p>
          </table:table-cell>
        </table:table-row>
        <table:table-row table:style-name="ro1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</table:table-row>
        <table:table-row table:style-name="ro1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office:value-type="string">
            <text:p>Yes, $0ethat is important.$0fHowever, $0eit's vital that you utilize#your unique talents and develop$0fyour own fighting style, too.$0f</text:p>
          </table:table-cell>
        </table:table-row>
        <table:table-row table:style-name="ro1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office:value-type="string">
            <text:p>My...$0e My own fighting style?$0fYou're right! $0eI'll do my best, ma'am!$0f</text:p>
          </table:table-cell>
        </table:table-row>
        <table:table-row table:style-name="ro1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office:value-type="string">
            <text:p>That's the spirit! $0eI'm counting on you!$0e#Let's get back to my explanation.$0fI'd like to discuss that city#you've started capturing.$0f</text:p>
          </table:table-cell>
        </table:table-row>
        <table:table-row table:style-name="ro1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</table:table-row>
        <table:table-row table:style-name="ro1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office:value-type="string">
            <text:p>Um...$0ebecause they provide defensive#cover as well as funds...right?$0f</text:p>
          </table:table-cell>
        </table:table-row>
        <table:table-row table:style-name="ro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</table:table-row>
        <table:table-row table:style-name="ro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</table:table-row>
        <table:table-row table:style-name="ro1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office:value-type="string">
            <text:p>Ok! $0eI'll try not to expose#them to direct fire!$0f</text:p>
          </table:table-cell>
        </table:table-row>
        <table:table-row table:style-name="ro1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</table:table-row>
        <table:table-row table:style-name="ro1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office:value-type="string">
            <text:p>Understood! $0e$0eI'll use these units#to lie in wait and ambush the foe.$0f</text:p>
          </table:table-cell>
        </table:table-row>
        <table:table-row table:style-name="ro1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</table:table-row>
        <table:table-row table:style-name="ro1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</table:table-row>
        <table:table-row table:style-name="ro1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office:value-type="string">
            <text:p>Ouch! $0eThat unit's been hurt.$0e#I need someplace to rest it.$0f</text:p>
          </table:table-cell>
        </table:table-row>
        <table:table-row table:style-name="ro1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</table:table-row>
        <table:table-row table:style-name="ro1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office:value-type="string">
            <text:p>Bases also have the advantage of#high terrain cover! $0eSpectacular!$0f</text:p>
          </table:table-cell>
        </table:table-row>
        <table:table-row table:style-name="ro1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office:value-type="string">
            <text:p>You're right!$0fHowever, $0eenemies receive the same#benefits from their bases.$0fSo, $0ecapturing properties is vital in#any successful combat plan!$0f</text:p>
          </table:table-cell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office:value-type="string">
            <text:p>Understood!$0e#Capturing is something I excel at!$0f</text:p>
          </table:table-cell>
        </table:table-row>
        <table:table-row table:style-name="ro1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office:value-type="string">
            <text:p>Grrrr!$0e#Two women COs!$0fGood country!$0e$0e#I must have it!$0f</text:p>
          </table:table-cell>
        </table:table-row>
        <table:table-row table:style-name="ro1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office:value-type="string">
            <text:p>It's our turn.$0fMove any damaged units onto secure#properties and rest them.$0fBe sure to continue capturing any#bases that are not yet secure.$0f</text:p>
          </table:table-cell>
        </table:table-row>
        <table:table-row table:style-name="ro1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office:value-type="string">
            <text:p>Now,$0e maybe this is something#you've been wondering about...$0f</text:p>
          </table:table-cell>
        </table:table-row>
        <table:table-row table:style-name="ro1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office:value-type="string">
            <text:p>Yes, ma'am!$0e#I feel confident of victory!$0f</text:p>
          </table:table-cell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r!$0e#Not bad...$0efor a girl!$0f</text:p>
          </table:table-cell>
        </table:table-row>
        <table:table-row table:style-name="ro1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office:value-type="string">
            <text:p>You're the Black Hole CO!?$0e You're#just a thug! $0eWho do you think--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depend on you, Sami.$0f</text:p>
          </table:table-cell>
        </table:table-row>
        <table:table-row table:style-name="ro1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 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!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Oh, you think so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office:value-type="string">
            <text:p>Now, Max, $0eI know that you're a#combat veteran, but...$0f</text:p>
          </table:table-cell>
        </table:table-row>
        <table:table-row table:style-name="ro1">
          <table:table-cell office:value-type="string">
            <text:p>medium tanks,$0f</text:p>
          </table:table-cell>
          <table:table-cell office:value-type="string">
            <text:p>los tanques medianos,$0f</text:p>
          </table:table-cell>
          <table:table-cell office:value-type="string">
            <text:p>medium tanks,$0f</text:p>
          </table:table-cell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office:value-type="string">
            <text:p>battle copters,$0f</text:p>
          </table:table-cell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office:value-type="string">
            <text:p>and transport copters$0f</text:p>
          </table:table-cell>
        </table:table-row>
        <table:table-row table:style-name="ro1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office:value-type="string">
            <text:p>are tough to handle if you're a#bit rusty.$0f</text:p>
          </table:table-cell>
        </table:table-row>
        <table:table-row table:style-name="ro1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</table:table-row>
        <table:table-row table:style-name="ro1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</table:table-row>
        <table:table-row table:style-name="ro1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office:value-type="string">
            <text:p>Ha ha...yeah. $0eYou're probably right.$0fIn a head-to-head battle, I can't#be beaten!$0f</text:p>
          </table:table-cell>
        </table:table-row>
        <table:table-row table:style-name="ro1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office:value-type="string">
            <text:p>However, indirect combat is another#story, isn't it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office:value-type="string">
            <text:p>I'll admit that your power has over-#come that particular obstacle, though.$0f</text:p>
          </table:table-cell>
        </table:table-row>
        <table:table-row table:style-name="ro1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office:value-type="string">
            <text:p>You know it! $0eIndirect-combat units?$0e#Who needs 'em?!$0f</text:p>
          </table:table-cell>
        </table:table-row>
        <table:table-row table:style-name="ro1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office:value-type="string">
            <text:p>I can't fault your confidence.$0e#Try not to overdo it!$0f</text:p>
          </table:table-cell>
        </table:table-row>
        <table:table-row table:style-name="ro1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office:value-type="string">
            <text:p>You should never end your turn until#you've issued orders to all your units.$0fHe who hesitates is lost!$0e$0e#Never waste a day if you can help it.$0f</text:p>
          </table:table-cell>
        </table:table-row>
        <table:table-row table:style-name="ro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office:value-type="string">
            <text:p>Now that's useful!$0f</text:p>
          </table:table-cell>
        </table:table-row>
        <table:table-row table:style-name="ro1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</table:table-row>
        <table:table-row table:style-name="ro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office:value-type="string">
            <text:p>All right!$0e#I'm gonna knock some heads!$0f</text:p>
          </table:table-cell>
        </table:table-row>
        <table:table-row table:style-name="ro1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office:value-type="string">
            <text:p>We talked about this earlier, right?$0e#Your difficulty with indirect combat?$0f</text:p>
          </table:table-cell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office:value-type="string">
            <text:p>Oh...yeah...$0e$0e#I thought we'd covered that.$0f</text:p>
          </table:table-cell>
        </table:table-row>
        <table:table-row table:style-name="ro1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</table:table-row>
        <table:table-row table:style-name="ro1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office:value-type="string">
            <text:p>Yeah, I know... You don't have#to keep reminding me about it.$0fBut yeah, I'll admit it:$0e knowing your#weak points is important.$0f</text:p>
          </table:table-cell>
        </table:table-row>
        <table:table-row table:style-name="ro1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office:value-type="string">
            <text:p>Wow! $0e$0eMax, $0eyou've come a long way.$0e#I didn't think I'd hear you say that.$0f</text:p>
          </table:table-cell>
        </table:table-row>
        <table:table-row table:style-name="ro1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office:value-type="string">
            <text:p>Oh,$0e well...$0e Hey! $0eIt's about time to#show these goons we mean business!$0f</text:p>
          </table:table-cell>
        </table:table-row>
        <table:table-row table:style-name="ro1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office:value-type="string">
            <text:p>NO! $0eThose copters are damaged!$0e#Where can I repair them?$0f</text:p>
          </table:table-cell>
        </table:table-row>
        <table:table-row table:style-name="ro1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office:value-type="string">
            <text:p>Join?!?$0e Making one unit out of two?$0f</text:p>
          </table:table-cell>
        </table:table-row>
        <table:table-row table:style-name="ro1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office:value-type="string">
            <text:p>Can an individual unit have more#than 10 HP?$0f</text:p>
          </table:table-cell>
        </table:table-row>
        <table:table-row table:style-name="ro1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office:value-type="string">
            <text:p>Ok! $0eI got it!$0f</text:p>
          </table:table-cell>
        </table:table-row>
        <table:table-row table:style-name="ro1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office:value-type="string">
            <text:p>You know, this Max guy kinda reminds#me of me...$0eexcept...$0e$0e$0eI'm me.$0fHmmm...$0e This should be fun.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office:value-type="string">
            <text:p>Black Hole...$0e#Deplorable characters. $0eAll of them.$0f</text:p>
          </table:table-cell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office:value-type="string">
            <text:p>You said it!$0f</text:p>
          </table:table-cell>
        </table:table-row>
        <table:table-row table:style-name="ro1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</table:table-row>
        <table:table-row table:style-name="ro1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office:value-type="string">
            <text:p>Ok! $0eI definitely want to win with#the highest ranking possible.$0f</text:p>
          </table:table-cell>
        </table:table-row>
        <table:table-row table:style-name="ro1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</table:table-row>
        <table:table-row table:style-name="ro1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office:value-type="string">
            <text:p>Points or no points, $0eI'm always at full#throttle! $0eI won't stop!$0f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 name,#tough CO.</text:p>
          </table:table-cell>
        </table:table-row>
        <table:table-row table:style-name="ro1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office:value-type="string">
            <text:p>Lord Flak,$0e#troop deployment is complete.$0f</text:p>
          </table:table-cell>
        </table:table-row>
        <table:table-row table:style-name="ro1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office:value-type="string">
            <text:p>Look what we have here.$0fMax's boys...$0e$0e#I'm gonna enjoy this.$0f</text:p>
          </table:table-cell>
        </table:table-row>
        <table:table-row table:style-name="ro1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office:value-type="string">
            <text:p>Uh, sir...$0e The unauthorized use of#troops for personal vendettas is...$0f</text:p>
          </table:table-cell>
        </table:table-row>
        <table:table-row table:style-name="ro1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office:value-type="string">
            <text:p>Is what, worm?$0e$0e I'm not gonna let#Max get away with what he did.$0fAs long as I win, $0ewho cares about#rules?$0e Now get outta here!$0f</text:p>
          </table:table-cell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office:value-type="string">
            <text:p>Understood...$0f</text:p>
          </table:table-cell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office:value-type="string">
            <text:p>Max!$0e#It's an attack!$0f</text:p>
          </table:table-cell>
        </table:table-row>
        <table:table-row table:style-name="ro1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office:value-type="string">
            <text:p>What?$0fBattle copters? $0eBombers?$0e#Coming with an air assault, huh?$0f</text:p>
          </table:table-cell>
        </table:table-row>
        <table:table-row table:style-name="ro1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office:value-type="string">
            <text:p>Leave it to me!$0e#I'll bring those birds down!$0f</text:p>
          </table:table-cell>
        </table:table-row>
        <table:table-row table:style-name="ro1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office:value-type="string">
            <text:p>I'll come with you.$0e#I can at least offer some advice.$0fTogether, we can get through this.$0f</text:p>
          </table:table-cell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office:value-type="string">
            <text:p>All right!$0f</text:p>
          </table:table-cell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office:value-type="string">
            <text:p>They have bombers...$0f</text:p>
          </table:table-cell>
        </table:table-row>
        <table:table-row table:style-name="ro1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office:value-type="string">
            <text:p>There are fighters, too.$0e$0e#Ok, $0elet's just stay calm.$0f</text:p>
          </table:table-cell>
        </table:table-row>
        <table:table-row table:style-name="ro1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office:value-type="string">
            <text:p>Oh, yeah! $0eI love direct combat!$0f</text:p>
          </table:table-cell>
        </table:table-row>
        <table:table-row table:style-name="ro1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</table:table-row>
        <table:table-row table:style-name="ro1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office:value-type="string">
            <text:p>Yeah,$0e and to see the range of fire,#press the B Button, right?$0f</text:p>
          </table:table-cell>
        </table:table-row>
        <table:table-row table:style-name="ro1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office:value-type="string">
            <text:p>Uh-huh! $0eI was a bit worried, but it#looks like it's all coming back to you.$0f</text:p>
          </table:table-cell>
        </table:table-row>
        <table:table-row table:style-name="ro1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office:value-type="string">
            <text:p>Don't worry$3b I'll get you home without#a scratch!$0fNow it's time to light up the skies!$0e#But just remember, you owe me one!$0f</text:p>
          </table:table-cell>
        </table:table-row>
        <table:table-row table:style-name="ro1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</table:table-row>
        <table:table-row table:style-name="ro1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office:value-type="string">
            <text:p>Yeah, $0eI just can't seem to get the#hang of indirect combat.$0f</text:p>
          </table:table-cell>
        </table:table-row>
        <table:table-row table:style-name="ro1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office:value-type="string">
            <text:p>Battle copters! $0eLet's move!$0f</text:p>
          </table:table-cell>
        </table:table-row>
        <table:table-row table:style-name="ro1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office:value-type="string">
            <text:p>Sir! $0eYes, sir!$0f</text:p>
          </table:table-cell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office:value-type="string">
            <text:p>Max!$0e#Are you Ok?$0f</text:p>
          </table:table-cell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office:value-type="string">
            <text:p>Yeah! $0eI'm fine!$0f</text:p>
          </table:table-cell>
        </table:table-row>
        <table:table-row table:style-name="ro1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</table:table-row>
        <table:table-row table:style-name="ro1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office:value-type="string">
            <text:p>Lord Flak,$0e we've just been told that#we're not authorized to use either$0fbombers or fighters!$0f</text:p>
          </table:table-cell>
        </table:table-row>
        <table:table-row table:style-name="ro1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office:value-type="string">
            <text:p>Grrr... $0eWho needs authorization?!$0e#They were just sitting there!$0f</text:p>
          </table:table-cell>
        </table:table-row>
        <table:table-row table:style-name="ro1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office:value-type="string">
            <text:p>Lord Flak, $0ewe don't have many#soldiers trained to use them...$0f</text:p>
          </table:table-cell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office:value-type="string">
            <text:p>Trained? $0e$0e#I'll train 'em myself!$0f</text:p>
          </table:table-cell>
        </table:table-row>
        <table:table-row table:style-name="ro1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</table:table-row>
        <table:table-row table:style-name="ro1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office:value-type="string">
            <text:p>This here's a fighter.$0fIt can attack other air units.$0fIt's the best weapon to have when#you're stompin' flying stuff.$0f</text:p>
          </table:table-cell>
        </table:table-row>
        <table:table-row table:style-name="ro1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office:value-type="string">
            <text:p>Yes, sir! $0eDelta squad is away!$0f</text:p>
          </table:table-cell>
        </table:table-row>
        <table:table-row table:style-name="ro1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$0e We recovered this in#a city we captured!$0f</text:p>
          </table:table-cell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office:value-type="string">
            <text:p>Huh? $0eWhat's this supposed to be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office:value-type="string">
            <text:p>Max! $0eYour CO Power Meter is full!$0f</text:p>
          </table:table-cell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m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office:value-type="string">
            <text:p>All right!$0fTime to show 'em who's boss!$0f</text:p>
          </table:table-cell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office:value-type="string">
            <text:p>Yes!!!$0e#Here is Flak's power!$0f</text:p>
          </table:table-cell>
        </table:table-row>
        <table:table-row table:style-name="ro1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office:value-type="string">
            <text:p>All right! $0eHow's that, Sami?#$0eNot a scratch anywhere!$0f</text:p>
          </table:table-cell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office:value-type="string">
            <text:p>Thanks, Max!$0e#But what about your troops?$0f</text:p>
          </table:table-cell>
        </table:table-row>
        <table:table-row table:style-name="ro1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office:value-type="string">
            <text:p>Hah! $0eThis is nothing. My troops#eat this stuff for breakfast!$0f</text:p>
          </table:table-cell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office:value-type="string">
            <text:p>Grrr...$0e Blast!$0f</text:p>
          </table:table-cell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office:value-type="string">
            <text:p>Yo, Flak!$0e#You had enough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office:value-type="string">
            <text:p>Just give it up, already.$0f</text:p>
          </table:table-cell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office:value-type="string">
            <text:p>Don't start mouthin' off 'cause#you won here today.$0f</text:p>
          </table:table-cell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office:value-type="string">
            <text:p>What?!$0f</text:p>
          </table:table-cell>
        </table:table-row>
        <table:table-row table:style-name="ro1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</table:table-row>
        <table:table-row table:style-name="ro1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office:value-type="string">
            <text:p>Girlfriend!? Who does he think he is?$0fBlack Hole goons...$0e Not an ounce#of decency in any of them.$0f</text:p>
          </table:table-cell>
        </table:table-row>
        <table:table-row table:style-name="ro1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office:value-type="string">
            <text:p>Yeah, $0ebut they're never gonna take#Orange Star. $0eNot while we're here.$0f</text:p>
          </table:table-cell>
        </table:table-row>
        <table:table-row table:style-name="ro1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office:value-type="string">
            <text:p>Sami! $0eMax!$0e#Are you all right?$0fHm?$0e The battle...$0e It's...#finished?$0f</text:p>
          </table:table-cell>
        </table:table-row>
        <table:table-row table:style-name="ro1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office:value-type="string">
            <text:p>Hey there, Nell! $0eYou're just in#time to join the celebration!$0f</text:p>
          </table:table-cell>
        </table:table-row>
        <table:table-row table:style-name="ro1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office:value-type="string">
            <text:p>Commander!$0e We recovered this in one#of the cities Black Hole had occupied!$0f</text:p>
          </table:table-cell>
        </table:table-row>
        <table:table-row table:style-name="ro1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office:value-type="string">
            <text:p>What now? $0eI was getting ready to go#after that dumb ape!$0e ...What is this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</table:table-row>
        <table:table-row table:style-name="ro1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office:value-type="string">
            <text:p>I guess you two didn't really need#my help at all here today!$0f</text:p>
          </table:table-cell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office:value-type="string">
            <text:p>Rats!$0e Where did those guys#get that kind of power?!$0f</text:p>
          </table:table-cell>
        </table:table-row>
        <table:table-row table:style-name="ro1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</table:table-row>
        <table:table-row table:style-name="ro1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office:value-type="string">
            <text:p>I think you're right.$0e$0e#There's no way I'll lose again!$0f</text:p>
          </table:table-cell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office:value-type="string">
            <text:p>That's the spirit!$0e#Let's do it!$0f</text:p>
          </table:table-cell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office:value-type="string">
            <text:p>As long as I'm here,#Orange Star is safe!</text:p>
          </table:table-cell>
        </table:table-row>
        <table:table-row table:style-name="ro1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office:value-type="string">
            <text:p>According to our intel, $0eit's just a#little farther ahead...$0f</text:p>
          </table:table-cell>
        </table:table-row>
        <table:table-row table:style-name="ro1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office:value-type="string">
            <text:p>Sami, $0ehow sure are you about this#information's accuracy?$0fIt seems odd that Flak would be#out here resting his troops.$0f</text:p>
          </table:table-cell>
        </table:table-row>
        <table:table-row table:style-name="ro1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office:value-type="string">
            <text:p>I know, $0ebut do you really think Flak's#capable of setting a trap?$0f</text:p>
          </table:table-cell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office:value-type="string">
            <text:p>Well, $0esince you put it that way...$0f</text:p>
          </table:table-cell>
        </table:table-row>
        <table:table-row table:style-name="ro1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office:value-type="string">
            <text:p>You're right! Flak didn't set a#trap for you... I did!$0fFlak doesn't have a cunning bone#in his body!$0f</text:p>
          </table:table-cell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office:value-type="string">
            <text:p>Who's that? $0eA little girl?$0f</text:p>
          </table:table-cell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office:value-type="string">
            <text:p>A Black Hole CO perhaps?$0f</text:p>
          </table:table-cell>
        </table:table-row>
        <table:table-row table:style-name="ro1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office:value-type="string">
            <text:p>Tee hee hee! $0eYou got it!$0e#My name's Lash!$0e Nice to meet you!$0fWould you like to play with me?$0e#What do you say, grandma?$0f</text:p>
          </table:table-cell>
        </table:table-row>
        <table:table-row table:style-name="ro1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office:value-type="string">
            <text:p>I do believe I'm being taunted.$0fSami? $0eBring her to me...$0ealive.$0f</text:p>
          </table:table-cell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office:value-type="string">
            <text:p>Uh...Ok.$0f</text:p>
          </table:table-cell>
        </table:table-row>
        <table:table-row table:style-name="ro1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office:value-type="string">
            <text:p>Look at this terrain...$0e I think we'll#need some naval units here.$0f</text:p>
          </table:table-cell>
        </table:table-row>
        <table:table-row table:style-name="ro1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</table:table-row>
        <table:table-row table:style-name="ro1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office:value-type="string">
            <text:p>Which means...$0ethere's only one way#for us to proceed.$0fWe have to get to that isle and#capture the enemy HQ!$0f</text:p>
          </table:table-cell>
        </table:table-row>
        <table:table-row table:style-name="ro1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office:value-type="string">
            <text:p>Yes, ma'am!$0fIf victory relies on capturing, $0ethen#I'm the right CO for the job!$0f</text:p>
          </table:table-cell>
        </table:table-row>
        <table:table-row table:style-name="ro1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office:value-type="string">
            <text:p>As well you should be!$0e You're quite#skilled at securing properties.$0fPlus, your transport units possess#superior movement range.$0f</text:p>
          </table:table-cell>
        </table:table-row>
        <table:table-row table:style-name="ro1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office:value-type="string">
            <text:p>That goes for T copters $0eand this#lander as well!$0fI'm sure you'll be able to handle#all transports with ease.$0f</text:p>
          </table:table-cell>
        </table:table-row>
        <table:table-row table:style-name="ro1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office:value-type="string">
            <text:p>First, $0elet's try and get that#T copter out of trouble!$0f</text:p>
          </table:table-cell>
        </table:table-row>
        <table:table-row table:style-name="ro1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office:value-type="string">
            <text:p>Are you planning on leaving that#T copter where it is?$0fTake responsibility and give it#some direction!$0f</text:p>
          </table:table-cell>
        </table:table-row>
        <table:table-row table:style-name="ro1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office:value-type="string">
            <text:p>You've selected a rocket, $0ewhich#is an indirect-combat unit.$0fAt 3-5 spaces, its range of fire#is fairly large.$0f</text:p>
          </table:table-cell>
        </table:table-row>
        <table:table-row table:style-name="ro1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office:value-type="string">
            <text:p>Should I think of it as a more#powerful artillery unit?$0f</text:p>
          </table:table-cell>
        </table:table-row>
        <table:table-row table:style-name="ro1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office:value-type="string">
            <text:p>If we leave this T copter here,$0e those#2 A-air units will take it.$0f</text:p>
          </table:table-cell>
        </table:table-row>
        <table:table-row table:style-name="ro1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office:value-type="string">
            <text:p>If we go to sea, $0eit becomes vulnerable#to that cruiser.$0f</text:p>
          </table:table-cell>
        </table:table-row>
        <table:table-row table:style-name="ro1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office:value-type="string">
            <text:p>Both of these units can fire#directly on air units.$0fIf that T copter gets hit,$0e#it doesn't stand a chance.$0f</text:p>
          </table:table-cell>
        </table:table-row>
        <table:table-row table:style-name="ro1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office:value-type="string">
            <text:p>Now, we could rely on its movement#range and flee...$0fBut there's another way$0fto keep it safe.$0f</text:p>
          </table:table-cell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office:value-type="string">
            <text:p>How?$0f</text:p>
          </table:table-cell>
        </table:table-row>
        <table:table-row table:style-name="ro1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</table:table-row>
        <table:table-row table:style-name="ro1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</table:table-row>
        <table:table-row table:style-name="ro1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</table:table-row>
        <table:table-row table:style-name="ro1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office:value-type="string">
            <text:p>Dive?$0e That means they can't be#attacked while submerged, $0eright?$0f</text:p>
          </table:table-cell>
        </table:table-row>
        <table:table-row table:style-name="ro1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</table:table-row>
        <table:table-row table:style-name="ro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</table:table-row>
        <table:table-row table:style-name="ro1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office:value-type="string">
            <text:p>Under these conditions, $0ethis lander#is a unit I just can't do without.$0f</text:p>
          </table:table-cell>
        </table:table-row>
        <table:table-row table:style-name="ro1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office:value-type="string">
            <text:p>I agree.$0e$0e You must be careful to keep#it from being fired upon.$0f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office:value-type="string">
            <text:p>Yes...$0e#I think so.$0f</text:p>
          </table:table-cell>
        </table:table-row>
        <table:table-row table:style-name="ro1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</table:table-row>
        <table:table-row table:style-name="ro1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office:value-type="string">
            <text:p>Yep!$0e You're running out of time!$0e$0e#Tee hee hee!$0f</text:p>
          </table:table-cell>
        </table:table-row>
        <table:table-row table:style-name="ro1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office:value-type="string">
            <text:p>Yes, ma'am!$0e#I'll give it my best shot!$0f</text:p>
          </table:table-cell>
        </table:table-row>
        <table:table-row table:style-name="ro1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office:value-type="string">
            <text:p>Ok. $0eI'm going to leave the rest of this#battle up to you.$0fGood luck!$0f</text:p>
          </table:table-cell>
        </table:table-row>
        <table:table-row table:style-name="ro1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office:value-type="string">
            <text:p>Flak's troops arrive tomorrow.$0e$0e#I wonder if Sami's Ok.$0f</text:p>
          </table:table-cell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office:value-type="string">
            <text:p>Sami!$0e#Your CO Power Meter's full!$0f</text:p>
          </table:table-cell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office:value-type="string">
            <text:p>Tee hee hee!$0e#C'mon! $0eLet's play!$0f</text:p>
          </table:table-cell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office:value-type="string">
            <text:p>Congratulations, Sami!$0e#You won!$0f</text:p>
          </table:table-cell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office:value-type="string">
            <text:p>Whew...$0e#I came through somehow.$0f</text:p>
          </table:table-cell>
        </table:table-row>
        <table:table-row table:style-name="ro1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office:value-type="string">
            <text:p>Now, $0eI'd like to talk to our energetic#little friend again.$0fSami! $0eDrag her over here, please.$0f</text:p>
          </table:table-cell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office:value-type="string">
            <text:p>Uh,$0e I...$0e Yes, ma'am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office:value-type="string">
            <text:p>Wait a minute... This isn't that brat!$0e#This...$0e This is...$0f</text:p>
          </table:table-cell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office:value-type="string">
            <text:p>It's a dummy.$0f</text:p>
          </table:table-cell>
        </table:table-row>
        <table:table-row table:style-name="ro1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office:value-type="string">
            <text:p>She escaped!? Unbelievable!$0e#She played us like a pair of fools!$0fFlak's troops are closing in.$0e$0e#Let's get out of here!$0f</text:p>
          </table:table-cell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office:value-type="string">
            <text:p>What a troublesome pair they turned#out to be...$0f</text:p>
          </table:table-cell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office:value-type="string">
            <text:p>This...$0e#This can't be happening...$0f</text:p>
          </table:table-cell>
        </table:table-row>
        <table:table-row table:style-name="ro1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office:value-type="string">
            <text:p>Yes, ma'am...$0e#I won't let you down!$0f</text:p>
          </table:table-cell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office:value-type="string">
            <text:p>That's the spirit!$0e#Never give up!$0f</text:p>
          </table:table-cell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office:value-type="string">
            <text:p>Lash... She's going#to be a handful.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Hey, Nell!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 seems to be#much more of a threat than last time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office:value-type="string">
            <text:p>Flak!$0e Flakalakalakalaaaaaaak!!!$0e#The Black Cannon's ready to go!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I gotta crush 'em here.$0e$0e#I have to...$0ecrush 'em all...$0f</text:p>
          </table:table-cell>
        </table:table-row>
        <table:table-row table:style-name="ro1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office:value-type="string">
            <text:p>Hey!$0e What's up with this?$0e#There are hardly any units deployed!$0f</text:p>
          </table:table-cell>
        </table:table-row>
        <table:table-row table:style-name="ro1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office:value-type="string">
            <text:p>It's up to you to decide which units#you need and where to deploy them.$0f</text:p>
          </table:table-cell>
        </table:table-row>
        <table:table-row table:style-name="ro1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office:value-type="string">
            <text:p>Deploy them? $0eYou mean I have to#form units as I go along?$0f</text:p>
          </table:table-cell>
        </table:table-row>
        <table:table-row table:style-name="ro1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office:value-type="string">
            <text:p>That's exactly what I mean.$0e See#those 2 properties next to your HQ?$0f</text:p>
          </table:table-cell>
        </table:table-row>
        <table:table-row table:style-name="ro1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office:value-type="string">
            <text:p>Those are deployment properties#called bases.$0fYou can deploy ground#units from them.$0fTo deploy units, select a base$0e#and press the A Button.$0f</text:p>
          </table:table-cell>
        </table:table-row>
        <table:table-row table:style-name="ro1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office:value-type="string">
            <text:p>Now, there's a window at the top of#the screen, right?$0f</text:p>
          </table:table-cell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office:value-type="string">
            <text:p>The 6,000 you see here is the#amount of funding you have.$0f</text:p>
          </table:table-cell>
        </table:table-row>
        <table:table-row table:style-name="ro1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</table:table-row>
        <table:table-row table:style-name="ro1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office:value-type="string">
            <text:p>I get it! $0eFunds increase on the day#after I capture a new property!$0f</text:p>
          </table:table-cell>
        </table:table-row>
        <table:table-row table:style-name="ro1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</table:table-row>
        <table:table-row table:style-name="ro1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office:value-type="string">
            <text:p>Here I go!$0e Keep watching, Max!$0e#I'm gonna show you something!$0f</text:p>
          </table:table-cell>
        </table:table-row>
        <table:table-row table:style-name="ro1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office:value-type="string">
            <text:p>Contact at last.$0e$0e#Andy, $0eare you Ok?$0f</text:p>
          </table:table-cell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office:value-type="string">
            <text:p>Yeah,...I think so.$0f</text:p>
          </table:table-cell>
        </table:table-row>
        <table:table-row table:style-name="ro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</table:table-row>
        <table:table-row table:style-name="ro1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office:value-type="string">
            <text:p>I see you've deployed a recon unit.$0f</text:p>
          </table:table-cell>
        </table:table-row>
        <table:table-row table:style-name="ro1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office:value-type="string">
            <text:p>Now you've deployed an A-air unit.$0fThey're strong not just against air#units, $0ebut against infantry, too.$0f</text:p>
          </table:table-cell>
        </table:table-row>
        <table:table-row table:style-name="ro1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office:value-type="string">
            <text:p>What you've chosen to deploy now#is a rocket unit.$0fIt's an indirect-combat unit with a#firing range of 3-5 spaces.$0fThat's pretty impressive.$0f</text:p>
          </table:table-cell>
        </table:table-row>
        <table:table-row table:style-name="ro1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office:value-type="string">
            <text:p>So it's like an artillery unit,$0e#only stronger.$0f</text:p>
          </table:table-cell>
        </table:table-row>
        <table:table-row table:style-name="ro1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office:value-type="string">
            <text:p>That's a good way of thinking of i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office:value-type="string">
            <text:p>Ok, $0ethat's a missile unit.$0e$0e#It's another indirect-combat unit.$0fIt can only attack air units, $0e#but it has devastating power!$0f</text:p>
          </table:table-cell>
        </table:table-row>
        <table:table-row table:style-name="ro1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office:value-type="string">
            <text:p>You've deployed a neotank!$0fYou know, we only just developed#the tech to deploy that unit!$0f</text:p>
          </table:table-cell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office:value-type="string">
            <text:p>A neotank?$0e#It looks tough!$0f</text:p>
          </table:table-cell>
        </table:table-row>
        <table:table-row table:style-name="ro1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office:value-type="string">
            <text:p>All right!$0e I'm gonna use 'em#to break stuff!$0f</text:p>
          </table:table-cell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office:value-type="string">
            <text:p>So? $0eIs it ready?$0f</text:p>
          </table:table-cell>
        </table:table-row>
        <table:table-row table:style-name="ro1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office:value-type="string">
            <text:p>Hmmm... $0eThe cannon?$0e#Nope, not yet.$0fIt's going to take the rest of the day#just getting ready to fire.$0f</text:p>
          </table:table-cell>
        </table:table-row>
        <table:table-row table:style-name="ro1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office:value-type="string">
            <text:p>Grrr...$0e Is that so? $0eGuess I'll#go take charge of the battle then.$0f</text:p>
          </table:table-cell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office:value-type="string">
            <text:p>Ok! $0eToodles!$0e#Tomorrow's the day! $0eTee hee!$0f</text:p>
          </table:table-cell>
        </table:table-row>
        <table:table-row table:style-name="ro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office:value-type="string">
            <text:p>Yippee!$0e#It's ready to fire!$0fBlack Cannon...$0eattack!$0e#Tee hee!$0f</text:p>
          </table:table-cell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office:value-type="string">
            <text:p>Andy!$0e#You're CO Power Meter's full!$0f</text:p>
          </table:table-cell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!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office:value-type="string">
            <text:p>Ok! $0eTime to show what I can do!$0f</text:p>
          </table:table-cell>
        </table:table-row>
        <table:table-row table:style-name="ro1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office:value-type="string">
            <text:p>Grrr!!$0e#Was that a CO Power?!$0fCan't believe that runt has a#CO Power!$0fListen up! $0eWe're not lettin' that squid#thump us! $0eNo way, $0eno how!$0f</text:p>
          </table:table-cell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office:value-type="string">
            <text:p>Graaaaaa! $0eHere I come!!!$0e#Eat this!!!$0f</text:p>
          </table:table-cell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office:value-type="string">
            <text:p>Andy, $0eI've discovered the#enemy's weak point.$0f</text:p>
          </table:table-cell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office:value-type="string">
            <text:p>All right!$0e Way to go, Nell!$0f</text:p>
          </table:table-cell>
        </table:table-row>
        <table:table-row table:style-name="ro1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office:value-type="string">
            <text:p>When you attack the Black Cannon,$0e#aim here, $0efor the door.$0f</text:p>
          </table:table-cell>
        </table:table-row>
        <table:table-row table:style-name="ro1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office:value-type="string">
            <text:p>No problem! $0eI'll take care of it!$0f</text:p>
          </table:table-cell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My name's Andy!$0f</text:p>
          </table:table-cell>
        </table:table-row>
        <table:table-row table:style-name="ro1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!?$0e I didn't ask for your name!$0fArgh! $0eI can't lose any more units!$0e#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 you'll#never take Orange Star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office:value-type="string">
            <text:p>Ahh... $0eI can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#Did you see that!?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 and itching#to go!$0f</text:p>
          </table:table-cell>
        </table:table-row>
        <table:table-row table:style-name="ro1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office:value-type="string">
            <text:p>Let's move out, Andy.$0fWe're in Fog of War,$0e#so let's exercise caution.$0f</text:p>
          </table:table-cell>
        </table:table-row>
        <table:table-row table:style-name="ro1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office:value-type="string">
            <text:p>Fog of War...$0e That's where you#can't see very far, right?$0fIt's tough fighting in this gunk!$0f</text:p>
          </table:table-cell>
        </table:table-row>
        <table:table-row table:style-name="ro1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office:value-type="string">
            <text:p>Everything will be fine.$0e$0e It just takes#a little getting used to is all.$0fLet's get started.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</table:table-row>
        <table:table-row table:style-name="ro1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office:value-type="string">
            <text:p>That's a recon unit.$0e#Its vision range is terrific!$0f</text:p>
          </table:table-cell>
        </table:table-row>
        <table:table-row table:style-name="ro1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office:value-type="string">
            <text:p>I can't see into those woods!$0e#What's going on?$0f</text:p>
          </table:table-cell>
        </table:table-row>
        <table:table-row table:style-name="ro1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</table:table-row>
        <table:table-row table:style-name="ro1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office:value-type="string">
            <text:p>So, battling in Fog of War's like#a big game of hide-and-seek!$0f</text:p>
          </table:table-cell>
        </table:table-row>
        <table:table-row table:style-name="ro1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</table:table-row>
        <table:table-row table:style-name="ro1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</table:table-row>
        <table:table-row table:style-name="ro1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office:value-type="string">
            <text:p>Hurry up!$0e$0e#We gotta stop their advance here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office:value-type="string">
            <text:p>Andy, $0eI have some soldiers out#reconnoitering the field.$0f</text:p>
          </table:table-cell>
        </table:table-row>
        <table:table-row table:style-name="ro1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office:value-type="string">
            <text:p>According to my reports, $0ethere's an#indirect-combat unit hiding in one of$0fthe 3 woods at the top of the map.$0f </text:p>
          </table:table-cell>
        </table:table-row>
        <table:table-row table:style-name="ro1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office:value-type="string">
            <text:p>Really?$0e#Ok, I got it!$0e I'll advance carefully.$0fThanks a bunch, Sami!$0f</text:p>
          </table:table-cell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office:value-type="string">
            <text:p>How's the Fog of War?$0f</text:p>
          </table:table-cell>
        </table:table-row>
        <table:table-row table:style-name="ro1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office:value-type="string">
            <text:p>It really slows things down.$0fStrong units are useless if they#can't see anything.$0fIt's tough if you don't use#recon units well.$0f</text:p>
          </table:table-cell>
        </table:table-row>
        <table:table-row table:style-name="ro1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</table:table-row>
        <table:table-row table:style-name="ro1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office:value-type="string">
            <text:p>It's reefs. $0eLike this one here.$0fIf you're looking to take out all#enemy units, $0edon't forget to look here!$0f</text:p>
          </table:table-cell>
        </table:table-row>
        <table:table-row table:style-name="ro1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</table:table-row>
        <table:table-row table:style-name="ro1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office:value-type="string">
            <text:p>Understood!$0fCouldn't do this without you, Sami!$0e#I'll try and hold up my end!$0f</text:p>
          </table:table-cell>
        </table:table-row>
        <table:table-row table:style-name="ro1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</table:table-row>
        <table:table-row table:style-name="ro1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office:value-type="string">
            <text:p>We gotta sacrifice this lab.$0fI don't like it,$0e but we#don't have a choice.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office:value-type="string">
            <text:p>Blast!$0f</text:p>
          </table:table-cell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#We'v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office:value-type="string">
            <text:p>Sami's intel really helped a lot!$0f</text:p>
          </table:table-cell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office:value-type="string">
            <text:p>I just wish I could've done more.$0f</text:p>
          </table:table-cell>
        </table:table-row>
        <table:table-row table:style-name="ro1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office:value-type="string">
            <text:p>The two of you really make a#great team.$0f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world myself.$0f</text:p>
          </table:table-cell>
        </table:table-row>
        <table:table-row table:style-name="ro1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be here? 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office:value-type="string">
            <text:p>That unit's ready, right?$0e#Open the factory gate!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office:value-type="string">
            <text:p>That's no base, $0eand yet an enemy unit#just came out of it. $0eWhat's going on?$0f</text:p>
          </table:table-cell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office:value-type="string">
            <text:p>So that's it...$0e#I understand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office:value-type="string">
            <text:p>I've got new intel, troops.$0fI don't know what that factory's made#of, $0ebut I do know that we can't$0fdamage it with the weapons we$0e#have here.$0f</text:p>
          </table:table-cell>
        </table:table-row>
        <table:table-row table:style-name="ro1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office:value-type="string">
            <text:p>Are you serious?$0e Well then, how#are we gonna put it out of business?$0f</text:p>
          </table:table-cell>
        </table:table-row>
        <table:table-row table:style-name="ro1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office:value-type="string">
            <text:p>That's the problem at hand.$0fThat long pipe is also made of the#same impervious substance.$0fBut$0e take a look over there.$0f</text:p>
          </table:table-cell>
        </table:table-row>
        <table:table-row table:style-name="ro1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office:value-type="string">
            <text:p>It looks like two separate pieces of#pipe are connected there...$0f</text:p>
          </table:table-cell>
        </table:table-row>
        <table:table-row table:style-name="ro1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office:value-type="string">
            <text:p>Right. $0eThe two pieces appear to be#bolted together.$0f</text:p>
          </table:table-cell>
        </table:table-row>
        <table:table-row table:style-name="ro1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office:value-type="string">
            <text:p>Maybe Md tanks or bombers could#blast that seam apart...$0f</text:p>
          </table:table-cell>
        </table:table-row>
        <table:table-row table:style-name="ro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</table:table-row>
        <table:table-row table:style-name="ro1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office:value-type="string">
            <text:p>Ok!$0e Now that that's clear, I'm using#my CO Power as often as I can!$0f</text:p>
          </table:table-cell>
        </table:table-row>
        <table:table-row table:style-name="ro1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office:value-type="string">
            <text:p>Lord Flak, $0e$0eit appears that the foe#has discovered the pipe's weak point.$0f</text:p>
          </table:table-cell>
        </table:table-row>
        <table:table-row table:style-name="ro1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We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CO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office:value-type="string">
            <text:p>It's all due to your instruction, Nell.$0f</text:p>
          </table:table-cell>
        </table:table-row>
        <table:table-row table:style-name="ro1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office:value-type="string">
            <text:p>No,$0e it was all of you.$0e You made the#decisions and performed the deeds.$0f</text:p>
          </table:table-cell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countr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#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office:value-type="string">
            <text:p>Ei, Sami! $0eNell disse que#você queria nos ver!$0f</text:p>
          </table:table-cell>
        </table:table-row>
        <table:table-row table:style-name="ro1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office:value-type="string">
            <text:p>Ah, Andy! $0eMax!$0e$0e#Obrigado por virem tão rápido.$0fVocês não vão acreditar nisso...$0e#O exército de Black Hole voltou!$0f</text:p>
          </table:table-cell>
        </table:table-row>
        <table:table-row table:style-name="ro1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office:value-type="string">
            <text:p>Só pode estar de brincadeira!$0fEles não aprenderam a lição#da última vez?$0f</text:p>
          </table:table-cell>
        </table:table-row>
        <table:table-row table:style-name="ro1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office:value-type="string">
            <text:p>Acho que não...$0eVamos pegá-los!$0e$0e#Bem...$0e Onde eles estão?$0f</text:p>
          </table:table-cell>
        </table:table-row>
        <table:table-row table:style-name="ro1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office:value-type="string">
            <text:p>Vai com calma, Andy.$0e O inimigo#não está aqui em Cosmo Land.$0f</text:p>
          </table:table-cell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office:value-type="string">
            <text:p>Hã?$0e$0e#Bem, onde eles estão?$0f</text:p>
          </table:table-cell>
        </table:table-row>
        <table:table-row table:style-name="ro1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office:value-type="string">
            <text:p>Em nosso mundo... $0eEm Wars World$0e#há vários continentes, certo?$0f</text:p>
          </table:table-cell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office:value-type="string">
            <text:p>É sério? $0eContinentes?$0f</text:p>
          </table:table-cell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office:value-type="string">
            <text:p>Seu cretino! $0eVocê não sabe#de nada, não é?$0f</text:p>
          </table:table-cell>
        </table:table-row>
        <table:table-row table:style-name="ro1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office:value-type="string">
            <text:p>Eeeiii... $0eNão está...$0eme chamando#de tonto, não é?$0f</text:p>
          </table:table-cell>
        </table:table-row>
        <table:table-row table:style-name="ro1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office:value-type="string">
            <text:p>Só estou dizendo que aquela gente#não sabe de nada...$0e não conhecem nada!$0f</text:p>
          </table:table-cell>
        </table:table-row>
        <table:table-row table:style-name="ro1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office:value-type="string">
            <text:p>Chega, vocês dois! $0eAgora não é#hora nem lugar para isso!$0fSegundo o Nell, Macro Land é#o foco do conflito, mas eles$0ftambém foram vistos em outros#países! $0eIncluindo Orange Star!$0f</text:p>
          </table:table-cell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office:value-type="string">
            <text:p>E Blue Moon $0ee Yellow Comet?$0f</text:p>
          </table:table-cell>
        </table:table-row>
        <table:table-row table:style-name="ro1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office:value-type="string">
            <text:p>Também! $0eE Green Earth.$0fMe pergunto também se eles estão se#mobilizando para deter a Black Hole.$0f</text:p>
          </table:table-cell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office:value-type="string">
            <text:p>Nossa!!!$0e$0e#Será como uma reunião em família!$0f</text:p>
          </table:table-cell>
        </table:table-row>
        <table:table-row table:style-name="ro1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office:value-type="string">
            <text:p>Andy! $0eIsso é uma guerra! $0e$0eAcha#que isso é algo para ser celebrado?$0f</text:p>
          </table:table-cell>
        </table:table-row>
        <table:table-row table:style-name="ro1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office:value-type="string">
            <text:p>Não, mas... $0ePoderemos ver todos#eles de novo, e isso me deixa feliz!$0fVenha, vamos lá!$0f</text:p>
          </table:table-cell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office:value-type="string">
            <text:p>Espere, Andy. $0eAndy?$0e$0e#Ele se foi... $0eOh...$0f</text:p>
          </table:table-cell>
        </table:table-row>
        <table:table-row table:style-name="ro1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office:value-type="string">
            <text:p>Bem, teremos que ir de qualquer#forma, não é?$0fPelo menos ele tem atitude.$0fNão faz sentido ficarmos chateados#antes da batalha começar.$0f</text:p>
          </table:table-cell>
        </table:table-row>
        <table:table-row table:style-name="ro1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office:value-type="string">
            <text:p>Sabe... $0eEstá tudo tão tranquilo#ultimamente que...$0fEu sei que Nell vai querer nos dar#um cursinho de operações básicas$0fde combate.$0fMas tudo bem... $0eAfinal de contas,#todo treinamento é pouco!$0f</text:p>
          </table:table-cell>
        </table:table-row>
        <table:table-row table:style-name="ro1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office:value-type="string">
            <text:p>Oh, genial.$0e$0e Justamente o que eu#estava querendo...$0fOutra palestra chata.$0f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$0etropas inimigas foram#avistadas na outra margem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#Aqui? Nesta zon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?$0e$0e#Devemos cessar as operações e 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 tanto no território Orange Star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 de#um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CO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office:value-type="string">
            <text:p>Yes, ma'am!$0e$0e#I won't let you down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Lord Flak! $0e$0eOrange Star forces#sighted on the opposite shore...$0f</text:p>
          </table:table-cell>
        </table:table-row>
        <table:table-row table:style-name="ro1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office:value-type="string">
            <text:p>What?!?$0e$0e#Is that all they got!? $0eHah!$0fSend out the tanks!$0e$0e#We'll crush 'em!$0f</text:p>
          </table:table-cell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...$0e$0e#Not bad...$0efor a girl.$0f</text:p>
          </table:table-cell>
        </table:table-row>
        <table:table-row table:style-name="ro1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office:value-type="string">
            <text:p>You're the Black Hole CO, right?$0fWho do you think you are?$0e$0e#What're you doing in--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's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count on you, Sami.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.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You think so?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#name, tough CO.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Nell,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... $0eIt's a bigger#threat than it was last time we fought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office:value-type="string">
            <text:p>Flak, $0ethe Black Cannon's up and#ready to go.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So I'm gonna crush 'em here.$0e$0e#No mistakes... $0eI'll crush 'em all...$0f</text:p>
          </table:table-cell>
        </table:table-row>
        <table:table-row table:style-name="ro1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 $0eWe discovered this in#a city we captured.$0f</text:p>
          </table:table-cell>
        </table:table-row>
        <table:table-row table:style-name="ro1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office:value-type="string">
            <text:p>Huh? $0eWhat's this?$0fIt looks like a map to a lab...$0e$0e#Is this lab hidden in some city?$0f</text:p>
          </table:table-cell>
        </table:table-row>
        <table:table-row table:style-name="ro1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office:value-type="string">
            <text:p>I do recall that Commander Sami was#discussing plans to attack a lab.$0f</text:p>
          </table:table-cell>
        </table:table-row>
        <table:table-row table:style-name="ro1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</table:table-row>
        <table:table-row table:style-name="ro1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office:value-type="string">
            <text:p>That's correct. $0eShall I deploy some#infantry to follow up?$0f</text:p>
          </table:table-cell>
        </table:table-row>
        <table:table-row table:style-name="ro1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office:value-type="string">
            <text:p>No... $0eJust send her the intel!$0e$0e#Sami can take things from there.$0fIf we don't take care of business#here, we'll never live it down!$0f</text:p>
          </table:table-cell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office:value-type="string">
            <text:p>Understood!$0e#We'll proceed as ordered, sir!$0f</text:p>
          </table:table-cell>
        </table:table-row>
        <table:table-row table:style-name="ro1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office:value-type="string">
            <text:p>Good! $0e$0eLet's show those creeps who#they're messing with!$0f</text:p>
          </table:table-cell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I'm Andy!$0f</text:p>
          </table:table-cell>
        </table:table-row>
        <table:table-row table:style-name="ro1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?$0e I didn't ask for your name!$0fArgh! $0eI can't lose anymore! $0e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#you'll never get through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!!#Did you see that?!?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office:value-type="string">
            <text:p>Ahh... $0eLet me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</table:table-row>
        <table:table-row table:style-name="ro1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office:value-type="string">
            <text:p>Mistress Lash, $0ewe have reports that#Orange Star is closing on our position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office:value-type="string">
            <text:p>What would you like us to do?$0f</text:p>
          </table:table-cell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office:value-type="string">
            <text:p>Just go and $0eengage them or something.$0f</text:p>
          </table:table-cell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office:value-type="string">
            <text:p>Engage them...$0eor something?$0f</text:p>
          </table:table-cell>
        </table:table-row>
        <table:table-row table:style-name="ro1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</table:table-row>
        <table:table-row table:style-name="ro1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office:value-type="string">
            <text:p>Um...$0e That is... $0e$0eI'm not$0e#sure we can do this on our own.$0f</text:p>
          </table:table-cell>
        </table:table-row>
        <table:table-row table:style-name="ro1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office:value-type="string">
            <text:p>Ah! $0eYou're hopeless! $0e$0e#Fine! Let's get this over with!$0f</text:p>
          </table:table-cell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office:value-type="string">
            <text:p>The Black Hole HQ is located in those#mountains, isn't it?$0f</text:p>
          </table:table-cell>
        </table:table-row>
        <table:table-row table:style-name="ro1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office:value-type="string">
            <text:p>That's correct. $0e$0eIt seems that Lash is#working on another destructive device.$0f</text:p>
          </table:table-cell>
        </table:table-row>
        <table:table-row table:style-name="ro1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office:value-type="string">
            <text:p>So, $0ewe need to launch an assault,#capture their HQ, and shut her down.$0fIf all goes well, we might get some#intel on Black Hole's forces, too.$0f</text:p>
          </table:table-cell>
        </table:table-row>
        <table:table-row table:style-name="ro1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office:value-type="string">
            <text:p>Being able to move in the mountains$0e#is key to making this work.$0f</text:p>
          </table:table-cell>
        </table:table-row>
        <table:table-row table:style-name="ro1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office:value-type="string">
            <text:p>Which is why you chose me for this#mission.$0e I understand.$0f</text:p>
          </table:table-cell>
        </table:table-row>
        <table:table-row table:style-name="ro1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office:value-type="string">
            <text:p>We have reports of Black Cannons#and missile silos in the mountains, too.$0fThis isn't going to be a walk#in the park, Sami. $0e$0eBe careful!$0f</text:p>
          </table:table-cell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office:value-type="string">
            <text:p>I will. $0eYou can count on me!$0f</text:p>
          </table:table-cell>
        </table:table-row>
        <table:table-row table:style-name="ro1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office:value-type="string">
            <text:p>Pfeh! $0eNo big deal. $0e$0eIt's not like this#is our only hidden base!$0fToodles! Hee hee hee...$0f</text:p>
          </table:table-cell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office:value-type="string">
            <text:p>Anything to report, Sami?$0f</text:p>
          </table:table-cell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office:value-type="string">
            <text:p>No sign of any of Lash's files yet.$0f</text:p>
          </table:table-cell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office:value-type="string">
            <text:p>Oh...$0f</text:p>
          </table:table-cell>
        </table:table-row>
        <table:table-row table:style-name="ro1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office:value-type="string">
            <text:p>They're thorough, I'll give them that.$0fHardly any time to evacuate,$0e but they#still managed to destroy her notes.$0f</text:p>
          </table:table-cell>
        </table:table-row>
        <table:table-row table:style-name="ro1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office:value-type="string">
            <text:p>Well, $0e$0eI'm sure we'll have more chances#to gather intel in the future.$0fWe captured an enemy HQ today,$0e#and that's good work.$0f</text:p>
          </table:table-cell>
        </table:table-row>
        <table:table-row table:style-name="ro1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office:value-type="string">
            <text:p>You're right. $0eThere's still a lot of#ground to cover...$0fWe need to move ahead base by base$0e#and ensure that we take 'em all!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office:value-type="string">
            <text:p>I'm sorry, Nell.$0e$0e#You believed in me, $0eand I let you down.$0f</text:p>
          </table:table-cell>
        </table:table-row>
        <table:table-row table:style-name="ro1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</table:table-row>
        <table:table-row table:style-name="ro1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office:value-type="string">
            <text:p>Yes, I agree.$0fDeploying rocket units here would make#taking out the Black Cannons easier.$0f</text:p>
          </table:table-cell>
        </table:table-row>
        <table:table-row table:style-name="ro1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office:value-type="string">
            <text:p>Commander, $0ewe've received a letter#from the enemy.$0f</text:p>
          </table:table-cell>
        </table:table-row>
        <table:table-row table:style-name="ro1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office:value-type="string">
            <text:p>Addressed to me?$0e$0e#I wonder what it says...$0f</text:p>
          </table:table-cell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office:value-type="string">
            <text:p>Sir?$0e$0e#What does it say?$0f</text:p>
          </table:table-cell>
        </table:table-row>
        <table:table-row table:style-name="ro1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office:value-type="string">
            <text:p>It's a challenge.$0fIt says, "If you're not a coward, you'll#come to the coordinates on this map."$0f</text:p>
          </table:table-cell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office:value-type="string">
            <text:p>What are your orders, sir?$0f</text:p>
          </table:table-cell>
        </table:table-row>
        <table:table-row table:style-name="ro1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office:value-type="string">
            <text:p>We're moving out, of course!$0fYou think I'm scared of Black Hole?$0e#Not a chance!$0f</text:p>
          </table:table-cell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office:value-type="string">
            <text:p>So, $0ethis is the place...$0f</text:p>
          </table:table-cell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office:value-type="string">
            <text:p>That it is, $0eAndy.$0f</text:p>
          </table:table-cell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office:value-type="string">
            <text:p>Hey! $0eWho are you supposed to be?$0f</text:p>
          </table:table-cell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office:value-type="string">
            <text:p>I am Hawke.$0e$0e#A Black Hole CO.$0f</text:p>
          </table:table-cell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office:value-type="string">
            <text:p>Why did you send that letter#to me?$0f</text:p>
          </table:table-cell>
        </table:table-row>
        <table:table-row table:style-name="ro1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office:value-type="string">
            <text:p>I wanted to meet you.$0e$0e#To challenge you...man-to-man.$0f</text:p>
          </table:table-cell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office:value-type="string">
            <text:p>What, you wanna fight?$0f</text:p>
          </table:table-cell>
        </table:table-row>
        <table:table-row table:style-name="ro1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</table:table-row>
        <table:table-row table:style-name="ro1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office:value-type="string">
            <text:p>What are you talking about?!?$0fI have no clue who you are!$0f</text:p>
          </table:table-cell>
        </table:table-row>
        <table:table-row table:style-name="ro1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office:value-type="string">
            <text:p>Meet me in combat, boy,$0e and#you will learn all you need.$0fWell, $0ewhat will it be?$0e$0e#Will you accept my challenge?$0f</text:p>
          </table:table-cell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office:value-type="string">
            <text:p>If you're selling, $0ethen I'm buying!$0f</text:p>
          </table:table-cell>
        </table:table-row>
        <table:table-row table:style-name="ro1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office:value-type="string">
            <text:p>Just what I expected to hear.$0fHere are the rules: $0eWe use only#air and naval units.$0fThe first to lose every unit...$0e#loses the battle.$0f</text:p>
          </table:table-cell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office:value-type="string">
            <text:p>And if I win?$0f</text:p>
          </table:table-cell>
        </table:table-row>
        <table:table-row table:style-name="ro1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office:value-type="string">
            <text:p>Then I will return this area to the#control of Orange Star.$0f</text:p>
          </table:table-cell>
        </table:table-row>
        <table:table-row table:style-name="ro1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office:value-type="string">
            <text:p>Ok! $0e$0eThen if I lose, $0eI'll let Black Hole#take possession of this land.$0f</text:p>
          </table:table-cell>
        </table:table-row>
        <table:table-row table:style-name="ro1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office:value-type="string">
            <text:p>Quite generous...$0econsidering that we#already have control of this region.$0fIt is done! $0e$0eLet it begin, Andy!$0f</text:p>
          </table:table-cell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office:value-type="string">
            <text:p>Here I come!$0f</text:p>
          </table:table-cell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office:value-type="string">
            <text:p>How was THAT, Hawke?!?$0f</text:p>
          </table:table-cell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office:value-type="string">
            <text:p>Hm... $0eQuite impressive, Andy.$0e$0e#Victory is yours.$0f</text:p>
          </table:table-cell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office:value-type="string">
            <text:p>Now, like you promised,$0e#pack up and get out!$0f</text:p>
          </table:table-cell>
        </table:table-row>
        <table:table-row table:style-name="ro1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office:value-type="string">
            <text:p>It seems I've no choice.$0e$0e#All units, $0ewithdraw!$0f</text:p>
          </table:table-cell>
        </table:table-row>
        <table:table-row table:style-name="ro1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office:value-type="string">
            <text:p>Commander, $0ethe Black Hole forces#are retreating!$0f</text:p>
          </table:table-cell>
        </table:table-row>
        <table:table-row table:style-name="ro1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office:value-type="string">
            <text:p>Yeah! $0eWe did it!$0fI've gotta tell Nell.$0e$0e#Put me in touch with her right awa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office:value-type="string">
            <text:p>Andy?$0e#What in the world are you doing?$0f</text:p>
          </table:table-cell>
        </table:table-row>
        <table:table-row table:style-name="ro1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office:value-type="string">
            <text:p>Nell, $0elisten to this.$0fI beat this guy named Hawke and#drove his troops out of...$0f</text:p>
          </table:table-cell>
        </table:table-row>
        <table:table-row table:style-name="ro1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office:value-type="string">
            <text:p>I don't have time for that!$0fOrange Star is under attack!$0e#The enemy is here in massive numbers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office:value-type="string">
            <text:p>They've advanced beyond the front#you were supposed to be holding!$0f</text:p>
          </table:table-cell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office:value-type="string">
            <text:p>Uh, $0ethat means...$0f</text:p>
          </table:table-cell>
        </table:table-row>
        <table:table-row table:style-name="ro1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office:value-type="string">
            <text:p>You fell right into their trap, Andy!$0e$0e#Get back here on the double!$0f</text:p>
          </table:table-cell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office:value-type="string">
            <text:p>But...$0ebut... $0eWhat about...$0f</text:p>
          </table:table-cell>
        </table:table-row>
        <table:table-row table:style-name="ro1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office:value-type="string">
            <text:p>If the continent falls, $0ethose islands#mean nothing!!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office:value-type="string">
            <text:p>Commander... $0eCommander!$0e#Awaiting your orders, sir!$0f</text:p>
          </table:table-cell>
        </table:table-row>
        <table:table-row table:style-name="ro1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office:value-type="string">
            <text:p>Back to the mainland! $0eNOW!!!$0e$0e#Drat! $0eDouble drat!!!$0f</text:p>
          </table:table-cell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office:value-type="string">
            <text:p>That creep!$0e Next time I#see him, $0ehe's in trouble!</text:p>
          </table:table-cell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office:value-type="string">
            <text:p>I lost?$0f</text:p>
          </table:table-cell>
        </table:table-row>
        <table:table-row table:style-name="ro1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office:value-type="string">
            <text:p>Ha ha ha... $0eI came looking for an#opponent, $0ebut all I found was a child.$0fI'll hold you to your word, boy.$0e#This land is ours!$0f</text:p>
          </table:table-cell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office:value-type="string">
            <text:p>Wai...$0ewait!$0f</text:p>
          </table:table-cell>
        </table:table-row>
        <table:table-row table:style-name="ro1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</table:table-row>
        <table:table-row table:style-name="ro1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office:value-type="string">
            <text:p>Yes... $0eYes, I am!$0e#I can't let it end like this!$0fHawke! $0eThis time, I challenge you!$0e#Fight me!$0f</text:p>
          </table:table-cell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office:value-type="string">
            <text:p>Ha ha ha... $0eWhy not?$0e$0e#I'm ready when you are.$0f</text:p>
          </table:table-cell>
        </table:table-row>
        <table:table-row table:style-name="ro1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office:value-type="string">
            <text:p>What have you done with the Orange#Star soldiers we captured?$0f</text:p>
          </table:table-cell>
        </table:table-row>
        <table:table-row table:style-name="ro1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office:value-type="string">
            <text:p>They've been taken to HQ, as per#your orders, sir.$0f</text:p>
          </table:table-cell>
        </table:table-row>
        <table:table-row table:style-name="ro1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office:value-type="string">
            <text:p>And you have permitted that intel#to be leaked back to Orange Star?$0f</text:p>
          </table:table-cell>
        </table:table-row>
        <table:table-row table:style-name="ro1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office:value-type="string">
            <text:p>Yes, sir. $0e$0eReports tell us they began#gathering forces almost immediately.$0f </text:p>
          </table:table-cell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office:value-type="string">
            <text:p>Who is in command?$0f</text:p>
          </table:table-cell>
        </table:table-row>
        <table:table-row table:style-name="ro1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office:value-type="string">
            <text:p>Our sources report that a#Commander Max...$0f</text:p>
          </table:table-cell>
        </table:table-row>
        <table:table-row table:style-name="ro1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</table:table-row>
        <table:table-row table:style-name="ro1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office:value-type="string">
            <text:p>Our troops have been deployed, as#you ordered, sir.$0f</text:p>
          </table:table-cell>
        </table:table-row>
        <table:table-row table:style-name="ro1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</table:table-row>
        <table:table-row table:style-name="ro1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office:value-type="string">
            <text:p>What're you saying, Nell?$0e$0e#Are you ordering me NOT to attack?$0f</text:p>
          </table:table-cell>
        </table:table-row>
        <table:table-row table:style-name="ro1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office:value-type="string">
            <text:p>Of course not, Max.$0fI'm advising that you take time to#assess the situation. $0eThat's all.$0f</text:p>
          </table:table-cell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office:value-type="string">
            <text:p>It's the same thing!$0f</text:p>
          </table:table-cell>
        </table:table-row>
        <table:table-row table:style-name="ro1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</table:table-row>
        <table:table-row table:style-name="ro1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office:value-type="string">
            <text:p>So I should do nothing?$0e$0e#Let 'em get away with this?$0f</text:p>
          </table:table-cell>
        </table:table-row>
        <table:table-row table:style-name="ro1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office:value-type="string">
            <text:p>No, Max. $0eJust wait $0eand redeploy#your forces.$0f</text:p>
          </table:table-cell>
        </table:table-row>
        <table:table-row table:style-name="ro1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office:value-type="string">
            <text:p>While I'm doing that, $0ewho knows what#they'll do to the troops they captured!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office:value-type="string">
            <text:p>C'mon, Nell!$0e#You've gotta let me go.$0fThose soldiers were captured because#we messed up.$0fI've gotta save 'em!$0f</text:p>
          </table:table-cell>
        </table:table-row>
        <table:table-row table:style-name="ro1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office:value-type="string">
            <text:p>I can hardly say no if you put#it like that, can I?$0fHowever, $0eyou must proceed with#caution. $0e$0eUnderstood?$0f</text:p>
          </table:table-cell>
        </table:table-row>
        <table:table-row table:style-name="ro1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office:value-type="string">
            <text:p>Thanks, Nell! $0e$0eI knew you'd#understand.$0fI'll talk to you later!$0f</text:p>
          </table:table-cell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office:value-type="string">
            <text:p>Wait! $0eMax!$0e$0e#...$0eI hope this works.$0f</text:p>
          </table:table-cell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office:value-type="string">
            <text:p>Hsss... $0eMy perfect plan...#It's not possible...$0f</text:p>
          </table:table-cell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office:value-type="string">
            <text:p>Is everyone Ok?$0f</text:p>
          </table:table-cell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office:value-type="string">
            <text:p>Commander!$0e#Are we ever glad to see you!$0f</text:p>
          </table:table-cell>
        </table:table-row>
        <table:table-row table:style-name="ro1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office:value-type="string">
            <text:p>You got here in the nick of time, sir!$0fA Black Hole CO named Lash was#going to use us in some experiment!$0f</text:p>
          </table:table-cell>
        </table:table-row>
        <table:table-row table:style-name="ro1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office:value-type="string">
            <text:p>What? $0eAn experiment? $0e$0eGood thing#we got here when we did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office:value-type="string">
            <text:p>Max. $0e$0eDidn't I warn you about rushing#headlong into enemy territory?$0f</text:p>
          </table:table-cell>
        </table:table-row>
        <table:table-row table:style-name="ro1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office:value-type="string">
            <text:p>Oh, $0eNell.$0fMy...$0emy apologies.$0e$0e#I got a little $0eworked up...$0f</text:p>
          </table:table-cell>
        </table:table-row>
        <table:table-row table:style-name="ro1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office:value-type="string">
            <text:p>You really do have a short fuse,#don't you?$0fWell, I'll let it slide this time.$0f</text:p>
          </table:table-cell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office:value-type="string">
            <text:p>Let it slide?$0f</text:p>
          </table:table-cell>
        </table:table-row>
        <table:table-row table:style-name="ro1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office:value-type="string">
            <text:p>Aw, $0ethanks.$0e#Heh heh...$0f</text:p>
          </table:table-cell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office:value-type="string">
            <text:p>Hah! It'll take more#than that to beat me!</text:p>
          </table:table-cell>
        </table:table-row>
        <table:table-row table:style-name="ro1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office:value-type="string">
            <text:p>Commander!$0e#Are you all right?$0f</text:p>
          </table:table-cell>
        </table:table-row>
        <table:table-row table:style-name="ro1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, and itching#to go!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$0e#W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office:value-type="string">
            <text:p>Hey! $0eScram!!!$0e$0e#The lab's gonna blow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office:value-type="string">
            <text:p>Drat!$0e#We didn't make it in time!$0f</text:p>
          </table:table-cell>
        </table:table-row>
        <table:table-row table:style-name="ro1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office:value-type="string">
            <text:p>Nothing we can do now...$0fPursuing them will only cause more#damage. $0e$0eLet them go.$0f</text:p>
          </table:table-cell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office:value-type="string">
            <text:p>Nell seemed a bit $0edisappointed.$0f</text:p>
          </table:table-cell>
        </table:table-row>
        <table:table-row table:style-name="ro1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</table:table-row>
        <table:table-row table:style-name="ro1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office:value-type="string">
            <text:p>You're right!$0e#We'll get 'em next time!$0f</text:p>
          </table:table-cell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office:value-type="string">
            <text:p>Yes!$0e#That's what I wanted to hear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...$0f</text:p>
          </table:table-cell>
        </table:table-row>
        <table:table-row table:style-name="ro1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</table:table-row>
        <table:table-row table:style-name="ro1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</table:table-row>
        <table:table-row table:style-name="ro1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office:value-type="string">
            <text:p>Ok...$0fBoy, why do I feel like I just got#chewed out by my mom?$0f</text:p>
          </table:table-cell>
        </table:table-row>
        <table:table-row table:style-name="ro1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office:value-type="string">
            <text:p>Andy! $0eI'm not like Nell! $0eI'm not old#enough to be your mother!$0f</text:p>
          </table:table-cell>
        </table:table-row>
        <table:table-row table:style-name="ro1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office:value-type="string">
            <text:p>Not like Nell? $0eWould you care to#explain that comment, Sami?$0f</text:p>
          </table:table-cell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office:value-type="string">
            <text:p>Oh,...$0eum...$0enot really. I...$0f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nation myself.$0f</text:p>
          </table:table-cell>
        </table:table-row>
        <table:table-row table:style-name="ro1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even be here?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You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CO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arm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office:value-type="string">
            <text:p>Nell...$0eI'm sorry...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office:value-type="string">
            <text:p>I knew the enemy wasn't going to roll#over and let us win, but still...$0fListen! $0eWe made it this far,$0e#and I'm confident that you can win!$0f</text:p>
          </table:table-cell>
        </table:table-row>
        <table:table-row table:style-name="ro1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office:value-type="string">
            <text:p>Nell, $0ewhat should we target#to win the field?$0f</text:p>
          </table:table-cell>
        </table:table-row>
        <table:table-row table:style-name="ro1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</table:table-row>
        <table:table-row table:style-name="ro1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office:value-type="string">
            <text:p>Let me have a shot! $0ePipes, tanks, or#whatever. $0eI'll take 'em out!$0f</text:p>
          </table:table-cell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office:value-type="string">
            <text:p>That's the spirit!$0e#Good luck, everyone!$0f</text:p>
          </table:table-cell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office:value-type="string">
            <text:p>This is terrible!$0fGrit!$0e$0e#Grit! $0eWhere are you?!$0f</text:p>
          </table:table-cell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office:value-type="string">
            <text:p>I'm right here.$0fWhat is it, $0eOlaf?$0f</text:p>
          </table:table-cell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office:value-type="string">
            <text:p>An attack!$0e$0e#Black Hole has launched an attack!$0f</text:p>
          </table:table-cell>
        </table:table-row>
        <table:table-row table:style-name="ro1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office:value-type="string">
            <text:p>Hm?$0e$0e#Black Hole?$0fThat name sounds kinda familiar...$0e#Where they from again?$0f</text:p>
          </table:table-cell>
        </table:table-row>
        <table:table-row table:style-name="ro1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office:value-type="string">
            <text:p>Fool!$0e They're the same group that#tore up Blue Moon in the past.$0fWe must attack and drive them#from Blue Moon borders!$0f</text:p>
          </table:table-cell>
        </table:table-row>
        <table:table-row table:style-name="ro1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office:value-type="string">
            <text:p>Good gracious.$0e#I don't see what all the fuss is about.$0fIt's just dirt and trees and$0e$0e stuff.$0e#It's not like we're losing it.$0f</text:p>
          </table:table-cell>
        </table:table-row>
        <table:table-row table:style-name="ro1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office:value-type="string">
            <text:p>We ARE losing it, you fool!$0fIt's this type of impertinence that#has our army...$0f</text:p>
          </table:table-cell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office:value-type="string">
            <text:p>Reporting for duty, sir!$0f</text:p>
          </table:table-cell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office:value-type="string">
            <text:p>And who are you supposed to be?$0f</text:p>
          </table:table-cell>
        </table:table-row>
        <table:table-row table:style-name="ro1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office:value-type="string">
            <text:p>Colin, sir!$0e My posting to#headquarters begins today!$0f</text:p>
          </table:table-cell>
        </table:table-row>
        <table:table-row table:style-name="ro1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office:value-type="string">
            <text:p>Aha!$0e#The new CO!$0fGood.$0e You will watch, listen, and#learn! $0eYour training starts now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office:value-type="string">
            <text:p>Howdy, son.$0f</text:p>
          </table:table-cell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office:value-type="string">
            <text:p>Howd--$0esir!$0f</text:p>
          </table:table-cell>
        </table:table-row>
        <table:table-row table:style-name="ro1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office:value-type="string">
            <text:p>Whoa, now. $0eRelax a bit.$0e$0e#No sense gettin' all worked up.$0fTake things nice and easy,$0e#and you'll be all right.$0f</text:p>
          </table:table-cell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office:value-type="string">
            <text:p>Sir! $0eYes, sir!$0e$0e#Nice and easy, sir!$0f</text:p>
          </table:table-cell>
        </table:table-row>
        <table:table-row table:style-name="ro1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office:value-type="string">
            <text:p>That man is a disgrace!$0e$0e#You will NOT follow his example!$0fNow let's move out.$0e$0e#Everyone, follow my lea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office:value-type="string">
            <text:p>You, too, Grit!$0f</text:p>
          </table:table-cell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office:value-type="string">
            <text:p>Right behind you, sir.$0f</text:p>
          </table:table-cell>
        </table:table-row>
        <table:table-row table:style-name="ro1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office:value-type="string">
            <text:p>Ah! $0eNo, no, no.$0e#Don't touch that spoon.$0fWe'll both be sent flying if you#do that, Flak.$0f</text:p>
          </table:table-cell>
        </table:table-row>
        <table:table-row table:style-name="ro1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office:value-type="string">
            <text:p>Don't leave such dangerous $0e$0estuff$0e#lying around here.$0f</text:p>
          </table:table-cell>
        </table:table-row>
        <table:table-row table:style-name="ro1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office:value-type="string">
            <text:p>And why not?$0fThis IS my playground, after all.$0f</text:p>
          </table:table-cell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office:value-type="string">
            <text:p>They're coming.$0e$0e#Are you ready?$0f</text:p>
          </table:table-cell>
        </table:table-row>
        <table:table-row table:style-name="ro1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office:value-type="string">
            <text:p>Naturally!$0fI was getting tired of this place#anyway, so the timing's perfect.$0fThis is going to be so much fun!$0f</text:p>
          </table:table-cell>
        </table:table-row>
        <table:table-row table:style-name="ro1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office:value-type="string">
            <text:p>Let's keep moving!$0e$0e#Everyone, advance!$0fThere's a city up ahead.$0e$0e#We can rest there.$0f</text:p>
          </table:table-cell>
        </table:table-row>
        <table:table-row table:style-name="ro1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office:value-type="string">
            <text:p>Commander, $0eyou're certainly in#high spirits today.$0f</text:p>
          </table:table-cell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office:value-type="string">
            <text:p>Yeah, $0eis it snowing up ahead or#something?$0f</text:p>
          </table:table-cell>
        </table:table-row>
        <table:table-row table:style-name="ro1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office:value-type="string">
            <text:p>Pardon me, Commander...$0e$0e#May I ask what lies ahead?$0f</text:p>
          </table:table-cell>
        </table:table-row>
        <table:table-row table:style-name="ro1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office:value-type="string">
            <text:p>Hah! $0eIt's about time someone asked#me that!$0fTo be honest, $0ewe'll soon arrive in the#town where I was born!$0f</text:p>
          </table:table-cell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office:value-type="string">
            <text:p>What's that? $0eYour hometown?$0f</text:p>
          </table:table-cell>
        </table:table-row>
        <table:table-row table:style-name="ro1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</table:table-row>
        <table:table-row table:style-name="ro1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office:value-type="string">
            <text:p>So you're really just excited about#showing 'em how important you are.$0fWatch out, y'all!$0e Olaf's comin' home!$0f</text:p>
          </table:table-cell>
        </table:table-row>
        <table:table-row table:style-name="ro1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office:value-type="string">
            <text:p>The city's coming into view, sir.$0e$0e#It's...$0e It's...$0f</text:p>
          </table:table-cell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office:value-type="string">
            <text:p>What!?$0e#What's happened here?$0f</text:p>
          </table:table-cell>
        </table:table-row>
        <table:table-row table:style-name="ro1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office:value-type="string">
            <text:p>Welcome to my playground!$0fSince you've come so far,$0e#would you like to play?$0f</text:p>
          </table:table-cell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office:value-type="string">
            <text:p>You... $0eYou fiend!$0e$0e#What have you done?$0f</text:p>
          </table:table-cell>
        </table:table-row>
        <table:table-row table:style-name="ro1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office:value-type="string">
            <text:p>Hm? $0eIs something wrong?$0e$0e#You don't like my playground?$0f</text:p>
          </table:table-cell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office:value-type="string">
            <text:p>My home!$0e$0e#The town square!$0f</text:p>
          </table:table-cell>
        </table:table-row>
        <table:table-row table:style-name="ro1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</table:table-row>
        <table:table-row table:style-name="ro1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office:value-type="string">
            <text:p>Grit...$0e Colin...$0e#Stay out of this!$0fThis fight is mine!!!$0f</text:p>
          </table:table-cell>
        </table:table-row>
        <table:table-row table:style-name="ro1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office:value-type="string">
            <text:p>Commander! $0e$0eWe recovered this#from a property we captured...$0f</text:p>
          </table:table-cell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office:value-type="string">
            <text:p>Hm?$0e$0e#What's that?$0f</text:p>
          </table:table-cell>
        </table:table-row>
        <table:table-row table:style-name="ro1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office:value-type="string">
            <text:p>Well, I'll be... $0eWhat you've got there$0e#is a map pinpointing an enemy lab.$0f</text:p>
          </table:table-cell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office:value-type="string">
            <text:p>A lab? $0eWhat do you mean?$0f</text:p>
          </table:table-cell>
        </table:table-row>
        <table:table-row table:style-name="ro1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</table:table-row>
        <table:table-row table:style-name="ro1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office:value-type="string">
            <text:p>Hmph! $0eI don't like it.$0e$0e#Using enemy weapons...$0f</text:p>
          </table:table-cell>
        </table:table-row>
        <table:table-row table:style-name="ro1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office:value-type="string">
            <text:p>Well, we know the location. $0e$0eLeast we#can do is stop in and take a look-see.$0f</text:p>
          </table:table-cell>
        </table:table-row>
        <table:table-row table:style-name="ro1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office:value-type="string">
            <text:p>Uh-oh.$0e$0e#This might be trouble...$0fOh, well.$0e$0e I guess I'll have to find#someplace new to play.$0fToodles!$0f</text:p>
          </table:table-cell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office:value-type="string">
            <text:p>This is it.$0fThis is where my house used to be.$0f</text:p>
          </table:table-cell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office:value-type="string">
            <text:p>Commander...$0f</text:p>
          </table:table-cell>
        </table:table-row>
        <table:table-row table:style-name="ro1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office:value-type="string">
            <text:p>Olaf...$0f</text:p>
          </table:table-cell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office:value-type="string">
            <text:p>Black Hole!$0fFor this, $0ethere can be no forgiveness!$0f</text:p>
          </table:table-cell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office:value-type="string">
            <text:p>I'll continue fighting until#my country is restored!</text:p>
          </table:table-cell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office:value-type="string">
            <text:p>My...$0e 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office:value-type="string">
            <text:p>My... $0e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office:value-type="string">
            <text:p>Grit!$0fGrit!$0e$0e#Curses, man! $0eWhat are you doing?!$0f</text:p>
          </table:table-cell>
        </table:table-row>
        <table:table-row table:style-name="ro1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office:value-type="string">
            <text:p>Uhh?$0fWho...$0e What's all the ruckus?$0e#Even the chickens are still sleepin'.$0fOh, $0eOlaf...$0e$0e#Yaaaaawwwnn!$0f</text:p>
          </table:table-cell>
        </table:table-row>
        <table:table-row table:style-name="ro1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</table:table-row>
        <table:table-row table:style-name="ro1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office:value-type="string">
            <text:p>You fool!$0e$0e#Let me tell you something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office:value-type="string">
            <text:p>What? $0eWhat is it?$0fDon't attempt to divert my wrath with#that dour look of yours!$0f</text:p>
          </table:table-cell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office:value-type="string">
            <text:p>I do believe that someone's payin'#us a visit.$0f</text:p>
          </table:table-cell>
        </table:table-row>
        <table:table-row table:style-name="ro1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office:value-type="string">
            <text:p>What?$0fGrit! $0eWhere do you think you're#going?$0e$0e Grit!$0f</text:p>
          </table:table-cell>
        </table:table-row>
        <table:table-row table:style-name="ro1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office:value-type="string">
            <text:p>Shoot...$0e#Will you look at all them Md tanks!$0fGoin' head-to-head with those boys#makes no sense at all.$0f</text:p>
          </table:table-cell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office:value-type="string">
            <text:p>Very perceptive,$0e#Commander Grit.$0f</text:p>
          </table:table-cell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office:value-type="string">
            <text:p>Black Hole Army, huh?$0f</text:p>
          </table:table-cell>
        </table:table-row>
        <table:table-row table:style-name="ro1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office:value-type="string">
            <text:p>My name is Adder.$0fI came here specifically to offer you a#proposition.$0f</text:p>
          </table:table-cell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office:value-type="string">
            <text:p>A proposition?$0f</text:p>
          </table:table-cell>
        </table:table-row>
        <table:table-row table:style-name="ro1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office:value-type="string">
            <text:p>Yes. $0eLet me cut to the chase.$0fWe'd like you to join the Black Hole#Army.$0e What do you say?$0f</text:p>
          </table:table-cell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office:value-type="string">
            <text:p>Pardon?$0f</text:p>
          </table:table-cell>
        </table:table-row>
        <table:table-row table:style-name="ro1"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office:value-type="string">
            <text:p>Be it Blue Moon or any other country,$0e#no one can stop us.$0fCome, Grit. $0eYou know that joining#us is the smart thing to do.$0f</text:p>
          </table:table-cell>
        </table:table-row>
        <table:table-row table:style-name="ro1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office:value-type="string">
            <text:p>Heh heh heh...$0e#In that case...$0f</text:p>
          </table:table-cell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office:value-type="string">
            <text:p>However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office:value-type="string">
            <text:p>However...$0fYou've got no call to be treating the#folks who live here any way you please.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</table:table-row>
        <table:table-row table:style-name="ro1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office:value-type="string">
            <text:p>Heh heh...$0e If that's the way you want#it,$0e I'll destroy you here as well!$0fMd tanks, $0eadvance!$0e$0e#Grind this fool to dust!$0f</text:p>
          </table:table-cell>
        </table:table-row>
        <table:table-row table:style-name="ro1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office:value-type="string">
            <text:p>Huh?$0e$0e What're those things on the#right of the map?$0fHey, Olaf!$0e#What in tarnation are they?$0f</text:p>
          </table:table-cell>
        </table:table-row>
        <table:table-row table:style-name="ro1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office:value-type="string">
            <text:p>Those $0eare missile silos.$0fInfantry and mech units can use them#to launch a single missile.$0fThey can strike anything on the#field of battle.$0f</text:p>
          </table:table-cell>
        </table:table-row>
        <table:table-row table:style-name="ro1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office:value-type="string">
            <text:p>Well I'll be... $0eA distance weapon...$0fThat's nice. $0e$0eI wonder which of us#has the better range of fire.$0f</text:p>
          </table:table-cell>
        </table:table-row>
        <table:table-row table:style-name="ro1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office:value-type="string">
            <text:p>Zippity doo dah!$0f</text:p>
          </table:table-cell>
        </table:table-row>
        <table:table-row table:style-name="ro1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office:value-type="string">
            <text:p>How...$0fWhat happened?$0fMy Md tank brigade...$0e#Routed?$0fHsss!$0e$0e#Retreat!$0f</text:p>
          </table:table-cell>
        </table:table-row>
        <table:table-row table:style-name="ro1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office:value-type="string">
            <text:p>Grit!$0e$0e#Where are you, Grit?$0fForcing that villain Adder to retreat,$0e#it was quite...$0f</text:p>
          </table:table-cell>
        </table:table-row>
        <table:table-row table:style-name="ro1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office:value-type="string">
            <text:p>Hm? $0eWhat was that?$0fSomething I can do for you, Frosty?$0f</text:p>
          </table:table-cell>
        </table:table-row>
        <table:table-row table:style-name="ro1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office:value-type="string">
            <text:p>You...$0eyou impertinent fool!$0fIs this the way you speak to your#commander?$0fStand right there!$0e$0e#I'm going to teach you a lesson!$0f</text:p>
          </table:table-cell>
        </table:table-row>
        <table:table-row table:style-name="ro1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office:value-type="string">
            <text:p>Not in front of the boy.$0fHey, son, $0eI'm gonna catch some#shut-eye. $0eYou're in charge.$0f</text:p>
          </table:table-cell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office:value-type="string">
            <text:p>Um...$0e Huh?!$0e$0e#Me? $0eDid you mean me?$0f</text:p>
          </table:table-cell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office:value-type="string">
            <text:p>Aarrgh!$0e$0e#Grit! $0eHold it right there!$0f</text:p>
          </table:table-cell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office:value-type="string">
            <text:p>This ain't for show.</text:p>
          </table:table-cell>
        </table:table-row>
        <table:table-row table:style-name="ro1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office:value-type="string">
            <text:p>My rocket units plum got whooped.$0e#That's one tough enemy.$0f</text:p>
          </table:table-cell>
        </table:table-row>
        <table:table-row table:style-name="ro1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office:value-type="string">
            <text:p>The failure of artillery is that they#can't fire on enemies close to them.$0fSince I'm well aware of that,$0e#victory will be mine. $0eHeh heh heh!$0f</text:p>
          </table:table-cell>
        </table:table-row>
        <table:table-row table:style-name="ro1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office:value-type="string">
            <text:p>What did you say?$0e$0e Black Hole's#on our northern frontier?$0f</text:p>
          </table:table-cell>
        </table:table-row>
        <table:table-row table:style-name="ro1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office:value-type="string">
            <text:p>Yes, sir. $0eThey show every indication#of attacking right away.$0f</text:p>
          </table:table-cell>
        </table:table-row>
        <table:table-row table:style-name="ro1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office:value-type="string">
            <text:p>Hmmm. $0eBut, why?$0e$0e#There's nothing of importance there.$0f</text:p>
          </table:table-cell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office:value-type="string">
            <text:p>Maybe that's the reason.$0f</text:p>
          </table:table-cell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office:value-type="string">
            <text:p>What do you mean?$0f</text:p>
          </table:table-cell>
        </table:table-row>
        <table:table-row table:style-name="ro1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office:value-type="string">
            <text:p>Well, $0ethere's nothing there,$0e so maybe#they figure the defenses are weak.$0f</text:p>
          </table:table-cell>
        </table:table-row>
        <table:table-row table:style-name="ro1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office:value-type="string">
            <text:p>How should we respond?$0fWe could get there soon enough, $0ebut it#may be a trap.$0e We can't be careless.$0f</text:p>
          </table:table-cell>
        </table:table-row>
        <table:table-row table:style-name="ro1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office:value-type="string">
            <text:p>That might be part of their plan, too.$0e$0e#Ha ha, $0ethat's downright crafty.$0f</text:p>
          </table:table-cell>
        </table:table-row>
        <table:table-row table:style-name="ro1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office:value-type="string">
            <text:p>We're not here to admire them!$0e$0e#Someone has to go... $0eMe or Grit...$0f</text:p>
          </table:table-cell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office:value-type="string">
            <text:p>I'll go!$0f</text:p>
          </table:table-cell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office:value-type="string">
            <text:p>You?$0f</text:p>
          </table:table-cell>
        </table:table-row>
        <table:table-row table:style-name="ro1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office:value-type="string">
            <text:p>You and Commander Grit should#remain here, correct?$0fWell, $0ethat leaves me!$0f</text:p>
          </table:table-cell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office:value-type="string">
            <text:p>Now there's a good idea.$0e$0e#Let's send the youngster.$0f</text:p>
          </table:table-cell>
        </table:table-row>
        <table:table-row table:style-name="ro1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office:value-type="string">
            <text:p>Grit, $0eyou lazy...$0e#The boy's as green as can be.$0f</text:p>
          </table:table-cell>
        </table:table-row>
        <table:table-row table:style-name="ro1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office:value-type="string">
            <text:p>That may be true, $0ebut he's been#fulfilling his CO duties without a hitch.$0fI say it's high time we start treating#him like a full-fledged CO.$0f</text:p>
          </table:table-cell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office:value-type="string">
            <text:p>Hmmm...$0eI see what you're saying, but...$0f</text:p>
          </table:table-cell>
        </table:table-row>
        <table:table-row table:style-name="ro1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office:value-type="string">
            <text:p>It's all settled then.$0fColin, $0ehead up north, $0eand#defeat the enem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office:value-type="string">
            <text:p>Easy, son. $0eRelax a bit,$0e#and do what you can.$0f</text:p>
          </table:table-cell>
        </table:table-row>
        <table:table-row table:style-name="ro1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office:value-type="string">
            <text:p>Uh...$0eand troop morale?$0e$0e#If I'm not paying attention...$0f</text:p>
          </table:table-cell>
        </table:table-row>
        <table:table-row table:style-name="ro1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office:value-type="string">
            <text:p>Mistress Lash,$0e#Blue Moon troops have been spotted.$0f</text:p>
          </table:table-cell>
        </table:table-row>
        <table:table-row table:style-name="ro1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office:value-type="string">
            <text:p>Well, it's about time.$0e$0e#Who's in command?$0f</text:p>
          </table:table-cell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office:value-type="string">
            <text:p>It's...$0e#A young boy CO named Colin.$0f</text:p>
          </table:table-cell>
        </table:table-row>
        <table:table-row table:style-name="ro1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office:value-type="string">
            <text:p>Huh? $0eThat kid?$0e$0e#How boring is that?$0fI wanted the bearded geezer,$0e#or at least the scarecrow.$0f</text:p>
          </table:table-cell>
        </table:table-row>
        <table:table-row table:style-name="ro1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office:value-type="string">
            <text:p>What are your orders?$0fDo you want the troops to attack?$0f</text:p>
          </table:table-cell>
        </table:table-row>
        <table:table-row table:style-name="ro1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office:value-type="string">
            <text:p>It's not going to be any fun#if neither of 'em shows up.$0fSound the retreat.$0f</text:p>
          </table:table-cell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office:value-type="string">
            <text:p>Er...ma'am?$0f</text:p>
          </table:table-cell>
        </table:table-row>
        <table:table-row table:style-name="ro1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office:value-type="string">
            <text:p>Oh, $0eOK.$0e$0e Let's just attack#and wipe 'em all out.$0fTee hee hee!$0f</text:p>
          </table:table-cell>
        </table:table-row>
        <table:table-row table:style-name="ro1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office:value-type="string">
            <text:p>Boo!$0e#Nothing's going right!$0fThat's enough. $0eI'm going home!$0f</text:p>
          </table:table-cell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office:value-type="string">
            <text:p>Mis...Mistress Lash?$0e#Wait for us!$0f</text:p>
          </table:table-cell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office:value-type="string">
            <text:p>Did they really retreat?$0f</text:p>
          </table:table-cell>
        </table:table-row>
        <table:table-row table:style-name="ro1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office:value-type="string">
            <text:p>No doubt about it.$0e$0e#We've secured the enemy HQ, sir.$0f</text:p>
          </table:table-cell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office:value-type="string">
            <text:p>I accomplished my mission!$0e$0e#Wow, $0eis that a relief!$0f</text:p>
          </table:table-cell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office:value-type="string">
            <text:p>Your command was...$0e#Audacious, sir.$0f</text:p>
          </table:table-cell>
        </table:table-row>
        <table:table-row table:style-name="ro1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office:value-type="string">
            <text:p>Thank you.$0e$0e#I'm glad you think so.$0fI've just got to keep this up and drive#Black Hole out as soon as possible.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</table:table-row>
        <table:table-row table:style-name="ro1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</table:table-row>
        <table:table-row table:style-name="ro1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</table:table-row>
        <table:table-row table:style-name="ro1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</table:table-row>
        <table:table-row table:style-name="ro1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migosh!$0e#Commander Olaf!$0fLook at that!$0e#It's... It's...$0f</text:p>
          </table:table-cell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What...$0e#What...$0fWhat in winter's name is that?!?$0f</text:p>
          </table:table-cell>
        </table:table-row>
        <table:table-row table:style-name="ro1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It looks like a missile silo...$0e#A really big missile silo.$0fI doubt we can just walk up#and push that monster over.$0f</text:p>
          </table:table-cell>
        </table:table-row>
        <table:table-row table:style-name="ro1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Hit it with everything we've got!$0fNo Black Hole base is a match#for our might!$0f</text:p>
          </table:table-cell>
        </table:table-row>
        <table:table-row table:style-name="ro1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Do you see the size of that thing?$0e$0e#I'm worried about you, Chief.$0f</text:p>
          </table:table-cell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Wha-$0eWhat should WE do?$0f</text:p>
          </table:table-cell>
        </table:table-row>
        <table:table-row table:style-name="ro1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Well, son, $0eyou and I are on intel duty.$0fWe've gotta find a way to beat#that thing.$0f</text:p>
          </table:table-cell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Now that Olaf's here, your days are#numbered!$0f</text:p>
          </table:table-cell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I'm here to help!$0f</text:p>
          </table:table-cell>
        </table:table-row>
        <table:table-row table:style-name="ro1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Hmph! $0eIt's Andy of Orange Star.$0e#What are you doing here?$0f</text:p>
          </table:table-cell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I just told you...$0e#I'm here to help.$0f</text:p>
          </table:table-cell>
        </table:table-row>
        <table:table-row table:style-name="ro1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Blue Moon needs no aid! $0eWe have the#power to...$0f</text:p>
          </table:table-cell>
        </table:table-row>
        <table:table-row table:style-name="ro1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That's what Nell said anyway.$0f</text:p>
          </table:table-cell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That... That's...$0e$0e#We must stop that missile!$0f</text:p>
          </table:table-cell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I'll help you!$0e$0e#Let's stop that missile together!$0f</text:p>
          </table:table-cell>
        </table:table-row>
        <table:table-row table:style-name="ro1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Grumble grumble...$0e#If you're going to insist, $0eyou can help!$0f</text:p>
          </table:table-cell>
        </table:table-row>
        <table:table-row table:style-name="ro1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 $0eCan you hear me?$0fWe found a way to put the kibosh#on that giant missile base.$0f</text:p>
          </table:table-cell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What was that?$0e$0e#Are you sure?$0f</text:p>
          </table:table-cell>
        </table:table-row>
        <table:table-row table:style-name="ro1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</table:table-row>
        <table:table-row table:style-name="ro1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I'll take care of this!$0e$0e#Easier said than done...$0fThis accursed pipe is preventing#my units from advancing!$0f</text:p>
          </table:table-cell>
        </table:table-row>
        <table:table-row table:style-name="ro1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If you blow up that seam, $0eyou can#pass through the hole in the pipe.$0fThat's what Nell told me!$0f</text:p>
          </table:table-cell>
        </table:table-row>
        <table:table-row table:style-name="ro1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 $0eyes...$0fOf course! I already knew that!$0e#I thank you all the same, though.$0f</text:p>
          </table:table-cell>
        </table:table-row>
        <table:table-row table:style-name="ro1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Day 7 so soon...$0e$0e#If 15 days pass, $0ewe lose...$0fWe must hurry and capture those#8 properties.$0f</text:p>
          </table:table-cell>
        </table:table-row>
        <table:table-row table:style-name="ro1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Today's the day.$0e We must act now!$0f</text:p>
          </table:table-cell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It's our turn! $0eLet's move out!$0f</text:p>
          </table:table-cell>
        </table:table-row>
        <table:table-row table:style-name="ro1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B-$0eB-$0eBlast it!$0fIf we could've launched this missile,$0e#we would've blown 'em all to bits!$0f</text:p>
          </table:table-cell>
        </table:table-row>
        <table:table-row table:style-name="ro1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Yes! $0eWe've captured them all!$0e$0e#That neutralizes the missile silo!$0f</text:p>
          </table:table-cell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Wahoo!$0e$0e#We won!$0f</text:p>
          </table:table-cell>
        </table:table-row>
        <table:table-row table:style-name="ro1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I'm gonna head back to Orange Star#for now.$0f</text:p>
          </table:table-cell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m? $0eYou're leaving already?$0f</text:p>
          </table:table-cell>
        </table:table-row>
        <table:table-row table:style-name="ro1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I'll be back as soon as everyone at#home's ready to go!$0f</text:p>
          </table:table-cell>
        </table:table-row>
        <table:table-row table:style-name="ro1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 $0eis that so?$0e#Well then, $0esee you aga...$0fNo, wait!$0e$0e There's no need for#you to come again.$0f</text:p>
          </table:table-cell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I won!#...That is...$0ewe won!</text:p>
          </table:table-cell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I wasn't much help...sorry.$0f</text:p>
          </table:table-cell>
        </table:table-row>
        <table:table-row table:style-name="ro1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I never asked for your help in the#first place!$0fThe blame is mine alone...$0f</text:p>
          </table:table-cell>
        </table:table-row>
        <table:table-row table:style-name="ro1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I believe in the two of you!$0e#I know you can do it!$0f</text:p>
          </table:table-cell>
        </table:table-row>
        <table:table-row table:style-name="ro1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Yeah! $0eNext time I'll show you what I#can do! $0eLeave the upper units to me!$0f</text:p>
          </table:table-cell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Hold it, Andy!$0e#The first blow shall be mine!$0f</text:p>
          </table:table-cell>
        </table:table-row>
        <table:table-row table:style-name="ro1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 $0eYou're in command now.$0fGrit and I are returning to HQ to#plan our continued strategy.$0f</text:p>
          </table:table-cell>
        </table:table-row>
        <table:table-row table:style-name="ro1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Yes, sir! $0eUnderstood, sir!$0fI'll guard these properties for the$0e#next 14 days.$0f</text:p>
          </table:table-cell>
        </table:table-row>
        <table:table-row table:style-name="ro1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o need to worry.$0fAccording to our intel division, there's#no chance of the enemy striking here.$0fYou're one-hundred percent safe.$0f</text:p>
          </table:table-cell>
        </table:table-row>
        <table:table-row table:style-name="ro1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But our intel division ain't the most#reliable bunch of fellas.$0fDo your best, son.$0e$0e#We'll be back to get ya in 14 days.$0f</text:p>
          </table:table-cell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I won't let you down, sir!$0fI'm a Blue Moon CO after all!$0f</text:p>
          </table:table-cell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office:value-type="string">
            <text:p>Commander Colin!$0f</text:p>
          </table:table-cell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Yes?$0f</text:p>
          </table:table-cell>
        </table:table-row>
        <table:table-row table:style-name="ro1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It's an attack!$0e#The Black Hole Army's here!$0f</text:p>
          </table:table-cell>
        </table:table-row>
        <table:table-row table:style-name="ro1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What? $0e$0eJust like that?$0fStay calm.$0e Stay calm.$0e#Must not panic.$0fI...must...be...strong!$0e$0e#OK! Tighten the defenses!$0f</text:p>
          </table:table-cell>
        </table:table-row>
        <table:table-row table:style-name="ro1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Helloooooo!$0e#Is anybody home?$0fLooks deserted! $0eGuess I'll just#capture everything.$0f</text:p>
          </table:table-cell>
        </table:table-row>
        <table:table-row table:style-name="ro1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ot so fast.$0e$0e These properties...$0eare#under...$0emy protection.$0f</text:p>
          </table:table-cell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Just you?$0e$0e#Talk about easy.$0f</text:p>
          </table:table-cell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Reinforcements are on their way!$0f</text:p>
          </table:table-cell>
        </table:table-row>
        <table:table-row table:style-name="ro1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Yeah, $0elike in 14 days, right?$0e$0e#I'll capture everything by then.$0fC'mon, troops! $0eFire at will!$0f</text:p>
          </table:table-cell>
        </table:table-row>
        <table:table-row table:style-name="ro1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Keep strong, everyone!$0fWe just have to protect the HQ#for 14 days!$0f</text:p>
          </table:table-cell>
        </table:table-row>
        <table:table-row table:style-name="ro1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Today's the...$0eeighth day.$0e$0e#Just over halfway...$0fI've got to stay strong!$0fI will hold out for 14 days!$0f</text:p>
          </table:table-cell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Hey! $0eYou OK, son?$0f</text:p>
          </table:table-cell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</table:table-row>
        <table:table-row table:style-name="ro1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Tsk!$0e Time's up.$0fAll I'll gain now are more casualties.$0e#Guess it's time to disappear!$0fToodles!$0f</text:p>
          </table:table-cell>
        </table:table-row>
        <table:table-row table:style-name="ro1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Nice work, son.$0fHolding out against a superior force#that, I mean.$0f</text:p>
          </table:table-cell>
        </table:table-row>
        <table:table-row table:style-name="ro1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mander Grit?$0fDoes this mean I'm worthy of being a#commanding officer now?$0f</text:p>
          </table:table-cell>
        </table:table-row>
        <table:table-row table:style-name="ro1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What're you talkin' about?$0fYou are a grade-A certified top-of-#the-line CO, son!$0fAnd you can take that to the bank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I'll continue to do#my best!</text:p>
          </table:table-cell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o.$0e I failed in my duty.$0f</text:p>
          </table:table-cell>
        </table:table-row>
        <table:table-row table:style-name="ro1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</table:table-row>
        <table:table-row table:style-name="ro1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I'm so sorry, everyone...$0e Give it#one more try!$0e Just one more!$0fYou don't have to fight to win.$0e$0e#You only need to last 14 days!$0f</text:p>
          </table:table-cell>
        </table:table-row>
        <table:table-row table:style-name="ro1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All right, everyone.$0e#Keep up the pace!$0fVictory lies just beyond those woods.$0fNow, more than ever, we need#Blue Moon to be strong...$0f</text:p>
          </table:table-cell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Hold it right there, Boss!$0f</text:p>
          </table:table-cell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How dare you!$0e$0e#I'm talking to the troops!$0f</text:p>
          </table:table-cell>
        </table:table-row>
        <table:table-row table:style-name="ro1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We're walking into an ambush.$0e$0e#There are enemy units in those woods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And that ain't all! $0eThey've got some#crazy weapons pointed right at us.$0fMy, oh my...$0e Getting through this#is gonna take some doin'.$0f</text:p>
          </table:table-cell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What should we do?$0f</text:p>
          </table:table-cell>
        </table:table-row>
        <table:table-row table:style-name="ro1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Don't fret none.$0e$0e#This one's mine.$0fI figure my abilities are best suited#to take on those monster cannons.$0f</text:p>
          </table:table-cell>
        </table:table-row>
        <table:table-row table:style-name="ro1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Truthfully, Grit.$0e$0e Are you sure#you can handle this?$0f</text:p>
          </table:table-cell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I believe I'll muddle through somehow.$0f</text:p>
          </table:table-cell>
        </table:table-row>
        <table:table-row table:style-name="ro1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You know your stuff, don't you,#princess?$0f</text:p>
          </table:table-cell>
        </table:table-row>
        <table:table-row table:style-name="ro1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It's no big deal.$0e#I AM a genius, you know.$0fThe Black Cannon's my invention, too.$0f</text:p>
          </table:table-cell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Black Cannon, huh?$0e$0e#What's it do?$0f</text:p>
          </table:table-cell>
        </table:table-row>
        <table:table-row table:style-name="ro1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</table:table-row>
        <table:table-row table:style-name="ro1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I see...$0fI reckon I'll have to sneak along#through the woods then.$0f</text:p>
          </table:table-cell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Are you seriously going to try it?$0f</text:p>
          </table:table-cell>
        </table:table-row>
        <table:table-row table:style-name="ro1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Yikes! $0e$0eI'm so scared!$0e$0e$0e NOT!$0f</text:p>
          </table:table-cell>
        </table:table-row>
        <table:table-row table:style-name="ro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</table:table-row>
        <table:table-row table:style-name="ro1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o way!$0e#They made it through?$0fI can't be defeated here...$0e#It's not possible!$0f</text:p>
          </table:table-cell>
        </table:table-row>
        <table:table-row table:style-name="ro1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You remember this day, princess.$0fThis is where you learned what it#means to make Blue Moon your enemy.$0f</text:p>
          </table:table-cell>
        </table:table-row>
        <table:table-row table:style-name="ro1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Don't worry, I'll remember.$0e$0e#Remember that I have to crush you!$0fNext time we meet, $0ethe result will#be different!$0fToodles!$0f</text:p>
          </table:table-cell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My, oh my...$0e#Glad to see the end of that.$0f</text:p>
          </table:table-cell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That was great, Commander Grit!$0f</text:p>
          </table:table-cell>
        </table:table-row>
        <table:table-row table:style-name="ro1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Well done, Grit!$0fAfter today, I can see the day of our#ultimate victory approaching!$0fAll we need to do is march out to#meet it!$0e$0e Let's march!$0f</text:p>
          </table:table-cell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I hope they don't come#any tougher'n that.</text:p>
          </table:table-cell>
        </table:table-row>
        <table:table-row table:style-name="ro1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What happened, Grit?$0fWasn't your superior indirect-combat#skill supposed to save the day?$0f</text:p>
          </table:table-cell>
        </table:table-row>
        <table:table-row table:style-name="ro1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</table:table-row>
        <table:table-row table:style-name="ro1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</table:table-row>
        <table:table-row table:style-name="ro1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ot at all, Colin.$0fI appreciate the advice. $0e$0eI'll try#and be worthy of it next time.$0f</text:p>
          </table:table-cell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This is absolutely inexcusable!$0f</text:p>
          </table:table-cell>
        </table:table-row>
        <table:table-row table:style-name="ro1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What's wrong now? $0eGetting all worked#up like that ain't good for you, Boss.$0f</text:p>
          </table:table-cell>
        </table:table-row>
        <table:table-row table:style-name="ro1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The man's got a point...$0f</text:p>
          </table:table-cell>
        </table:table-row>
        <table:table-row table:style-name="ro1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mander Olaf! $0eThere's a base or#something up ahead!$0f</text:p>
          </table:table-cell>
        </table:table-row>
        <table:table-row table:style-name="ro1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Just like the map said.$0fWhich means we've found their#research laboratory.$0f</text:p>
          </table:table-cell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ops! $0ePrepare for battle!$0f</text:p>
          </table:table-cell>
        </table:table-row>
        <table:table-row table:style-name="ro1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A research laboratory?$0e$0e#They won't get away with this!$0f</text:p>
          </table:table-cell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You've gone too far!$0f</text:p>
          </table:table-cell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Hand over the new weapon plans!$0f</text:p>
          </table:table-cell>
        </table:table-row>
        <table:table-row table:style-name="ro1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</table:table-row>
        <table:table-row table:style-name="ro1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Research lab will self-destruct#at the end of the day.$0f</text:p>
          </table:table-cell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Research lab self-destructing.$0f</text:p>
          </table:table-cell>
        </table:table-row>
        <table:table-row table:style-name="ro1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Got 'em!$0e$0e#We found the weapon plans!$0f</text:p>
          </table:table-cell>
        </table:table-row>
        <table:table-row table:style-name="ro1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With these plans,$0e we'll be able to#use this new weapon in the next battle.$0f</text:p>
          </table:table-cell>
        </table:table-row>
        <table:table-row table:style-name="ro1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Start building new weapons!$0e$0e I'll#be waiting at the next battlefield.$0f</text:p>
          </table:table-cell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With this new weapon, no#one's a match for us!</text:p>
          </table:table-cell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Well, now... This should#make things easier.</text:p>
          </table:table-cell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he new weapon plans!#We really got them!</text:p>
          </table:table-cell>
        </table:table-row>
        <table:table-row table:style-name="ro1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How did this happen?$0fNot only were we defeated, $0ebut#the weapon plans are...gone!$0f</text:p>
          </table:table-cell>
        </table:table-row>
        <table:table-row table:style-name="ro1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</table:table-row>
        <table:table-row table:style-name="ro1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well...$0e You should be careful#not to let the foe steal your missiles...$0f</text:p>
          </table:table-cell>
        </table:table-row>
        <table:table-row table:style-name="ro1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OK, then! $0eWe focus on the base and#the missiles, $0eand then advance.$0fHow's that sound to you, Boss?$0f</text:p>
          </table:table-cell>
        </table:table-row>
        <table:table-row table:style-name="ro1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That's exactly what I had#planned!$0e Let's go, troops! $0eMove out!$0f</text:p>
          </table:table-cell>
        </table:table-row>
        <table:table-row table:style-name="ro1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Uh-oh!$0e When did they arrive here#at the factory?$0fAre we in trouble?$0f</text:p>
          </table:table-cell>
        </table:table-row>
        <table:table-row table:style-name="ro1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I hadn't thought of that...$0f</text:p>
          </table:table-cell>
        </table:table-row>
        <table:table-row table:style-name="ro1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Don't worry, Adder.$0e$0e#Lash has a plan.$0f</text:p>
          </table:table-cell>
        </table:table-row>
        <table:table-row table:style-name="ro1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I can deploy any unit I like, right?$0e$0e#Tee hee hee...$0f</text:p>
          </table:table-cell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I wonder if those two can handle this...$0f</text:p>
          </table:table-cell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Are we ready?$0e Grit!$0f</text:p>
          </table:table-cell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Yessiree, Boss. $0eReady when you are.$0f</text:p>
          </table:table-cell>
        </table:table-row>
        <table:table-row table:style-name="ro1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The commander-in-chief#of Orange Star is approaching.$0f</text:p>
          </table:table-cell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Show her in.$0f</text:p>
          </table:table-cell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It's been a long time, Olaf.$0f</text:p>
          </table:table-cell>
        </table:table-row>
        <table:table-row table:style-name="ro1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 $0eNell...$0fWhat are you doing here?$0e$0e#I didn't request reinforcements.$0f</text:p>
          </table:table-cell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o, but I did.$0f</text:p>
          </table:table-cell>
        </table:table-row>
        <table:table-row table:style-name="ro1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Why, you no-good...$0fAre you familiar with the concept of#"chain of command"?$0f</text:p>
          </table:table-cell>
        </table:table-row>
        <table:table-row table:style-name="ro1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mander Olaf, $0eCommander Grit did#what he thought best for Blue Moon!$0f</text:p>
          </table:table-cell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I know that, boy.$0e Now shush!$0f</text:p>
          </table:table-cell>
        </table:table-row>
        <table:table-row table:style-name="ro1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This is a vital strategic location.$0e#Orange Star offers its aid.$0f</text:p>
          </table:table-cell>
        </table:table-row>
        <table:table-row table:style-name="ro1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Seeing as this is our territory, I'm of#a mind to send you packing...$0fHowever, $0ewe are a bit shorthanded,$0e$0e#so I'll accept your offer.$0f</text:p>
          </table:table-cell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The Yellow Comet Army is also on#its way here.$0f</text:p>
          </table:table-cell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What?$0e$0e That self-styled samurai?$0f</text:p>
          </table:table-cell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That's right!$0e$0e#We'll defeat Black Hole together!$0f</text:p>
          </table:table-cell>
        </table:table-row>
        <table:table-row table:style-name="ro1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mander Olaf, $0ethe troops are#ready when you are, sir!$0f</text:p>
          </table:table-cell>
        </table:table-row>
        <table:table-row table:style-name="ro1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Very well! $0eLet's not fall behind.$0e#Advance on all fronts!$0f</text:p>
          </table:table-cell>
        </table:table-row>
        <table:table-row table:style-name="ro1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Brilliant work, Commander Grit...$0fSeeing Blue Moon's danger and#rallying our allies so quickly!$0f</text:p>
          </table:table-cell>
        </table:table-row>
        <table:table-row table:style-name="ro1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uh? $0eOh, that...$0e Anything to#keep from getting shot up, son.$0f</text:p>
          </table:table-cell>
        </table:table-row>
        <table:table-row table:style-name="ro1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What?$0e That was your reasoning?$0fCommander Grit! $0eWait up, sir!$0f</text:p>
          </table:table-cell>
        </table:table-row>
        <table:table-row table:style-name="ro1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Here's our chance to drive the Black#Hole Army out of Blue Moon!$0fI've been waiting for this!$0f</text:p>
          </table:table-cell>
        </table:table-row>
        <table:table-row table:style-name="ro1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A fight in the woods...$0e#This'll be good practice!$0f</text:p>
          </table:table-cell>
        </table:table-row>
        <table:table-row table:style-name="ro1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That itty-bitty girl's the enemy?$0e$0e#Is this some kind of joke?$0fIn any case, I'm good to go!$0f</text:p>
          </table:table-cell>
        </table:table-row>
        <table:table-row table:style-name="ro1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Black Hole's dared invade Blue#Moon soil!$0fThey will now learn the price#of their audacity!$0f</text:p>
          </table:table-cell>
        </table:table-row>
        <table:table-row table:style-name="ro1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Reckon I gotta take the field#this time 'round.$0fNow let's see if we can't#send these boys packin'!$0f</text:p>
          </table:table-cell>
        </table:table-row>
        <table:table-row table:style-name="ro1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Father, $0eMother,$0e#people of Blue Moon...$0fI promise you...I will win!$0f</text:p>
          </table:table-cell>
        </table:table-row>
        <table:table-row table:style-name="ro1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Fiends of Black Hole!$0e$0e#No longer will you run free!$0f</text:p>
          </table:table-cell>
        </table:table-row>
        <table:table-row table:style-name="ro1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On this map, $0ethe airport is key...$0e$0e#How to get started...$0f</text:p>
          </table:table-cell>
        </table:table-row>
        <table:table-row table:style-name="ro1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The girl's our opponent, eh?$0e#I'll give her the game of her life.$0f</text:p>
          </table:table-cell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It's our turn. Good luck, everyone!</text:p>
          </table:table-cell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And now, Yellow Comet...#Quickly! Follow Blue Moon!</text:p>
          </table:table-cell>
        </table:table-row>
        <table:table-row table:style-name="ro1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Gimme a break! $0eWe lost again?$0e$0e#Retreat, retreat, retreeeeeeat!!!$0f</text:p>
          </table:table-cell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Mistress Lash!$0e$0e#Wait for us!$0f</text:p>
          </table:table-cell>
        </table:table-row>
        <table:table-row table:style-name="ro1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Yes! $0eA victory for our army!$0e$0e#A victory for Blue Moon.$0f</text:p>
          </table:table-cell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mander Olaf...$0e#Wow, $0ehe even cries big...$0f</text:p>
          </table:table-cell>
        </table:table-row>
        <table:table-row table:style-name="ro1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ore than anyone else I know,$0e the#boss lives for his country.$0fThose are tears of pure joy.$0f</text:p>
          </table:table-cell>
        </table:table-row>
        <table:table-row table:style-name="ro1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Really?$0e$0e Commander Olaf is a#truly great leader!$0fOf course, so are you, Commander#Grit.$0f</text:p>
          </table:table-cell>
        </table:table-row>
        <table:table-row table:style-name="ro1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ut that out, Colin.$0e$0e I ain't#used to anyone singing my praises.$0f</text:p>
          </table:table-cell>
        </table:table-row>
        <table:table-row table:style-name="ro1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</table:table-row>
        <table:table-row table:style-name="ro1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YOUR children? $0eYou tryin' to scare#old Colin half to death?$0f</text:p>
          </table:table-cell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Howdy, Andy... $0e$0eListen, junior...$0f</text:p>
          </table:table-cell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Howdy, Sami.$0e Listen, sweetheart...$0f</text:p>
          </table:table-cell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Together again, eh, big dog?$0e#Listen, Max...$0f</text:p>
          </table:table-cell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Howdy, Kanbei.$0e Listen, commander...$0f</text:p>
          </table:table-cell>
        </table:table-row>
        <table:table-row table:style-name="ro1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Howdy, Sonja.$0e Listen, darlin'...$0f</text:p>
          </table:table-cell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Howdy, Sensei.$0e Listen up...$0f</text:p>
          </table:table-cell>
        </table:table-row>
        <table:table-row table:style-name="ro1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</table:table-row>
        <table:table-row table:style-name="ro1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Uh,$0e Commander Grit! $0eWait for me!$0f</text:p>
          </table:table-cell>
        </table:table-row>
        <table:table-row table:style-name="ro1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It looks like peace has returned#to Blue Moon.$0f</text:p>
          </table:table-cell>
        </table:table-row>
        <table:table-row table:style-name="ro1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Their COs get along well, don't they?$0e$0e#They look like a happy family.$0f</text:p>
          </table:table-cell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You think so?$0e$0e They looked a bit#dysfunctional to me.$0f</text:p>
          </table:table-cell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's safe and sound.$0e$0e#Let's head for home.$0f</text:p>
          </table:table-cell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I won!</text:p>
          </table:table-cell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That Lash has a lot of skill...</text:p>
          </table:table-cell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How do you like that?#That's a Max-size beatdown!</text:p>
          </table:table-cell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office:value-type="string">
            <text:p>Glory to Blue Moon!</text:p>
          </table:table-cell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Maybe now I can get#some shut-eye.</text:p>
          </table:table-cell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I only won because#of everyone's help!</text:p>
          </table:table-cell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Evil must know the#taste of defeat!</text:p>
          </table:table-cell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's been liberated.#I wonder where the enemy is now.</text:p>
          </table:table-cell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 ho ho.#That was some battle.</text:p>
          </table:table-cell>
        </table:table-row>
        <table:table-row table:style-name="ro1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</table:table-row>
        <table:table-row table:style-name="ro1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Sure, $0ethat's something to think about...$0e$0e#By the way, Boss...$0f</text:p>
          </table:table-cell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What is it now, Grit?$0f</text:p>
          </table:table-cell>
        </table:table-row>
        <table:table-row table:style-name="ro1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</table:table-row>
        <table:table-row table:style-name="ro1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That's it, Commander Grit!$0fWe'll hold the enemy's attention#while our allies circle in from behind...$0f</text:p>
          </table:table-cell>
        </table:table-row>
        <table:table-row table:style-name="ro1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It's settled then!$0fColin!$0e Inform everyone of my#brilliant plan!$0f</text:p>
          </table:table-cell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yes, sir!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It looks as though Yellow Comet#and Blue Moon have given the foe$0fthe old heave-ho, Eagle.$0f</text:p>
          </table:table-cell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That just leaves Green Earth.$0f</text:p>
          </table:table-cell>
        </table:table-row>
        <table:table-row table:style-name="ro1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Over half of our country is under#enemy control, though.$0f</text:p>
          </table:table-cell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Yes.$0e And it's high time we took it#back, Drake.$0f</text:p>
          </table:table-cell>
        </table:table-row>
        <table:table-row table:style-name="ro1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Are we launching a counteroffensive?$0e$0e#Perhaps I can lend a hand.$0f</text:p>
          </table:table-cell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 $0eyou're back!$0f</text:p>
          </table:table-cell>
        </table:table-row>
        <table:table-row table:style-name="ro1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Yes, I am.$0fI couldn't continue my training#abroad with my homeland in danger.$0f</text:p>
          </table:table-cell>
        </table:table-row>
        <table:table-row table:style-name="ro1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Your timing couldn't be better!$0fIt's become a ground war, and neither#Eagle nor I are any good at that.$0f</text:p>
          </table:table-cell>
        </table:table-row>
        <table:table-row table:style-name="ro1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Knock it off, Drake!$0fShe delayed returning until she knew#she'd be met with fanfare, that's all!$0f</text:p>
          </table:table-cell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What are you talking about?$0f</text:p>
          </table:table-cell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Stow it, Eagle.$0f</text:p>
          </table:table-cell>
        </table:table-row>
        <table:table-row table:style-name="ro1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The enemy took us by surprise,#nothing more.$0fI can liberate Green Earth on my own,$0e#without you underfoot, Red!$0f</text:p>
          </table:table-cell>
        </table:table-row>
        <table:table-row table:style-name="ro1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don't mind him.$0e$0e#He's angry is all.$0f</text:p>
          </table:table-cell>
        </table:table-row>
        <table:table-row table:style-name="ro1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I'm not worried about him.$0fI was just thinking that the more#things change...$0f</text:p>
          </table:table-cell>
        </table:table-row>
        <table:table-row table:style-name="ro1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You know, $0ewith Eagle in the skies, $0eme#at sea, $0eand you on the ground,$0fwe're nigh invincible!$0e Let's go get#our country back!$0f</text:p>
          </table:table-cell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 $0ewill the fortress be completed#on schedule?$0f</text:p>
          </table:table-cell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Yes.$0e$0e#We're proceeding without delays.$0f</text:p>
          </table:table-cell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And the minicannons?$0f</text:p>
          </table:table-cell>
        </table:table-row>
        <table:table-row table:style-name="ro1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All 8 of them have been constructed#on the sites you selected.$0f</text:p>
          </table:table-cell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Then all is well.$0f</text:p>
          </table:table-cell>
        </table:table-row>
        <table:table-row table:style-name="ro1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mander!$0fWe've reports of a large Green #Earth force heading this way!$0f</text:p>
          </table:table-cell>
        </table:table-row>
        <table:table-row table:style-name="ro1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I estimated they'd be appearing about#this time.$0fThey're all air units?$0f</text:p>
          </table:table-cell>
        </table:table-row>
        <table:table-row table:style-name="ro1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Hold on...$0e Er... I think so, sir.$0e#Nothing but air units, sir.$0f</text:p>
          </table:table-cell>
        </table:table-row>
        <table:table-row table:style-name="ro1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How predictable.$0e$0e#Deploy our troops immediately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tention all units!$0e$0e#Target that fortress and open fire!$0f</text:p>
          </table:table-cell>
        </table:table-row>
        <table:table-row table:style-name="ro1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 no!$0e Hold on, sir!$0fThis is no good!$0e$0e There are#anti-aircraft units everywhere!$0f</text:p>
          </table:table-cell>
        </table:table-row>
        <table:table-row table:style-name="ro1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mander! $0eLet's continue with#the attack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We're Green Earth's strongest force.$0fWe cannot lose.$0fThat's what you always tell us,#isn't it?$0f</text:p>
          </table:table-cell>
        </table:table-row>
        <table:table-row table:style-name="ro1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Let's hit 'em, Commander!$0f</text:p>
          </table:table-cell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C'mon, sir!$0f</text:p>
          </table:table-cell>
        </table:table-row>
        <table:table-row table:style-name="ro1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</table:table-row>
        <table:table-row table:style-name="ro1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mander!$0e$0e#The minicannons...$0e They're all...$0f</text:p>
          </table:table-cell>
        </table:table-row>
        <table:table-row table:style-name="ro1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They've been destroyed?$0e$0e#That's it then. $0e$0eWe shall withdraw.$0f</text:p>
          </table:table-cell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Look at that!$0e$0e#The enemy's abandoning the fortress!$0f</text:p>
          </table:table-cell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It appears that we've won.$0f</text:p>
          </table:table-cell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Shall we launch a pursuit, sir?$0f</text:p>
          </table:table-cell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o, $0ewe deal with the fortress first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You have my gratitude.$0fIt was your bravery that led me...$0e#...led US to victory.$0f</text:p>
          </table:table-cell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Thank you, sir.$0e We appreciate that.$0f</text:p>
          </table:table-cell>
        </table:table-row>
        <table:table-row table:style-name="ro1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The war has just begun.$0fThe road before us will be long#and hard.$0f</text:p>
          </table:table-cell>
        </table:table-row>
        <table:table-row table:style-name="ro1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No problem, sir.$0fAs long as you're in command,$0e#we can't lose!$0f</text:p>
          </table:table-cell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There is no one who#can defeat us.</text:p>
          </table:table-cell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I cannot believe we were defeated...$0f</text:p>
          </table:table-cell>
        </table:table-row>
        <table:table-row table:style-name="ro1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That was the famed Green Earth Air#Force?$0e What a disappointment.$0f</text:p>
          </table:table-cell>
        </table:table-row>
        <table:table-row table:style-name="ro1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</table:table-row>
        <table:table-row table:style-name="ro1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 $0eyou talk too much.$0e$0e Finish#the fortress before they return.$0f</text:p>
          </table:table-cell>
        </table:table-row>
        <table:table-row table:style-name="ro1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Leave it to me, and there will be no#problems. $0e$0eHeh heh heh...$0f</text:p>
          </table:table-cell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What are the enemy troops doing?$0f</text:p>
          </table:table-cell>
        </table:table-row>
        <table:table-row table:style-name="ro1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They appear to be gathering on a #small island on the inland sea.$0f</text:p>
          </table:table-cell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And our troops have surrounded#the sea?$0f</text:p>
          </table:table-cell>
        </table:table-row>
        <table:table-row table:style-name="ro1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Yes, sir.$0e$0e A complete wall encircles#them.$0fAll that remains is to destroy them#unit by unit with the Black Cannon.$0f</text:p>
          </table:table-cell>
        </table:table-row>
        <table:table-row table:style-name="ro1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It's too early to relax.$0e$0e Much could#happen before they are annihilated.$0fTell the troops to keep on their toes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</table:table-row>
        <table:table-row table:style-name="ro1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mander!$0e$0e#Incoming call from Commander Eagle!$0f</text:p>
          </table:table-cell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office:value-type="string">
            <text:p>From Eagle?$0e$0e#Patch him through.$0f</text:p>
          </table:table-cell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are you OK?$0f</text:p>
          </table:table-cell>
        </table:table-row>
        <table:table-row table:style-name="ro1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 $0eWe've hit a patch of rough#sea here. $0eThe enemy's surrounded us.$0fWe've got to find a way to save the#troops...$0f</text:p>
          </table:table-cell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Hold on. $0e$0eI've got some good news#for you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</table:table-row>
        <table:table-row table:style-name="ro1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That IS good news!$0fOK, $0eI'll launch a counteroffensive#timed with Kanbei's attack.$0f</text:p>
          </table:table-cell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You'll be aiming to take out those#2 Black Cannons, right?$0f</text:p>
          </table:table-cell>
        </table:table-row>
        <table:table-row table:style-name="ro1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Yep.$0e$0e We can mop up the rest of#the enemy once that's done.$0f</text:p>
          </table:table-cell>
        </table:table-row>
        <table:table-row table:style-name="ro1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Understood. $0e$0eI'll request that Kanbei's#troops target the Black Cannons, too.$0f</text:p>
          </table:table-cell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Thanks, Eagle.$0e You have this old#sailor's gratitude.$0f</text:p>
          </table:table-cell>
        </table:table-row>
        <table:table-row table:style-name="ro1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Save it for the victory celebration.$0e$0e#Good luck to you, Drake.$0f</text:p>
          </table:table-cell>
        </table:table-row>
        <table:table-row table:style-name="ro1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mander.$0e$0e Black Hole appears to#have the inland sea surrounded.$0f</text:p>
          </table:table-cell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What do we know of Green Earth's#Commander Drake?$0f</text:p>
          </table:table-cell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He's unharmed, sir.$0f</text:p>
          </table:table-cell>
        </table:table-row>
        <table:table-row table:style-name="ro1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</table:table-row>
        <table:table-row table:style-name="ro1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</table:table-row>
        <table:table-row table:style-name="ro1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Yes, sir.$0e$0e Mistress Lash says the#missiles won't even leave scratches.$0f</text:p>
          </table:table-cell>
        </table:table-row>
        <table:table-row table:style-name="ro1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If that's true, we're safe.$0fThey don't have many troops#deployed yet, do they?$0fAttack immediately.$0e An ounce of#prevention as they say.$0f</text:p>
          </table:table-cell>
        </table:table-row>
        <table:table-row table:style-name="ro1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The Black Cannons were destroyed.$0e$0e#Useless hunks of--$0fWe'll withdraw for the moment.$0e$0e#Adjust our preparations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mander Drake.$0e$0e#I am pleased to see you unharmed.$0f</text:p>
          </table:table-cell>
        </table:table-row>
        <table:table-row table:style-name="ro1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You have our gratitude for the#reinforcements.$0fI believe we might have gone down with#our ships if you hadn't come.$0f</text:p>
          </table:table-cell>
        </table:table-row>
        <table:table-row table:style-name="ro1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Nonsense. $0eEven surrounded, I believe#you would have turned the tables and$0femerged victorious.$0e#We simply sped the process up a bit.$0f</text:p>
          </table:table-cell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Thanks for the vote of confidence.$0f</text:p>
          </table:table-cell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I would like to battle at your#side again someday.$0f</text:p>
          </table:table-cell>
        </table:table-row>
        <table:table-row table:style-name="ro1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The feeling's mutual.$0fMaybe when we're storming Black#Hole's fortress...$0f</text:p>
          </table:table-cell>
        </table:table-row>
        <table:table-row table:style-name="ro1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May that day come soon.$0e$0e#Until then, good-bye.$0f</text:p>
          </table:table-cell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Good-bye!$0f</text:p>
          </table:table-cell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That was some rough#sailing!</text:p>
          </table:table-cell>
        </table:table-row>
        <table:table-row table:style-name="ro1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Barnacles!$0fMy apologies, Commander Kanbei.$0e$0e#I failed us both...$0f</text:p>
          </table:table-cell>
        </table:table-row>
        <table:table-row table:style-name="ro1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</table:table-row>
        <table:table-row table:style-name="ro1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That's it!$0fUse the reefs to cover my advance,$0e#then blast away with my battleships.$0fExcellent strategy, Commander#Kanbei!$0f</text:p>
          </table:table-cell>
        </table:table-row>
        <table:table-row table:style-name="ro1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Actually, $0emy daughter suggested that#strategy to me earlier!$0e Ha ha ha!$0f</text:p>
          </table:table-cell>
        </table:table-row>
        <table:table-row table:style-name="ro1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Mistress Lash, $0ethe battleships in need#of repair have all been docked.$0f</text:p>
          </table:table-cell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Let's get started then.$0f</text:p>
          </table:table-cell>
        </table:table-row>
        <table:table-row table:style-name="ro1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Before that, $0ewe'd better reply to#Commander Hawke's question.$0f</text:p>
          </table:table-cell>
        </table:table-row>
        <table:table-row table:style-name="ro1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Oh,$0e what a pain!$0e$0e#What did he want again?$0f</text:p>
          </table:table-cell>
        </table:table-row>
        <table:table-row table:style-name="ro1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The estimated time on the repairs.$0e$0e#Can they be done in 30 days?$0f</text:p>
          </table:table-cell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ays.$0f</text:p>
          </table:table-cell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Excuse me?$0f</text:p>
          </table:table-cell>
        </table:table-row>
        <table:table-row table:style-name="ro1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Under my brilliant direction, $0ethe#repairs will take 17 days.$0fNot 30, $0e17.$0f</text:p>
          </table:table-cell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However, the workers...$0e#Can they handle that pace?$0f</text:p>
          </table:table-cell>
        </table:table-row>
        <table:table-row table:style-name="ro1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Yes...um...OK.$0f</text:p>
          </table:table-cell>
        </table:table-row>
        <table:table-row table:style-name="ro1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We've received word the battleships#have docked. $0e$0eNot long now.$0f</text:p>
          </table:table-cell>
        </table:table-row>
        <table:table-row table:style-name="ro1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can you really pull this off#with this many troops?$0fIt's still not too late for Eagle#or me to provide reinforcements.$0f</text:p>
          </table:table-cell>
        </table:table-row>
        <table:table-row table:style-name="ro1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The more troops, $0ethe longer it takes#to get organized.$0fTime is of the essence here.$0e$0e We must#attack before the repairs are done!$0f</text:p>
          </table:table-cell>
        </table:table-row>
        <table:table-row table:style-name="ro1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That's true, but...$0fIf the enemy captures that airport,$0e#they'll deploy B copters and bombers.$0fAt any rate, $0eyou're in for rough seas.$0f</text:p>
          </table:table-cell>
        </table:table-row>
        <table:table-row table:style-name="ro1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Take a look, Drake.$0e$0e#For air units, I've got my A-airs.$0fI'm going to bathe those battleships#in artillery fire!$0e Watch and see!$0f</text:p>
          </table:table-cell>
        </table:table-row>
        <table:table-row table:style-name="ro1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What? $0eWe're under attack?!$0fThat's not fair!$0e$0e#We're in the middle of repairs!$0f</text:p>
          </table:table-cell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What are your orders,#Mistress Lash?$0f</text:p>
          </table:table-cell>
        </table:table-row>
        <table:table-row table:style-name="ro1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What are my orders?$0e$0e#Counterattack, you twerp!$0f</text:p>
          </table:table-cell>
        </table:table-row>
        <table:table-row table:style-name="ro1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So, we'll need to push back the#deadline on repairs...$0f</text:p>
          </table:table-cell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No way!$0f</text:p>
          </table:table-cell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office:value-type="string">
            <text:p>But... But...the deadline...$0f</text:p>
          </table:table-cell>
        </table:table-row>
        <table:table-row table:style-name="ro1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STOP SAYING THAT!$0e Just do as#you're told.$0e NOW!$0f</text:p>
          </table:table-cell>
        </table:table-row>
        <table:table-row table:style-name="ro1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Mistress Lash.$0e$0e We have one day#remaining to finish repairs.$0f</text:p>
          </table:table-cell>
        </table:table-row>
        <table:table-row table:style-name="ro1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I know, I know.$0e$0e#I'm busy right now. $0eCome back later.$0f</text:p>
          </table:table-cell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Perhaps we should rethink the#deadline after all...$0f</text:p>
          </table:table-cell>
        </table:table-row>
        <table:table-row table:style-name="ro1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You're such a pest!$0e$0e#We're almost finished!$0fIf you have enough time to keep#jabbering at me, then help!$0f</text:p>
          </table:table-cell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Yaaah!$0e Let me go!$0e Please!$0f</text:p>
          </table:table-cell>
        </table:table-row>
        <table:table-row table:style-name="ro1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mander!$0e$0e We found this in a#property we captured...$0f</text:p>
          </table:table-cell>
        </table:table-row>
        <table:table-row table:style-name="ro1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Yes, ma'am.$0e Understood.$0f</text:p>
          </table:table-cell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These Black Hole goons really are#trouble.$0f</text:p>
          </table:table-cell>
        </table:table-row>
        <table:table-row table:style-name="ro1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mander, $0ethe enemy battleships#have all been sunk.$0f</text:p>
          </table:table-cell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Well done.$0e$0e#Prepare to withdraw.$0f</text:p>
          </table:table-cell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Withdraw?$0f</text:p>
          </table:table-cell>
        </table:table-row>
        <table:table-row table:style-name="ro1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We've achieved our goal.$0fLet's vanish before they send out#more troops.$0f</text:p>
          </table:table-cell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Yes, ma'am. $0eWe'll get started right#away.$0f</text:p>
          </table:table-cell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Stick and move...$0e$0e#That's just like you, Jess.$0f</text:p>
          </table:table-cell>
        </table:table-row>
        <table:table-row table:style-name="ro1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o sense getting caught up in the#moment and getting your troops hurt.$0fWe seriously reduced the enemy's#firepower...$0e That's enough for now.$0f</text:p>
          </table:table-cell>
        </table:table-row>
        <table:table-row table:style-name="ro1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When you're right, you're right.$0e$0e#I'll help get your troops out of there.$0f</text:p>
          </table:table-cell>
        </table:table-row>
        <table:table-row table:style-name="ro1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What are you doing?!$0fWe can't fix the battleships if#they're all sunk, can we?!$0f</text:p>
          </table:table-cell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What... What should we do?$0f</text:p>
          </table:table-cell>
        </table:table-row>
        <table:table-row table:style-name="ro1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What else is there to do?$0e#We attack with all of our strength!$0fThey've made me mad, $0eand now#they're gonna pay big time!$0f</text:p>
          </table:table-cell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Mistress Lash, $0ethat's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The enemy's go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There's no sign of enemy units.$0fIt seems they've done what they set#out to do and left.$0f</text:p>
          </table:table-cell>
        </table:table-row>
        <table:table-row table:style-name="ro1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You've got to be joking!$0e$0e They#just sank my boats and took off?$0fI...am...so...angry!!!$0f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This should make things#a little easier for us.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mander, $0ethe battleships have#begun leaving port.$0f</text:p>
          </table:table-cell>
        </table:table-row>
        <table:table-row table:style-name="ro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how's the laser cannon coming?$0f</text:p>
          </table:table-cell>
        </table:table-row>
        <table:table-row table:style-name="ro1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Full steam ahead!$0fI've tweaked it so it can fire every#single day! $0eIt's sooo dangerous!!!$0f</text:p>
          </table:table-cell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h heh heh... $0eDelicious...$0e#How's Flak?$0f</text:p>
          </table:table-cell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y troops've been deployed,#like you wanted.$0f</text:p>
          </table:table-cell>
        </table:table-row>
        <table:table-row table:style-name="ro1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At last, we will neutralize the#Orange Star Army completely.$0f</text:p>
          </table:table-cell>
        </table:table-row>
        <table:table-row table:style-name="ro1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Why is Orange Star even here?$0fWe're in Green Earth now, aren't we?$0f</text:p>
          </table:table-cell>
        </table:table-row>
        <table:table-row table:style-name="ro1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It seems they're here bearing supplies.$0e#Meddlers!$0e They shouldn't have come!$0f</text:p>
          </table:table-cell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So are we going to attack soon?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office:value-type="string">
            <text:p>No. $0eFirst, we sugge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C'mon, e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mander, we have a communique#from the Black Hole Army.$0f</text:p>
          </table:table-cell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What does it say?$0f</text:p>
          </table:table-cell>
        </table:table-row>
        <table:table-row table:style-name="ro1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They recommend we surrender.#They're awaiting our response.$0f</text:p>
          </table:table-cell>
        </table:table-row>
        <table:table-row table:style-name="ro1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Surrender?!$0fRight, here's my reply, $0eand I want#you to take this down word for word...$0f</text:p>
          </table:table-cell>
        </table:table-row>
        <table:table-row table:style-name="ro1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mander!$0e$0e Black Hole has demanded#that Orange Star surrender.$0f</text:p>
          </table:table-cell>
        </table:table-row>
        <table:table-row table:style-name="ro1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I believe Sami's commanding the#Orange Star forces...$0fWhat was her reply?$0f</text:p>
          </table:table-cell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Well, in a word,$0e she turned#them down flat.$0f</text:p>
          </table:table-cell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What exactly did she say?$0f</text:p>
          </table:table-cell>
        </table:table-row>
        <table:table-row table:style-name="ro1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I'd rather not say. It$0e wasn't#the most...$0epolite response.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No. $0eFirst, we sugge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st they surrender.$0e#Their CO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nvinced to come#along quietly.$0e Heh heh heh...$0f</text:p>
          </table:table-cell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..$0f</text:p>
          </table:table-cell>
        </table:table-row>
        <table:table-row table:style-name="ro1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Yes, sir, it would.$0f</text:p>
          </table:table-cell>
        </table:table-row>
        <table:table-row table:style-name="ro1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Get anyone who's available ready#for combat.$0e$0e We go now!$0f</text:p>
          </table:table-cell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ir,$0e the enemy outnumbers us by...$0f</text:p>
          </table:table-cell>
        </table:table-row>
        <table:table-row table:style-name="ro1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</table:table-row>
        <table:table-row table:style-name="ro1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mander, $0ewe successfully joined#up with the Orange Star Army.$0f</text:p>
          </table:table-cell>
        </table:table-row>
        <table:table-row table:style-name="ro1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OK.$0e Now guard them.$0fOur purpose here is to save the#Orange Star troops.$0f</text:p>
          </table:table-cell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Are you all right, Sami?$0f</text:p>
          </table:table-cell>
        </table:table-row>
        <table:table-row table:style-name="ro1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 $0eSo it was you who saved us.$0fI apologize.$0e$0e I never meant to#be a burden on Green Earth.$0f</text:p>
          </table:table-cell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Don't be foolish.$0f</text:p>
          </table:table-cell>
        </table:table-row>
        <table:table-row table:style-name="ro1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We were trying to bring you supplies,#and we let ourselves get surrounded...$0f</text:p>
          </table:table-cell>
        </table:table-row>
        <table:table-row table:style-name="ro1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Everyone makes mistakes.$0e$0e It#turned out all right. $0e$0eLet it go.$0f</text:p>
          </table:table-cell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Yes, but...$0f</text:p>
          </table:table-cell>
        </table:table-row>
        <table:table-row table:style-name="ro1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Thank you, Eagle.$0f</text:p>
          </table:table-cell>
        </table:table-row>
        <table:table-row table:style-name="ro1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I should be thanking you.$0fWe're very grateful for the supplies.$0e$0e#I think they'll ease our burden a bit.$0f</text:p>
          </table:table-cell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I will not permit the#enemy a moment's rest!</text:p>
          </table:table-cell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Black Hole has beaten us...$0f</text:p>
          </table:table-cell>
        </table:table-row>
        <table:table-row table:style-name="ro1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is the airport completed?$0f</text:p>
          </table:table-cell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Yep!$0e I built it to your specs, but...$0f</text:p>
          </table:table-cell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But what?$0f</text:p>
          </table:table-cell>
        </table:table-row>
        <table:table-row table:style-name="ro1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Are you sure you want a standard#airport?$0e$0e Lemme add some options!$0f</text:p>
          </table:table-cell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tions?$0e$0e#What are you talking about?$0f</text:p>
          </table:table-cell>
        </table:table-row>
        <table:table-row table:style-name="ro1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You know, all kinds of stuff.$0e$0e#Like a self-destruct system.$0f</text:p>
          </table:table-cell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ot necessary.$0f</text:p>
          </table:table-cell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Tsk! $0eBoooooring!$0f</text:p>
          </table:table-cell>
        </table:table-row>
        <table:table-row table:style-name="ro1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If it's ready,$0e I'd like to use it now.$0e$0e#The enemy is close at hand.$0f</text:p>
          </table:table-cell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Go ahead, be my guest.$0f</text:p>
          </table:table-cell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The enemy's built an airport?$0f</text:p>
          </table:table-cell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hey'll finish it shortly, sir.$0f</text:p>
          </table:table-cell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You didn't notice this earlier?$0f</text:p>
          </table:table-cell>
        </table:table-row>
        <table:table-row table:style-name="ro1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They must have hidden it somehow.$0fPlus, they built it in such a short#amount of time. $0eAmazing speed.$0f</text:p>
          </table:table-cell>
        </table:table-row>
        <table:table-row table:style-name="ro1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I see...$0fThanks for the intel.$0e Good work.$0f</text:p>
          </table:table-cell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Yes, sir. $0eThank you, sir.$0f</text:p>
          </table:table-cell>
        </table:table-row>
        <table:table-row table:style-name="ro1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</table:table-row>
        <table:table-row table:style-name="ro1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The enemy is retreating on all fronts.$0f</text:p>
          </table:table-cell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It looks like we won. $0eSomehow...$0f</text:p>
          </table:table-cell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So I'm here for no reason, eh?$0f</text:p>
          </table:table-cell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You came to lend a hand!$0f</text:p>
          </table:table-cell>
        </table:table-row>
        <table:table-row table:style-name="ro1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I heard the enemy was mainly air units.$0fI left the front under the command of#the subcommander,$0fbut it looks like I worried for nothing.$0f</text:p>
          </table:table-cell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I got lucky.$0f</text:p>
          </table:table-cell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t was more than luck.$0f</text:p>
          </table:table-cell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How so?$0f</text:p>
          </table:table-cell>
        </table:table-row>
        <table:table-row table:style-name="ro1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</table:table-row>
        <table:table-row table:style-name="ro1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It's nothing you or Jess couldn't have#done.$0e I'm not so...$0f</text:p>
          </table:table-cell>
        </table:table-row>
        <table:table-row table:style-name="ro1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Perhaps it's your humility that#people find so appealing...$0f</text:p>
          </table:table-cell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Blow me down...#We finally won.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CO?$0f</text:p>
          </table:table-cell>
        </table:table-row>
        <table:table-row table:style-name="ro1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CO?$0f</text:p>
          </table:table-cell>
        </table:table-row>
        <table:table-row table:style-name="ro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 $0eFlak's here.$0f</text:p>
          </table:table-cell>
        </table:table-row>
        <table:table-row table:style-name="ro1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Why? He's supposed to be implementing#my plan elsewhere.$0f</text:p>
          </table:table-cell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He said he's got something to talk#to you about.$0f</text:p>
          </table:table-cell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Very well.$0e$0e#Send him in.$0f</text:p>
          </table:table-cell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Heard you were launching an attack.$0f</text:p>
          </table:table-cell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Yes.$0f</text:p>
          </table:table-cell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Near the volcano.$0f</text:p>
          </table:table-cell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That's correct.$0f</text:p>
          </table:table-cell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Sounds dangerous.$0f</text:p>
          </table:table-cell>
        </table:table-row>
        <table:table-row table:style-name="ro1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Which is why we're doing it.$0fThe volcano disrupts the air currents.$0fOur enemies will be unable to use#their best troops, their air force.$0f</text:p>
          </table:table-cell>
        </table:table-row>
        <table:table-row table:style-name="ro1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But there's lava flying everywhere.$0e#Our own troops are being injured, too.$0f</text:p>
          </table:table-cell>
        </table:table-row>
        <table:table-row table:style-name="ro1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Which means what to us, exactly?$0fAny losses we incur are acceptable#in the name of victory.$0f</text:p>
          </table:table-cell>
        </table:table-row>
        <table:table-row table:style-name="ro1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But the strength of the enemy forces#attacking my front...$0f</text:p>
          </table:table-cell>
        </table:table-row>
        <table:table-row table:style-name="ro1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Now I see.$0e This is all about you.$0fPretending to be concerned about the#troops when it's your own skin...$0f</text:p>
          </table:table-cell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Whuh!?$0e$0e No, that's--$0f</text:p>
          </table:table-cell>
        </table:table-row>
        <table:table-row table:style-name="ro1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Before you question my plans again,$0fI suggest you win a battle with one#of your own devising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The lava's going to make little#people pancakes!$0e$0e Tee hee hee!$0f</text:p>
          </table:table-cell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The enemy's preparing an attack near#the volcano?$0f</text:p>
          </table:table-cell>
        </table:table-row>
        <table:table-row table:style-name="ro1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What're you going to do, Eagle?$0e$0e#You can't fly near that thing.$0f</text:p>
          </table:table-cell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In that case, $0ewe'll meet the foe#on the ground.$0f</text:p>
          </table:table-cell>
        </table:table-row>
        <table:table-row table:style-name="ro1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Hold on, Eagle!$0e$0e You know you're not#at your best on the ground.$0fLet me take care of this.$0e$0e#Ground combat's my specialty.$0f</text:p>
          </table:table-cell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Hey! $0eJess!$0e#Stop right--$0f</text:p>
          </table:table-cell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She's gone.$0f</text:p>
          </table:table-cell>
        </table:table-row>
        <table:table-row table:style-name="ro1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Does she think she can decide who's#going?$0e$0e Who does she...$0f</text:p>
          </table:table-cell>
        </table:table-row>
        <table:table-row table:style-name="ro1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Jess is right.$0e$0e#Let her take care of this.$0f</text:p>
          </table:table-cell>
        </table:table-row>
        <table:table-row table:style-name="ro1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Yes, I know she's right.$0e$0e#I'm just$0e$0e letting off steam.$0f</text:p>
          </table:table-cell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 $0ecan you hear me?$0f</text:p>
          </table:table-cell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 $0e$0eWhat is it?$0f</text:p>
          </table:table-cell>
        </table:table-row>
        <table:table-row table:style-name="ro1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It seems that the lava from the#volcano falls in a set pattern.$0fIf you can decipher it, you might be#able to use it to your advantage.$0f</text:p>
          </table:table-cell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That's good intel. $0e$0eThanks.$0f</text:p>
          </table:table-cell>
        </table:table-row>
        <table:table-row table:style-name="ro1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Don't endanger yourself by trying#anything foolish.$0e$0e Luck be with you.$0f</text:p>
          </table:table-cell>
        </table:table-row>
        <table:table-row table:style-name="ro1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They've made it this far.$0e$0e#We should withdraw for now.$0f</text:p>
          </table:table-cell>
        </table:table-row>
        <table:table-row table:style-name="ro1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Tell the troops they fought well#under these terrible conditions.$0fTell them I'm proud of them.$0f</text:p>
          </table:table-cell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Yes, ma'am.$0f</text:p>
          </table:table-cell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 $0ethat was well done.$0f</text:p>
          </table:table-cell>
        </table:table-row>
        <table:table-row table:style-name="ro1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It was all the soldiers' doing.$0e$0e#I just nudged them along.$0f</text:p>
          </table:table-cell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That's exactly right.$0f</text:p>
          </table:table-cell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 $0estow that bilge.$0f</text:p>
          </table:table-cell>
        </table:table-row>
        <table:table-row table:style-name="ro1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However, $0eyou weren't terrible, Red.$0e$0e#Try to continue not screwing up.$0f</text:p>
          </table:table-cell>
        </table:table-row>
        <table:table-row table:style-name="ro1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Now, $0ehold on a minute, Eagle...$0fWhere did he go?$0f</text:p>
          </table:table-cell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believe it or not,$0e he meant#that as a compliment.$0f</text:p>
          </table:table-cell>
        </table:table-row>
        <table:table-row table:style-name="ro1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I know that.$0fI was just wondering if he couldn't#find a better way to do it.$0f</text:p>
          </table:table-cell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Looks like I survived#another day.</text:p>
          </table:table-cell>
        </table:table-row>
        <table:table-row table:style-name="ro1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y inexperience caused me to lose#those soldiers...$0eright in front of me...$0f</text:p>
          </table:table-cell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</table:table-row>
        <table:table-row table:style-name="ro1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I took off without authorization, and#this is what I get.$0e Go ahead and laugh.$0f</text:p>
          </table:table-cell>
        </table:table-row>
        <table:table-row table:style-name="ro1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</table:table-row>
        <table:table-row table:style-name="ro1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</table:table-row>
        <table:table-row table:style-name="ro1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According to the map we recovered,$0e#the lab should be in this area.$0f</text:p>
          </table:table-cell>
        </table:table-row>
        <table:table-row table:style-name="ro1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So the freebooters are working#on some sort of new tank?$0f</text:p>
          </table:table-cell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Perhaps.$0f</text:p>
          </table:table-cell>
        </table:table-row>
        <table:table-row table:style-name="ro1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From what we know, the contingent#guarding the place is fairly small.$0f</text:p>
          </table:table-cell>
        </table:table-row>
        <table:table-row table:style-name="ro1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So if we're going to attack, $0ewe#should do it now.$0f</text:p>
          </table:table-cell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I agree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You two can agree on something.$0f</text:p>
          </table:table-cell>
        </table:table-row>
        <table:table-row table:style-name="ro1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We're both trying to come up with a#plan to save Green Earth.$0fIt seems to me that sharing some of#the same opinions is only natural.$0f</text:p>
          </table:table-cell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That's right.$0e$0e#Eagle's exactly right.$0f</text:p>
          </table:table-cell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Say no more.$0f</text:p>
          </table:table-cell>
        </table:table-row>
        <table:table-row table:style-name="ro1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here is one thing that concerns me,#though.$0fThe enemy has a large force#heading this way.$0f</text:p>
          </table:table-cell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When will they arrive?$0f</text:p>
          </table:table-cell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According to our intel, $0ein 10 days.$0f</text:p>
          </table:table-cell>
        </table:table-row>
        <table:table-row table:style-name="ro1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So we must capture the lab by then.$0e$0e#It's going to be a hectic 9 days.$0f</text:p>
          </table:table-cell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I will get the enemy's new tank.$0f</text:p>
          </table:table-cell>
        </table:table-row>
        <table:table-row table:style-name="ro1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I bet that new tank would improve my#combat prowess.$0f</text:p>
          </table:table-cell>
        </table:table-row>
        <table:table-row table:style-name="ro1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With that new tank,$0e I'm sure our#casualties would drop.$0f</text:p>
          </table:table-cell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Day 9 already?$0e$0e#I'll clean things up today!$0f</text:p>
          </table:table-cell>
        </table:table-row>
        <table:table-row table:style-name="ro1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ay 9...$0e Gotta finish up today.$0e$0e#Ahoy, mateys! $0eLook alive!$0f</text:p>
          </table:table-cell>
        </table:table-row>
        <table:table-row table:style-name="ro1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The enemy battalion arrives tomorrow.$0e#I must complete the mission today.$0f</text:p>
          </table:table-cell>
        </table:table-row>
        <table:table-row table:style-name="ro1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Well? $0e$0eDid you find the plans#for the new tank?$0f</text:p>
          </table:table-cell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I heard that they'd just been found.$0f</text:p>
          </table:table-cell>
        </table:table-row>
        <table:table-row table:style-name="ro1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This brings us one step closer to#matching the enemy's strength.$0f</text:p>
          </table:table-cell>
        </table:table-row>
        <table:table-row table:style-name="ro1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h.$0e$0e I'm looking forward to#trying out those new tanks.$0f</text:p>
          </table:table-cell>
        </table:table-row>
        <table:table-row table:style-name="ro1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At last, $0ea chance to demonstrate#my specialty.$0f</text:p>
          </table:table-cell>
        </table:table-row>
        <table:table-row table:style-name="ro1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office:value-type="string">
            <text:p>Excuse me? $0eEagle, you're just a#glorified flyboy, right?$0fLeave those new tanks to the ground-#combat expert. $0eThat's me!$0f</text:p>
          </table:table-cell>
        </table:table-row>
        <table:table-row table:style-name="ro1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Who's a glorified flyboy?!$0fIf we leave these new tanks in your#hands, Red, $0ethey'll be wasted!$0f</text:p>
          </table:table-cell>
        </table:table-row>
        <table:table-row table:style-name="ro1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What did you say?!$0e$0e#I dare you to say that again, Eagle!$0f</text:p>
          </table:table-cell>
        </table:table-row>
        <table:table-row table:style-name="ro1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Stop it, you two!$0fWhew...$0e And it all comes back to#an argument.$0fI wish this were more than just#an excuse for you two to fight.$0f</text:p>
          </table:table-cell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These tanks will cement#our victory.</text:p>
          </table:table-cell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With these new tanks,#nothing scares me.</text:p>
          </table:table-cell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I'll be happy if these#help save allied lives.</text:p>
          </table:table-cell>
        </table:table-row>
        <table:table-row table:style-name="ro1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 $0eJess.$0e$0e#Let's try this again.$0fIf we destroy that pipe correctly,$0e#I think we can divide the enemy.$0f</text:p>
          </table:table-cell>
        </table:table-row>
        <table:table-row table:style-name="ro1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You're right, Drake.$0fBut this Fog of War makes moving#tough.$0e$0e We've gotta use our$0fvision range and advance cautiously.$0f</text:p>
          </table:table-cell>
        </table:table-row>
        <table:table-row table:style-name="ro1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Wrong. $0eWouldn't it be faster to swoop#in and rout the enemy completely?$0fWith my air units, $0eit would be...$0f</text:p>
          </table:table-cell>
        </table:table-row>
        <table:table-row table:style-name="ro1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You never change, Eagle.$0e Your#tactics are too reckless to--$0f</text:p>
          </table:table-cell>
        </table:table-row>
        <table:table-row table:style-name="ro1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And you're too deliberate, Red.$0e#You sit, sit, sit,$0e and nothing else!$0f</text:p>
          </table:table-cell>
        </table:table-row>
        <table:table-row table:style-name="ro1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By Neptune's beard!$0e$0e Stop your#caterwauling, you two.$0fAll you ever do is fight!$0f</text:p>
          </table:table-cell>
        </table:table-row>
        <table:table-row table:style-name="ro1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Lord Hawke, $0ethe enemy has finished#establishing their field HQ.$0f</text:p>
          </table:table-cell>
        </table:table-row>
        <table:table-row table:style-name="ro1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It has come to this...$0ebrought to bay#against our own factory.$0f</text:p>
          </table:table-cell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Here, Lord Sturm.$0f</text:p>
          </table:table-cell>
        </table:table-row>
        <table:table-row table:style-name="ro1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ain yourself.$0e$0e The enemy has#routed your wretched companions...$0fAnd here you are, cringing like a dog#with its tail between its leg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ct my factory at any cost.$0fIf you fail, $0eyou will know no#peace and no forgiveness, cur.$0f</text:p>
          </table:table-cell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Yes, my liege.$0f</text:p>
          </table:table-cell>
        </table:table-row>
        <table:table-row table:style-name="ro1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 soon as we're ready, $0ebegin the#attack on that factory.$0f</text:p>
          </table:table-cell>
        </table:table-row>
        <table:table-row table:style-name="ro1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Think we can handle this on our own?$0fIt looks like Black Hole is mustering#all its troops.$0f</text:p>
          </table:table-cell>
        </table:table-row>
        <table:table-row table:style-name="ro1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This war won't end until we destroy#that factory.$0fIf we don't do this, no one will.$0f</text:p>
          </table:table-cell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That's not exactly true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If we pool our might and fight as one,#our chance of victory increases.$0fIsn't that so, Nell?$0f</text:p>
          </table:table-cell>
        </table:table-row>
        <table:table-row table:style-name="ro1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Yes, it is.$0e$0e We want to help as well.$0fBlue Moon can't send soldiers, $0ebut#their support is unwavering.$0f</text:p>
          </table:table-cell>
        </table:table-row>
        <table:table-row table:style-name="ro1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I understand...$0e It's not like we've#been fighting this war on our own.$0f</text:p>
          </table:table-cell>
        </table:table-row>
        <table:table-row table:style-name="ro1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Together, $0ewe stand strong.$0e$0e#Now let's go liberate Green Earth!$0f</text:p>
          </table:table-cell>
        </table:table-row>
        <table:table-row table:style-name="ro1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It's almost time.$0e$0e I think air#units have the advantage here.$0f</text:p>
          </table:table-cell>
        </table:table-row>
        <table:table-row table:style-name="ro1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It looks like Green Earth would have#an advantage with air units...$0fCan I navigate these waters?$0e Only#one way to find out! $0eAnchors aweigh!$0f</text:p>
          </table:table-cell>
        </table:table-row>
        <table:table-row table:style-name="ro1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We definitely need air support here.$0fI hope this is the last battle.$0f</text:p>
          </table:table-cell>
        </table:table-row>
        <table:table-row table:style-name="ro1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Here we turn the tables on the foe!$0fAs long as Kanbei is here,$0e#the enemy shall know no peace!$0f</text:p>
          </table:table-cell>
        </table:table-row>
        <table:table-row table:style-name="ro1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We're closest to the factory.$0fThe keys to this battle are taking the#cannon and circling behind the enemy.$0f</text:p>
          </table:table-cell>
        </table:table-row>
        <table:table-row table:style-name="ro1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That enemy CO seems like a#tough guy...$0fBut I see right through him, and#I'm going for his weak point!$0f</text:p>
          </table:table-cell>
        </table:table-row>
        <table:table-row table:style-name="ro1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We're in charge of the land campaign!$0fWahoo!$0e I'm ready to go!$0f</text:p>
          </table:table-cell>
        </table:table-row>
        <table:table-row table:style-name="ro1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That Hawke is a little scary...$0fBut I won't back down, $0eand I#won't lose a land battle!$0f</text:p>
          </table:table-cell>
        </table:table-row>
        <table:table-row table:style-name="ro1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Leave the ground battle to me!$0fIt's time to let loose with a#good, old-fashioned beatdown!$0f</text:p>
          </table:table-cell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 this the end?$0f</text:p>
          </table:table-cell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mander?$0e#What are your orders, sir?$0f</text:p>
          </table:table-cell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Do as you please.$0f</text:p>
          </table:table-cell>
        </table:table-row>
        <table:table-row table:style-name="ro1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and you, Commander?$0fYou're not planning on going down#with the...er...factory?$0f</text:p>
          </table:table-cell>
        </table:table-row>
        <table:table-row table:style-name="ro1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Fool!$0e This place may be important,$0e#but I've no desire to die with it.$0fNow go! $0eIf you want to save your#skin, $0eyou must do it yourself!$0f</text:p>
          </table:table-cell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Yes, sir.$0f Farewell, sir.$0f</text:p>
          </table:table-cell>
        </table:table-row>
        <table:table-row table:style-name="ro1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h...$0e This is one situation I never#expected myself to be in.$0fI survive, though.$0e And where there's#life, there is opportunity.$0f</text:p>
          </table:table-cell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The factory is captured!$0f</text:p>
          </table:table-cell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And the enemy CO?$0f</text:p>
          </table:table-cell>
        </table:table-row>
        <table:table-row table:style-name="ro1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Missing in action, sir.$0e He disappeared#at the time the factory was secured.$0f</text:p>
          </table:table-cell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Really...$0e$0e Nice work, soldier.$0f</text:p>
          </table:table-cell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Thank you, ma'am!$0f</text:p>
          </table:table-cell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It's over at last.$0f</text:p>
          </table:table-cell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Peace will now return to#Green Earth.$0f</text:p>
          </table:table-cell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Whew...$0e That's nice.$0f</text:p>
          </table:table-cell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uh? $0eThat was unexpected.$0f</text:p>
          </table:table-cell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m? $0eWhat was?$0f</text:p>
          </table:table-cell>
        </table:table-row>
        <table:table-row table:style-name="ro1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"Nice"? $0eI thought you'd be#more...$0eexcited.$0f</text:p>
          </table:table-cell>
        </table:table-row>
        <table:table-row table:style-name="ro1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I'm thrilled.$0e#I just want to take a nap is all.$0fYaaaaawn! $0eI'm bushed!$0f</text:p>
          </table:table-cell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 ha haa...$0f</text:p>
          </table:table-cell>
        </table:table-row>
        <table:table-row table:style-name="ro1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Congratulations on your victory.$0e$0e#As your ally, we are very happy.$0f</text:p>
          </table:table-cell>
        </table:table-row>
        <table:table-row table:style-name="ro1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We couldn't have done it without#your assistance.$0fOn behalf of the people of Green#Earth, I thank you.$0f</text:p>
          </table:table-cell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Hearing that makes the journey#worthwhile.$0f</text:p>
          </table:table-cell>
        </table:table-row>
        <table:table-row table:style-name="ro1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Yes, it does.$0fNow,$0e Commander Eagle, $0eI think you#grasp the situation, but...$0f</text:p>
          </table:table-cell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Yes. $0eThe war is not yet finished.$0f</text:p>
          </table:table-cell>
        </table:table-row>
        <table:table-row table:style-name="ro1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ct.$0e You know where that pipe#leads...$0fUntil we've defeated Black Hole on#their own turf, $0ethe war will never$0ftruly be finished.$0f</text:p>
          </table:table-cell>
        </table:table-row>
        <table:table-row table:style-name="ro1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It sounds like things are just going to#continue getting tougher.$0f</text:p>
          </table:table-cell>
        </table:table-row>
        <table:table-row table:style-name="ro1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It's not like the combat we've seen#up to now has been child's play.$0fNo matter who the foe may be,$0e#we won't lose.$0f</text:p>
          </table:table-cell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Next is the enemy#citadel.</text:p>
          </table:table-cell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We did it! Green Earth#is free!</text:p>
          </table:table-cell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We made it...#I'm glad that's done.</text:p>
          </table:table-cell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A fight worthy of#a samurai.</text:p>
          </table:table-cell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All that's left is Black#Hole's citadel.</text:p>
          </table:table-cell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Woh ho ho ho! Just a#bunch of green recruits!</text:p>
          </table:table-cell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And that...is that!</text:p>
          </table:table-cell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I guess that wraps things#up here.</text:p>
          </table:table-cell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I'm tellin' you, there's#no way we can lose.</text:p>
          </table:table-cell>
        </table:table-row>
        <table:table-row table:style-name="ro1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I can't believe one guy did that...$0e#Crud! $0eI am sooooo mad!$0f</text:p>
          </table:table-cell>
        </table:table-row>
        <table:table-row table:style-name="ro1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The Black Cannons and the mini-#cannons are the problem.$0fThe sheer number of those things#makes advancing near impossible.$0f</text:p>
          </table:table-cell>
        </table:table-row>
        <table:table-row table:style-name="ro1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You're right...$0e Maybe we should give#each army a specific role.$0f</text:p>
          </table:table-cell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A role?$0f</text:p>
          </table:table-cell>
        </table:table-row>
        <table:table-row table:style-name="ro1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Yellow Comet will advance on the#factory.$0f</text:p>
          </table:table-cell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ctly!$0e#As quick as ever, Sonja.$0f</text:p>
          </table:table-cell>
        </table:table-row>
        <table:table-row table:style-name="ro1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We'll capture the base below the#factory $0eand target the pipe.$0f</text:p>
          </table:table-cell>
        </table:table-row>
        <table:table-row table:style-name="ro1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All right, then.$0e Let's move out.$0e$0e#This time, $0evictory will be ours!$0f</text:p>
          </table:table-cell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Father!$0e$0e#Come quickly!$0f</text:p>
          </table:table-cell>
        </table:table-row>
        <table:table-row table:style-name="ro1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What good timing.$0fI can't seem to find my other sock...$0f</text:p>
          </table:table-cell>
        </table:table-row>
        <table:table-row table:style-name="ro1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</table:table-row>
        <table:table-row table:style-name="ro1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What?$0fPut all of our forces on alert!$0fThey must be ready to move on a#moment's notice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 $0eis there anything else?$0f</text:p>
          </table:table-cell>
        </table:table-row>
        <table:table-row table:style-name="ro1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Well, $0eat this point, we don't#know whose troops they are.$0fHowever, $0ewe must consider the#possibility that they're...$0f</text:p>
          </table:table-cell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Hostile forces...$0e#Yes, we must consider that.$0f</text:p>
          </table:table-cell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When did you arrive!?$0e Why...$0f</text:p>
          </table:table-cell>
        </table:table-row>
        <table:table-row table:style-name="ro1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Can't an old man drop in and check#up on a former student, Kanbei?$0fIt doesn't sound like we'll have#time for tea and small talk, though.$0f</text:p>
          </table:table-cell>
        </table:table-row>
        <table:table-row table:style-name="ro1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Does this mean we can count on your#assistance, Sensei?$0f</text:p>
          </table:table-cell>
        </table:table-row>
        <table:table-row table:style-name="ro1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</table:table-row>
        <table:table-row table:style-name="ro1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Preparations complete, Commander!$0e$0e#Yellow Comet Army is ready to move!$0f</text:p>
          </table:table-cell>
        </table:table-row>
        <table:table-row table:style-name="ro1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Listen to me! $0eWe march to war, and#we shall not be defeated!$0f</text:p>
          </table:table-cell>
        </table:table-row>
        <table:table-row table:style-name="ro1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What are the conditions in this#region, Sonja?$0fEh? $0e$0eWhat's that?$0e#Danger!$0e Sound the alarm!$0f</text:p>
          </table:table-cell>
        </table:table-row>
        <table:table-row table:style-name="ro1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</table:table-row>
        <table:table-row table:style-name="ro1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mander!$0e$0e#We're under attack!$0f</text:p>
          </table:table-cell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What?$0e$0e#The enemy is here?!$0f</text:p>
          </table:table-cell>
        </table:table-row>
        <table:table-row table:style-name="ro1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Don't worry, Sonja.$0e$0e#I will go.$0f</text:p>
          </table:table-cell>
        </table:table-row>
        <table:table-row table:style-name="ro1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But...$0e But...$0fWhat if the enemy reaches them first?$0e$0e#You'll be...$0f</text:p>
          </table:table-cell>
        </table:table-row>
        <table:table-row table:style-name="ro1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I am the leader of this country.$0e#I shall not fail in my duty.$0fMove out! $0eKanbei's forces ride!$0f</text:p>
          </table:table-cell>
        </table:table-row>
        <table:table-row table:style-name="ro1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</table:table-row>
        <table:table-row table:style-name="ro1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I understand.$0fDo not fear, my loyal subjects.$0e$0e#Kanbei rides with you!$0f</text:p>
          </table:table-cell>
        </table:table-row>
        <table:table-row table:style-name="ro1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office:value-type="string">
            <text:p>I$0e-I don't believe it...$0e$0e#They were...stronger than me?$0fMust find a way...$0e#to escape...$0f</text:p>
          </table:table-cell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The enemy has been routed!$0f</text:p>
          </table:table-cell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I'm sorry, $0eFather.$0e$0e#I almost destroyed us all.$0f</text:p>
          </table:table-cell>
        </table:table-row>
        <table:table-row table:style-name="ro1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What, your silos? $0eDon't be#ridiculous, Sonja.$0fIt is because of those silos that we#won here today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There's no rest for the weary!$0fBattle awaits, and we must ride forth#to meet it!$0f</text:p>
          </table:table-cell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Raise your voices#in victory!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Are you sure the enemy is here?$0f</text:p>
          </table:table-cell>
        </table:table-row>
        <table:table-row table:style-name="ro1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Yes. $0eSomewhere.$0e$0e#My reports say that...$0fEeeek!$0f</text:p>
          </table:table-cell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Are you all right?$0f</text:p>
          </table:table-cell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Ouch...$0f</text:p>
          </table:table-cell>
        </table:table-row>
        <table:table-row table:style-name="ro1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Blood! $0eSonja, you're bleeding!$0e$0e#Quickly! $0ePrepare for a transfusion!$0f</text:p>
          </table:table-cell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ir?$0f</text:p>
          </table:table-cell>
        </table:table-row>
        <table:table-row table:style-name="ro1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Fa$0e-Father!$0e#Stop!$0fI just fell down.$0e$0e#Please stop overreacting.$0f</text:p>
          </table:table-cell>
        </table:table-row>
        <table:table-row table:style-name="ro1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</table:table-row>
        <table:table-row table:style-name="ro1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Ooh! $0e$0eI am a Yellow Comet CO!$0fI can handle this responsibility!#I'll prove it to you!$0f</text:p>
          </table:table-cell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But, Sonja...$0e#I...$0f</text:p>
          </table:table-cell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Wait!$0e$0e#Father, $0elook at that!$0f</text:p>
          </table:table-cell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m?$0e$0e#That...$0e That's...$0f</text:p>
          </table:table-cell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A huge enemy stronghold?$0e$0e#When did that get there?$0f</text:p>
          </table:table-cell>
        </table:table-row>
        <table:table-row table:style-name="ro1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How dare they build that monstrosity#on our sacred soil!$0fIt is time to clean the rust#from my blade!$0f</text:p>
          </table:table-cell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tience, Father!$0e$0e#First, we need to reconnoiter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Intel is the most important part of#combat.$0fRushing blindly to war just increases#your casualties. $0eLeave this to me.$0f</text:p>
          </table:table-cell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ever!$0e$0e#It is too dangerous.$0f</text:p>
          </table:table-cell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I think you should let her go.$0f</text:p>
          </table:table-cell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I don't...$0f</text:p>
          </table:table-cell>
        </table:table-row>
        <table:table-row table:style-name="ro1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is a respected CO in the#Yellow Comet Army.$0fBelieve in your daughter, Kanbei.$0e#It's the right thing to do.$0f</text:p>
          </table:table-cell>
        </table:table-row>
        <table:table-row table:style-name="ro1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 $0eare you truly ready for this?$0f</text:p>
          </table:table-cell>
        </table:table-row>
        <table:table-row table:style-name="ro1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One hundred percent!$0fI'm your daughter, aren't I?!$0e$0e#I'll prove I'm worthy to command.$0f</text:p>
          </table:table-cell>
        </table:table-row>
        <table:table-row table:style-name="ro1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</table:table-row>
        <table:table-row table:style-name="ro1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h heh... $0eIt seems that this terrain#has our friends in a quandary.$0fNot that it matters. $0eWhatever they#decide to do, $0ethey can only fail.$0f</text:p>
          </table:table-cell>
        </table:table-row>
        <table:table-row table:style-name="ro1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CO Adder of the Black Hole Army,#I presume.$0fI should have known Black Hole#was behind this!$0f</text:p>
          </table:table-cell>
        </table:table-row>
        <table:table-row table:style-name="ro1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</table:table-row>
        <table:table-row table:style-name="ro1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mander! $0eThis was found when we#captured a new base.$0f</text:p>
          </table:table-cell>
        </table:table-row>
        <table:table-row table:style-name="ro1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</table:table-row>
        <table:table-row table:style-name="ro1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Yes, ma'am!$0e$0e#I'll deliver it to CO Kanbei right away!$0f</text:p>
          </table:table-cell>
        </table:table-row>
        <table:table-row table:style-name="ro1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Now, $0eI just have to do something#with this mess.$0f</text:p>
          </table:table-cell>
        </table:table-row>
        <table:table-row table:style-name="ro1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What? $0eIt can't be!$0e$0e#Our beautiful fortress...$0fWe were unlucky, $0enothing more.$0fAnd so, $0efor now, $0ewe must retreat.$0f</text:p>
          </table:table-cell>
        </table:table-row>
        <table:table-row table:style-name="ro1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Whew...$0e We won. Somehow, we won!$0f</text:p>
          </table:table-cell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Father, $0edid you observe the battle?$0f</text:p>
          </table:table-cell>
        </table:table-row>
        <table:table-row table:style-name="ro1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I did. $0e$0eThose were dangerous tactics#you employed, Daughter.$0fHowever, I was mistaken. $0e$0eYou were#the perfect CO to fight this fight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However, $0ethis war is going to become#more dangerous, and more violent.$0fYou must never let your guard down.$0e$0e#Do you understand, Sonja?$0f</text:p>
          </table:table-cell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Yes, sir!$0e#I do!$0f</text:p>
          </table:table-cell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erfect planning wins#the day!</text:p>
          </table:table-cell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o...$0e All my plans... They failed.$0f</text:p>
          </table:table-cell>
        </table:table-row>
        <table:table-row table:style-name="ro1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Don't fret so, Sonja.$0e#Let's put our heads together.$0fDid you notice that there were only#two neutral bases here?$0f</text:p>
          </table:table-cell>
        </table:table-row>
        <table:table-row table:style-name="ro1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You're right--there were!$0fIf we control them, the enemy won't#be able to deploy any new units...$0f</text:p>
          </table:table-cell>
        </table:table-row>
        <table:table-row table:style-name="ro1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Yes, sir!$0e#I'll do my best!$0f</text:p>
          </table:table-cell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Where are the supplies we've#plundered?$0f</text:p>
          </table:table-cell>
        </table:table-row>
        <table:table-row table:style-name="ro1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They're en route to our factory even#as we speak, sir!$0f</text:p>
          </table:table-cell>
        </table:table-row>
        <table:table-row table:style-name="ro1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We're under attack!$0e#It's Yellow Comet!$0f</text:p>
          </table:table-cell>
        </table:table-row>
        <table:table-row table:style-name="ro1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So much for "me time" and tender#thoughts...$0fSend out the order for#reinforcements! $0e$0ePrepare for battle!$0f</text:p>
          </table:table-cell>
        </table:table-row>
        <table:table-row table:style-name="ro1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This is difficult terrain...$0e#The land routes are so narrow.$0fEven if we move in numbers, $0ewe're#sure to take heavy casualties.$0f</text:p>
          </table:table-cell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I think I'll take a crack at it.$0f</text:p>
          </table:table-cell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</table:table-row>
        <table:table-row table:style-name="ro1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Just sit back and watch. $0e$0eWe'll see if#my air units can't do some good.$0fEven us old folks like to help out#now and again.$0f</text:p>
          </table:table-cell>
        </table:table-row>
        <table:table-row table:style-name="ro1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What have we here?$0fHave they run out of beds in Yellow#Comet's infirmaries?$0f</text:p>
          </table:table-cell>
        </table:table-row>
        <table:table-row table:style-name="ro1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So you're the Black Hole, eh?$0e$0e#What do you want here?$0f</text:p>
          </table:table-cell>
        </table:table-row>
        <table:table-row table:style-name="ro1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</table:table-row>
        <table:table-row table:style-name="ro1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</table:table-row>
        <table:table-row table:style-name="ro1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</table:table-row>
        <table:table-row table:style-name="ro1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If you don't grasp what I'm#telling you, $0eboy,$0fthen you've got no hope#of defeating me.$0fHe who laughs last$0e laughs best.$0e#So long.$0f</text:p>
          </table:table-cell>
        </table:table-row>
        <table:table-row table:style-name="ro1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</table:table-row>
        <table:table-row table:style-name="ro1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You...$0e You're an old man!$0e#For you to have defeated me...$0fWho...$0e Who are you?$0f</text:p>
          </table:table-cell>
        </table:table-row>
        <table:table-row table:style-name="ro1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 $0eYou did it!$0e$0e#You are victorious!$0f</text:p>
          </table:table-cell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m? $0eI am?$0e$0e#Oh, that's nice.$0f</text:p>
          </table:table-cell>
        </table:table-row>
        <table:table-row table:style-name="ro1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Who, me?$0f</text:p>
          </table:table-cell>
        </table:table-row>
        <table:table-row table:style-name="ro1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Today was...$0eunlucky. $0eA bad day.$0fWe'll meet again, old...$0e$0e#This is not finished!$0f</text:p>
          </table:table-cell>
        </table:table-row>
        <table:table-row table:style-name="ro1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Seemed to have pulled through#in one piece.$0fSonja?$0e#Are you all right?$0f</text:p>
          </table:table-cell>
        </table:table-row>
        <table:table-row table:style-name="ro1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 $0eYou were unbeatable?$0e$0e#Everyone...$0efeared you?$0f</text:p>
          </table:table-cell>
        </table:table-row>
        <table:table-row table:style-name="ro1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Yes...$0e Yes, sir!$0f</text:p>
          </table:table-cell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 ho!#Guess that's that.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That is untrue, Sensei!$0fYour battle copter skills are beyond#compare! $0eThis, Kanbei knows well!$0f</text:p>
          </table:table-cell>
        </table:table-row>
        <table:table-row table:style-name="ro1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mander Adder!$0fThe laser cannon has been deployed,#as you ordered.$0f</text:p>
          </table:table-cell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Very well.$0f</text:p>
          </table:table-cell>
        </table:table-row>
        <table:table-row table:style-name="ro1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 $0ehow you planning on using it#up on that mountain?$0f</text:p>
          </table:table-cell>
        </table:table-row>
        <table:table-row table:style-name="ro1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Quite simple, really. I'm going#to lure the enemy in $0eand fire.$0f</text:p>
          </table:table-cell>
        </table:table-row>
        <table:table-row table:style-name="ro1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What makes you think they'll come#all the way out here?$0f</text:p>
          </table:table-cell>
        </table:table-row>
        <table:table-row table:style-name="ro1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</table:table-row>
        <table:table-row table:style-name="ro1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More importantly, $0edid you deploy that#infantry as I requested?$0f</text:p>
          </table:table-cell>
        </table:table-row>
        <table:table-row table:style-name="ro1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Put 'em just where you said.$0e$0e They're#pretty far from the cities.$0e$0e That OK?$0f</text:p>
          </table:table-cell>
        </table:table-row>
        <table:table-row table:style-name="ro1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Father,$0e#hold your attack!$0f</text:p>
          </table:table-cell>
        </table:table-row>
        <table:table-row table:style-name="ro1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Why, Sonja?$0fThe Black Hole Army is about to#lay siege to our cities.$0f</text:p>
          </table:table-cell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It's a trap.$0fThey're trying to lure us in.$0f</text:p>
          </table:table-cell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But we can't just sit here!$0f</text:p>
          </table:table-cell>
        </table:table-row>
        <table:table-row table:style-name="ro1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Why not?$0fThat city isn't at all important,#strategically speaking.$0f</text:p>
          </table:table-cell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 $0eWhat are you?#What are we?$0f</text:p>
          </table:table-cell>
        </table:table-row>
        <table:table-row table:style-name="ro1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What are we? $0e$0eWe're$0e COs in the#Yellow Comet Army.$0f</text:p>
          </table:table-cell>
        </table:table-row>
        <table:table-row table:style-name="ro1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ct. $0eAnd COs do not sit idly by#and watch their people be destroyed!$0fEven if it's a trap. $0eEven if it's not#strategically important.$0f</text:p>
          </table:table-cell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That's...$0f</text:p>
          </table:table-cell>
        </table:table-row>
        <table:table-row table:style-name="ro1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We are COs.$0fIt is our job to protect the people#of Yellow Comet.$0fAm I wrong?$0f</text:p>
          </table:table-cell>
        </table:table-row>
        <table:table-row table:style-name="ro1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o, Father. I understand.$0e$0e#Just be careful.$0fI'm going to see if I can unravel#this trap.$0f</text:p>
          </table:table-cell>
        </table:table-row>
        <table:table-row table:style-name="ro1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</table:table-row>
        <table:table-row table:style-name="ro1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I see...$0e#Yet, $0eno matter the trap, I...$0f</text:p>
          </table:table-cell>
        </table:table-row>
        <table:table-row table:style-name="ro1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That is helpful.$0e$0e#You are splendid, my child!$0f</text:p>
          </table:table-cell>
        </table:table-row>
        <table:table-row table:style-name="ro1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Father!$0e I am NOT looking for#flattery! I'm trying to warn you!$0fIf the 10 cities in the upper right are#captured, $0ewe lose. $0eBe careful!$0f</text:p>
          </table:table-cell>
        </table:table-row>
        <table:table-row table:style-name="ro1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Father, the enemy is preparing to fire#the laser! $0eLook out!$0f</text:p>
          </table:table-cell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Bad news, Adder.$0fOur troops got beat!$0f</text:p>
          </table:table-cell>
        </table:table-row>
        <table:table-row table:style-name="ro1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Hsss! $0eThose Yellow Comet COs#aren't bad at all, are they?$0f</text:p>
          </table:table-cell>
        </table:table-row>
        <table:table-row table:style-name="ro1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We've just lost 2 laser cannons!$0e#Why ain't you more mad?$0f</text:p>
          </table:table-cell>
        </table:table-row>
        <table:table-row table:style-name="ro1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They were merely tools.$0e$0e#If necessary, $0ewe can build more.$0f</text:p>
          </table:table-cell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Yeah,$0e I guess so...$0f</text:p>
          </table:table-cell>
        </table:table-row>
        <table:table-row table:style-name="ro1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</table:table-row>
        <table:table-row table:style-name="ro1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Father, it appears that the enemy has#withdrawn from the cities.$0f</text:p>
          </table:table-cell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Is that so?$0f</text:p>
          </table:table-cell>
        </table:table-row>
        <table:table-row table:style-name="ro1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Yes, I visited one of them myself.$0e#They gave me a message for you.$0f"Thank you for saving us."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t made me think.$0e What if we hadn't#entered the enemy's trap?$0fWhat would have happened to all of#the people living in those cities?$0f</text:p>
          </table:table-cell>
        </table:table-row>
        <table:table-row table:style-name="ro1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I understand that now.$0f</text:p>
          </table:table-cell>
        </table:table-row>
        <table:table-row table:style-name="ro1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mander!$0e We've spotted someone#in the mountains to the north.$0fIt might be the Black Hole CO.$0f</text:p>
          </table:table-cell>
        </table:table-row>
        <table:table-row table:style-name="ro1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Are you sure?$0e$0e#Quickly! $0ePrepare to pursue!$0f</text:p>
          </table:table-cell>
        </table:table-row>
        <table:table-row table:style-name="ro1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Hold on, Father.$0e$0e We'll never catch#him if he's that far away.$0fIt's more important that we work on#reorganizing our troops. That's--$0f</text:p>
          </table:table-cell>
        </table:table-row>
        <table:table-row table:style-name="ro1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We'll never know unless we try.$0e$0e#I am NOT letting him get away!$0f</text:p>
          </table:table-cell>
        </table:table-row>
        <table:table-row table:style-name="ro1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But, Father...$0e#Father!$0fOooh! $0eHow I wish that he weren't#so reckless!$0f</text:p>
          </table:table-cell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o enemy can stand#before Kanbei!</text:p>
          </table:table-cell>
        </table:table-row>
        <table:table-row table:style-name="ro1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Unforgivable. $0e$0eTen whole cities, stolen#away right before my eyes.$0f</text:p>
          </table:table-cell>
        </table:table-row>
        <table:table-row table:style-name="ro1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Don't lose heart, Father.$0fWe're here to protect the citizens of#Yellow Comet. $0eThose were your words.$0f</text:p>
          </table:table-cell>
        </table:table-row>
        <table:table-row table:style-name="ro1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 $0eThat is true.$0e$0e#I'm ashamed that you must remind me.$0f</text:p>
          </table:table-cell>
        </table:table-row>
        <table:table-row table:style-name="ro1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</table:table-row>
        <table:table-row table:style-name="ro1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m?$0e$0e#Where is my foe?$0fWhat is this? $0eThere is no enemy in#sight.$0fSonja,$0e what's the meaning of this?$0f</text:p>
          </table:table-cell>
        </table:table-row>
        <table:table-row table:style-name="ro1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You're right, Father.$0e#There's no one here...$0fThis is an important piece of the#puzzle, though.$0fThe enemy must be targeting#this area.$0f</text:p>
          </table:table-cell>
        </table:table-row>
        <table:table-row table:style-name="ro1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If they're here, Sonja,$0e show me where#they're hiding.$0fIf there is no enemy, there can be no#battle.$0fWe must move ahead to the next#battlefield.$0f</text:p>
          </table:table-cell>
        </table:table-row>
        <table:table-row table:style-name="ro1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I suppose you're right,$0e$0e#and yet, $0esomething seems strange...$0f</text:p>
          </table:table-cell>
        </table:table-row>
        <table:table-row table:style-name="ro1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I've no time for your stubbornness!$0fCome, Sonja!$0e$0e We must go!$0f</text:p>
          </table:table-cell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Yes, Father...$0e$0e#I understand.$0f</text:p>
          </table:table-cell>
        </table:table-row>
        <table:table-row table:style-name="ro1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Took your time getting here,#didn't you?$0f</text:p>
          </table:table-cell>
        </table:table-row>
        <table:table-row table:style-name="ro1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Who?$0e#Sonja!?$0fYou're not supposed to be here! I was#told your army had moved on!$0f</text:p>
          </table:table-cell>
        </table:table-row>
        <table:table-row table:style-name="ro1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</table:table-row>
        <table:table-row table:style-name="ro1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Wait a minute...$0fAre you saying that YOU trapped#ME?$0f</text:p>
          </table:table-cell>
        </table:table-row>
        <table:table-row table:style-name="ro1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Surrender.$0fThere are rockets on both sides of#you,$0e and artillery waits ahead.$0fIf you try to get to our HQ, you'll #be wiped out.$0f</text:p>
          </table:table-cell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I wonder..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It's not like you're a combat specialist#or anything, right?$0fI really wonder if you can take m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I have a pretty big army here.$0fIf I keep marching, I think I'll take#your HQ and win.$0fDon't you agree?$0f</text:p>
          </table:table-cell>
        </table:table-row>
        <table:table-row table:style-name="ro1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ible.$0e$0e#My calculations are not wrong.$0fYour army will be destroyed before#you even touch our HQ.$0f</text:p>
          </table:table-cell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I think I can make it.$0e$0e#Care to bet on it?$0f</text:p>
          </table:table-cell>
        </table:table-row>
        <table:table-row table:style-name="ro1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Yay! $0eA game! A game!$0e$0e#Tee hee hee!$0f</text:p>
          </table:table-cell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I think that answers that question.$0f</text:p>
          </table:table-cell>
        </table:table-row>
        <table:table-row table:style-name="ro1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#I lost.$0fOh well,$0e I still have plenty of#pieces to play with.$0f</text:p>
          </table:table-cell>
        </table:table-row>
        <table:table-row table:style-name="ro1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ieces?!$0e$0e#I can't believe you said that!$0fThis isn't a game!$0e You're not on#some kind of playground!$0f</text:p>
          </table:table-cell>
        </table:table-row>
        <table:table-row table:style-name="ro1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but it IS a game.$0fA wonderfully fun game between#you $0eand$0e me!$0fI know you feel the same way.$0e#Come on, $0eyou can tell me.$0f</text:p>
          </table:table-cell>
        </table:table-row>
        <table:table-row table:style-name="ro1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Don't...$0e Don't be silly...$0e$0e#I'm...$0enothing like you, Lash.$0f</text:p>
          </table:table-cell>
        </table:table-row>
        <table:table-row table:style-name="ro1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</table:table-row>
        <table:table-row table:style-name="ro1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Wait! $0eHold it!$0fAm I really...$0elike you?$0fI won't become you, Lash.$0fI can't...$0f</text:p>
          </table:table-cell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I never lose, Lash.</text:p>
          </table:table-cell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Tee hee hee! $0eI'm the winner!$0f</text:p>
          </table:table-cell>
        </table:table-row>
        <table:table-row table:style-name="ro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</table:table-row>
        <table:table-row table:style-name="ro1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m?$0e$0e You want to play again?$0e OK!$0e#I'll play as long as you want!$0e Tee hee!$0f</text:p>
          </table:table-cell>
        </table:table-row>
        <table:table-row table:style-name="ro1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A peace treaty?$0fDid Black Hole really suggest that we#form a lasting peace with them?$0f</text:p>
          </table:table-cell>
        </table:table-row>
        <table:table-row table:style-name="ro1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$0fHow do you intend to respond,#Kanbei?$0f</text:p>
          </table:table-cell>
        </table:table-row>
        <table:table-row table:style-name="ro1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Father, $0eit's a trap! $0eIt must be.$0e$0e#You must ignore it.$0f</text:p>
          </table:table-cell>
        </table:table-row>
        <table:table-row table:style-name="ro1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I admit the possibility that this#might all be a trap.$0fHowever, $0eI intend to meet with them#and hear their proposal.$0f</text:p>
          </table:table-cell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Father!$0e$0e#You mustn't...$0f</text:p>
          </table:table-cell>
        </table:table-row>
        <table:table-row table:style-name="ro1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I will not raise my sword against#one who has thrown his down.$0fThat is not the way of the#samurai.$0f</text:p>
          </table:table-cell>
        </table:table-row>
        <table:table-row table:style-name="ro1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This is the location we agreed on.$0fThere's no one here.$0e$0e#It must be a trap.$0f</text:p>
          </table:table-cell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o, $0ewait...$0e$0e#There's someone...$0e There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We came as promised, Adder.$0fI would hear your plan for peace.$0f</text:p>
          </table:table-cell>
        </table:table-row>
        <table:table-row table:style-name="ro1">
          <table:table-cell table:number-columns-repeated="3" office:value-type="string">
            <text:p>3..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table:number-columns-repeated="3" office:value-type="string">
            <text:p>2...$0f</text:p>
          </table:table-cell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That--$0f</text:p>
          </table:table-cell>
        </table:table-row>
        <table:table-row table:style-name="ro1">
          <table:table-cell table:number-columns-repeated="3" office:value-type="string">
            <text:p>1...$0f</text:p>
          </table:table-cell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That isn't Adder!$0e$0e#It's a dummy!$0f</text:p>
          </table:table-cell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o!$0e$0e#Everyone! $0eRetreat!!$0f</text:p>
          </table:table-cell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</table:table-row>
        <table:table-row table:style-name="ro1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h heh heh...$0fRight on schedule. $0eThe road has been#cleared of all obstacles.$0fA leisurely march to the enemy HQ#would seem to be in order.$0f</text:p>
          </table:table-cell>
        </table:table-row>
        <table:table-row table:style-name="ro1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Hate to tell you this, sonny,$0e#but that's not going to happen.$0f</text:p>
          </table:table-cell>
        </table:table-row>
        <table:table-row table:style-name="ro1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There's no scheme too base for#these scoundrels.$0f</text:p>
          </table:table-cell>
        </table:table-row>
        <table:table-row table:style-name="ro1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</table:table-row>
        <table:table-row table:style-name="ro1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Well then, $0elet's give it a shot.$0f</text:p>
          </table:table-cell>
        </table:table-row>
        <table:table-row table:style-name="ro1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What are you attempting to prove?$0fThere's no way that you can turn#the tables!$0e It's too late!$0f</text:p>
          </table:table-cell>
        </table:table-row>
        <table:table-row table:style-name="ro1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This takes me back...$0fCompared to the battles of old, $0ethis is#nothing but a skirmish.$0fShall we get started then?$0f</text:p>
          </table:table-cell>
        </table:table-row>
        <table:table-row table:style-name="ro1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Listen to me!$0e$0e Our goal is to#destroy the 3 minicannons.$0fIf we can take care of them,$0e the#foe will lose heart.$0e Move out!$0f</text:p>
          </table:table-cell>
        </table:table-row>
        <table:table-row table:style-name="ro1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</table:table-row>
        <table:table-row table:style-name="ro1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Now listen here, Adder.$0fYou should really try hard to avoid#making me angry.$0f</text:p>
          </table:table-cell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What? $0eWhat did you do?$0f</text:p>
          </table:table-cell>
        </table:table-row>
        <table:table-row table:style-name="ro1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Hss...$0e#Hssssssss!$0f</text:p>
          </table:table-cell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Wow! $0eHe sure left in a hurry.$0f</text:p>
          </table:table-cell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Vintage Sensei! Well done!$0e#Well done indeed!$0f</text:p>
          </table:table-cell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time for a nap.</text:p>
          </table:table-cell>
        </table:table-row>
        <table:table-row table:style-name="ro1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About time to turn over the reins to#someone younger, don't you think?$0f</text:p>
          </table:table-cell>
        </table:table-row>
        <table:table-row table:style-name="ro1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Listen to me, Adder! $0eThis old man#still has some tricks up his sleeve.$0fKanbei believes in me, $0eand I won't#let him down.$0f</text:p>
          </table:table-cell>
        </table:table-row>
        <table:table-row table:style-name="ro1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come now! $0eAre you saying you'd#like another shot at me, old man?$0fEven after I just beat you?$0f</text:p>
          </table:table-cell>
        </table:table-row>
        <table:table-row table:style-name="ro1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</table:table-row>
        <table:table-row table:style-name="ro1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ting...$0e I believe I'll allow#you to show me this...$0epower of yours.$0f</text:p>
          </table:table-cell>
        </table:table-row>
        <table:table-row table:style-name="ro1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</table:table-row>
        <table:table-row table:style-name="ro1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I see...$0fWe've no time to tarry then.$0fHm?$0e$0e It looks like the battle's#started without us.$0f</text:p>
          </table:table-cell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What?$0e$0e#Who in the world could it be?$0f</text:p>
          </table:table-cell>
        </table:table-row>
        <table:table-row table:style-name="ro1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It's Black Hole on one side,$0e#but who are they fighting?$0f</text:p>
          </table:table-cell>
        </table:table-row>
        <table:table-row table:style-name="ro1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My enemy's enemy is my ally...$0e#Or something like that.$0f</text:p>
          </table:table-cell>
        </table:table-row>
        <table:table-row table:style-name="ro1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 to advance!$0e$0e#We must not be late!$0f</text:p>
          </table:table-cell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There are no holes in my strategy!$0f</text:p>
          </table:table-cell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Let my armies take the field again!$0f</text:p>
          </table:table-cell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I guess I can take another shot at 'em.$0f</text:p>
          </table:table-cell>
        </table:table-row>
        <table:table-row table:style-name="ro1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This is the location of Black Hole's#secret lab.$0fWe have to get this information#to Yellow Comet.$0f</text:p>
          </table:table-cell>
        </table:table-row>
        <table:table-row table:style-name="ro1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That warship...$0fEveryone! $0eThose are our allies!$0e$0e#Let's join forces!$0f</text:p>
          </table:table-cell>
        </table:table-row>
        <table:table-row table:style-name="ro1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That's...$0e#They've come to fight with us.$0fYes! $0eLet us combine our strength#and strike!$0f</text:p>
          </table:table-cell>
        </table:table-row>
        <table:table-row table:style-name="ro1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Those troops...$0e#They don't appear to be the enemy's.$0fCombining our resources just may#give us a chance.$0f</text:p>
          </table:table-cell>
        </table:table-row>
        <table:table-row table:style-name="ro1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Tomorrow's attack is key...$0e#It's our last chance to get that data!$0f</text:p>
          </table:table-cell>
        </table:table-row>
        <table:table-row table:style-name="ro1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ay 17...$0e Today and tomorrow#are all we have left.$0f</text:p>
          </table:table-cell>
        </table:table-row>
        <table:table-row table:style-name="ro1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Day 17 already?$0e We've got to wrap#this up by tomorrow, or else.$0f</text:p>
          </table:table-cell>
        </table:table-row>
        <table:table-row table:style-name="ro1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These are...$0e#the plans for the new weapon!$0fYes! $0eWith these, we should be able#to produce that new tank design!$0f</text:p>
          </table:table-cell>
        </table:table-row>
        <table:table-row table:style-name="ro1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You risked a lot to come to our aid.$0e#You have our gratitude.$0f</text:p>
          </table:table-cell>
        </table:table-row>
        <table:table-row table:style-name="ro1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</table:table-row>
        <table:table-row table:style-name="ro1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o, $0ethank YOU.$0e You helped me out#of a jam.$0fIt's time for me to return to Orange#Star, $0ebut we'll meet again.$0f</text:p>
          </table:table-cell>
        </table:table-row>
        <table:table-row table:style-name="ro1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Left without offering a name...$0e Is that#what passes for manners these days?$0f</text:p>
          </table:table-cell>
        </table:table-row>
        <table:table-row table:style-name="ro1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Don't worry, $0eI'm sure we'll#be meeting again.$0f</text:p>
          </table:table-cell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My thoughts exactly.$0e$0e#We'll be meeting again.$0f</text:p>
          </table:table-cell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Kanbei's army grows#mightier with every day!</text:p>
          </table:table-cell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We can't afford to take#Black Hole lightly.</text:p>
          </table:table-cell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A new type of tank...#Glad we got those plans.</text:p>
          </table:table-cell>
        </table:table-row>
        <table:table-row table:style-name="ro1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Orange Star troops here?$0e#What is Flak doing?$0fNot that it mattered, $0eI could defeat#any number of countries.$0e Heh, heh...$0f</text:p>
          </table:table-cell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This is no good.$0f</text:p>
          </table:table-cell>
        </table:table-row>
        <table:table-row table:style-name="ro1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 $0edid you gain any strategic#insight from that battle?$0f</text:p>
          </table:table-cell>
        </table:table-row>
        <table:table-row table:style-name="ro1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</table:table-row>
        <table:table-row table:style-name="ro1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</table:table-row>
        <table:table-row table:style-name="ro1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I will not rest until every last#invader is driven from our soil!$0f</text:p>
          </table:table-cell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They...$0e They've come this far?$0e#That must mean...$0f</text:p>
          </table:table-cell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office:value-type="string">
            <text:p>Adder...$0f</text:p>
          </table:table-cell>
        </table:table-row>
        <table:table-row table:style-name="ro1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Who's there?$0e#Who dares address me?!?$0fOh! $0e$0eHawke!$0e#It's you.$0f</text:p>
          </table:table-cell>
        </table:table-row>
        <table:table-row table:style-name="ro1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It appears that you're behind#schedule. $0eWhat've you been doing?$0f</text:p>
          </table:table-cell>
        </table:table-row>
        <table:table-row table:style-name="ro1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I$0e-I've been delayed. $0eBut only#slightly. $0eIt's no problem.$0fWe'll be in control of this tiny#country soon. $0eYou have my word.$0f</text:p>
          </table:table-cell>
        </table:table-row>
        <table:table-row table:style-name="ro1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Do you understand $0ewhat it means#that I am here, $0eAdder?$0f</text:p>
          </table:table-cell>
        </table:table-row>
        <table:table-row table:style-name="ro1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If-$0eIf I win...$0e#If I win here, $0ethere's no problem!$0fThat's correct, isn't it?$0f</text:p>
          </table:table-cell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F you win.$0f</text:p>
          </table:table-cell>
        </table:table-row>
        <table:table-row table:style-name="ro1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At last, $0ethe enemy's factory.$0fIf we claim victory here, $0ewe can#drive the enemy out of our homeland.$0f</text:p>
          </table:table-cell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Yes!$0e#Let it begin!$0f</text:p>
          </table:table-cell>
        </table:table-row>
        <table:table-row table:style-name="ro1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mander! $0e$0eThe leader of the#Blue Moon Army to see you.$0f</text:p>
          </table:table-cell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It's been a long time, Kanbei.$0f</text:p>
          </table:table-cell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If it isn't Olaf!$0e$0e#Why are you here?$0f</text:p>
          </table:table-cell>
        </table:table-row>
        <table:table-row table:style-name="ro1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office:value-type="string">
            <text:p>I've brought along my men to lend#Yellow Comet my aid.$0fThe Black Hole Army threatens#us all.$0fBlue Moon will stand beside you#in this fight.$0f</text:p>
          </table:table-cell>
        </table:table-row>
        <table:table-row table:style-name="ro1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 $0eKanbei is grateful!$0fWith the power of Blue Moon#beside us, $0ewe cannot lose!$0f</text:p>
          </table:table-cell>
        </table:table-row>
        <table:table-row table:style-name="ro1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mander! $0e$0eThe leader of the#Orange Star Army to see you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Is that you, Nell?$0e#What brings you here?$0f</text:p>
          </table:table-cell>
        </table:table-row>
        <table:table-row table:style-name="ro1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I would like to propose an alliance#between your country and ours.$0fThe Black Hole Army is our#mutual enemy.$0f</text:p>
          </table:table-cell>
        </table:table-row>
        <table:table-row table:style-name="ro1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 $0eKanbei is grateful!$0fYellow Comet and Orange Star!$0e#Black Hole is a good as defeated!$0f</text:p>
          </table:table-cell>
        </table:table-row>
        <table:table-row table:style-name="ro1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tention! $0eWe're moving out for#Yellow Comet! $0eLet's go!$0f</text:p>
          </table:table-cell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I hope my infantry is up to the task.$0f</text:p>
          </table:table-cell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I'm gonna break Black Hole like a twig!$0f</text:p>
          </table:table-cell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If I take the field,$0e our victory#is assured!$0f</text:p>
          </table:table-cell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office:value-type="string">
            <text:p>Hm? $0eMe? $0eYou're sure now?$0f</text:p>
          </table:table-cell>
        </table:table-row>
        <table:table-row table:style-name="ro1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ople of Yellow Comet, $0elet's work#together and do our best!$0f</text:p>
          </table:table-cell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It is I who shall deal the final blow!$0f</text:p>
          </table:table-cell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Two against one?$0e#The odds are in our favor.$0f</text:p>
          </table:table-cell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Now is the moment of truth.$0f</text:p>
          </table:table-cell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It looks like it's our turn.$0e$0e#Let's move 'em out!$0f</text:p>
          </table:table-cell>
        </table:table-row>
        <table:table-row table:style-name="ro1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March! $0eLet them behold the#might of the Blue Moon Army!$0f</text:p>
          </table:table-cell>
        </table:table-row>
        <table:table-row table:style-name="ro1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The factory...$0e#It's completely...$0fIt's the blasted weather!$0e$0e#That was the problem!$0fHssss!$0f</text:p>
          </table:table-cell>
        </table:table-row>
        <table:table-row table:style-name="ro1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The Black Hole Army's in full retreat.$0fYes!$0e#Father!$0e Sensei!$0fWe won! $0eWe won!$0f</text:p>
          </table:table-cell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That we did.$0e#And an impressive win it was.$0f</text:p>
          </table:table-cell>
        </table:table-row>
        <table:table-row table:style-name="ro1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</table:table-row>
        <table:table-row table:style-name="ro1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It seems that you have crossed#swords with the Black Hole Army, too.$0f</text:p>
          </table:table-cell>
        </table:table-row>
        <table:table-row table:style-name="ro1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ible!$0f</text:p>
          </table:table-cell>
        </table:table-row>
        <table:table-row table:style-name="ro1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There's no time to spare. $0e$0eWe must#get to Green Earth on the double!$0f</text:p>
          </table:table-cell>
        </table:table-row>
        <table:table-row table:style-name="ro1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$0e#there is nothing we need fear!$0f</text:p>
          </table:table-cell>
        </table:table-row>
        <table:table-row table:style-name="ro1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A friend in need $0eis a friend indeed.$0fNow, however, $0ewe must hurry to the#next battlefield.$0f</text:p>
          </table:table-cell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The next battlefield?$0f</text:p>
          </table:table-cell>
        </table:table-row>
        <table:table-row table:style-name="ro1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Yes.$0fBlack Hole's power is immeasurable.$0fEven now, they are attacking your#neighbor, Blue Moon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We have no time to spare.$0fWe must march to Blue Moon's aid#immediately!$0f</text:p>
          </table:table-cell>
        </table:table-row>
        <table:table-row table:style-name="ro1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 $0e#there is nothing we need fear!$0f</text:p>
          </table:table-cell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Wahoo! I won!</text:p>
          </table:table-cell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All right! Teamwork#wins again!</text:p>
          </table:table-cell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Now THAT was a#beating!</text:p>
          </table:table-cell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 ha ha!#Victory is ours!</text:p>
          </table:table-cell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I'm all tuckered out.#Think I'll get some shut-eye.</text:p>
          </table:table-cell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Congratulations,#Yellow Comet!</text:p>
          </table:table-cell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Splendid! Kanbei#is pleased!</text:p>
          </table:table-cell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And so, peace returns#to Yellow Comet.</text:p>
          </table:table-cell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Now we can take things#nice and slow again...</text:p>
          </table:table-cell>
        </table:table-row>
        <table:table-row table:style-name="ro1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Even with aid from our allies,#we suffer defeat. $0eNever!$0fSonja, $0ewe will draw up battle plans#anew. $0eThis fight is not over!$0f</text:p>
          </table:table-cell>
        </table:table-row>
        <table:table-row table:style-name="ro1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</table:table-row>
        <table:table-row table:style-name="ro1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What keen eyesight you have, Sonja.$0fWith bombers, $0ewe can assault their#minicannons and that pipeline.$0f</text:p>
          </table:table-cell>
        </table:table-row>
        <table:table-row table:style-name="ro1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This time we must win!$0e#Fall in, $0eand follow me!$0f</text:p>
          </table:table-cell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Lord Sturm,$0e the enemy army...$0f</text:p>
          </table:table-cell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So they've arrived...$0f</text:p>
          </table:table-cell>
        </table:table-row>
        <table:table-row table:style-name="ro1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I'll smash 'em.$0e$0e#Lord Sturm, let me have 'em.$0f</text:p>
          </table:table-cell>
        </table:table-row>
        <table:table-row table:style-name="ro1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will make a mess of it, sir.$0e$0e#Let me take command.$0f</text:p>
          </table:table-cell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The command is...$0emi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I will ascertain how strong they've#become with my own eyes.$0fYou wretches report to the missile#platform and assist Lash.$0f</text:p>
          </table:table-cell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office:value-type="string">
            <text:p>Understood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Good riddance.$0fPathetic fools.$0e They have served me#poorly.$0fWhen this is finished,$0e I will#make...adjustments.$0f</text:p>
          </table:table-cell>
        </table:table-row>
        <table:table-row table:style-name="ro1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Here we are at last.$0e#The Black Hole Army's citadel.$0f</text:p>
          </table:table-cell>
        </table:table-row>
        <table:table-row table:style-name="ro1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I don't care what they call it.$0fAll I know is, everything they pillaged#from Orange Star is here.$0f</text:p>
          </table:table-cell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That's been confirmed by our allies,#too.$0f</text:p>
          </table:table-cell>
        </table:table-row>
        <table:table-row table:style-name="ro1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So if we can capture this place,$0e#we can get all of our money back!$0f</text:p>
          </table:table-cell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I'm not so sure of that.$0f</text:p>
          </table:table-cell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What do you mean, Nell?$0f</text:p>
          </table:table-cell>
        </table:table-row>
        <table:table-row table:style-name="ro1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Just because it was all sent here#doesn't mean it's still here.$0f</text:p>
          </table:table-cell>
        </table:table-row>
        <table:table-row table:style-name="ro1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Are you saying they might have#moved it all to another location?$0f</text:p>
          </table:table-cell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What makes you think that?$0f</text:p>
          </table:table-cell>
        </table:table-row>
        <table:table-row table:style-name="ro1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</table:table-row>
        <table:table-row table:style-name="ro1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's exactly right.$0fWhich means this battle is also about#deciphering their ultimate plan.$0f</text:p>
          </table:table-cell>
        </table:table-row>
        <table:table-row table:style-name="ro1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Regardless, $0ewe must still attack.$0e$0e#The longer we wait,$0fthe stronger their defenses become.$0e$0e#Our target...$0f</text:p>
          </table:table-cell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Our objective is to destroy the#3 Black Cannons.$0f</text:p>
          </table:table-cell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m?$0e Just the cannons? $0eAre you sure,#Sonja?$0f</text:p>
          </table:table-cell>
        </table:table-row>
        <table:table-row table:style-name="ro1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If we eliminate those, $0ewe should#be able to rout our foe.$0fIf there's nothing here for#them to protect, they'll run.$0f</text:p>
          </table:table-cell>
        </table:table-row>
        <table:table-row table:style-name="ro1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$0e$0e And if they do...$0fThat would tell us whether or not#this was their true headquarters.$0f</text:p>
          </table:table-cell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I see...$0f</text:p>
          </table:table-cell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That's brilliant, Commander Sonja!$0f</text:p>
          </table:table-cell>
        </table:table-row>
        <table:table-row table:style-name="ro1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let's go!$0f</text:p>
          </table:table-cell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Lord Sturm!$0e$0e#The Black Cannons have been--$0f</text:p>
          </table:table-cell>
        </table:table-row>
        <table:table-row table:style-name="ro1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Did you leak intel on the missile#platform to the enemy as I ordered?$0f</text:p>
          </table:table-cell>
        </table:table-row>
        <table:table-row table:style-name="ro1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Yes, sir.$0fWe let one soldier be captured.$0e$0e#He will tell all in his interrogation.$0f</text:p>
          </table:table-cell>
        </table:table-row>
        <table:table-row table:style-name="ro1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Good.$0e It's time to end this game.$0e$0e#Order all units to the platform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</table:table-row>
        <table:table-row table:style-name="ro1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The enemy's constructing a missile#platform?$0f</text:p>
          </table:table-cell>
        </table:table-row>
        <table:table-row table:style-name="ro1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Yes.$0fThey're planning to launch missiles#at Cosmo Land and other continents.$0f</text:p>
          </table:table-cell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Is this intel reliable?$0f</text:p>
          </table:table-cell>
        </table:table-row>
        <table:table-row table:style-name="ro1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We heard it from a captured soldier.$0fIntel we gathered on our own confirms#his story.$0f</text:p>
          </table:table-cell>
        </table:table-row>
        <table:table-row table:style-name="ro1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What are we waiting for?$0e$0e We have#to attack that missile platform!$0f</text:p>
          </table:table-cell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It's not that simple, Andy.$0f</text:p>
          </table:table-cell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It's not? $0eWhy?$0f</text:p>
          </table:table-cell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Cause it might be a trap.$0f</text:p>
          </table:table-cell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You've confirmed the intel, correct?$0f</text:p>
          </table:table-cell>
        </table:table-row>
        <table:table-row table:style-name="ro1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Would a soldier who's fought so long#break so easily?$0e I wonder...$0f</text:p>
          </table:table-cell>
        </table:table-row>
        <table:table-row table:style-name="ro1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I think it's best to assume that#it's a snare.$0f</text:p>
          </table:table-cell>
        </table:table-row>
        <table:table-row table:style-name="ro1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Well, even so, we can't sit in#port forever.$0fWe need to end this quickly while#troop morale is high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 $0eI can't stand it!$0e How#long are we gonna talk about this?!$0fIf the enemy's at the missile platform,$0e#then let's blast it to bits!$0f</text:p>
          </table:table-cell>
        </table:table-row>
        <table:table-row table:style-name="ro1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 $0eyour mouth's gettin' ahead#of your brain again...$0f</text:p>
          </table:table-cell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o.$0e I think the boy's got the right#idea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I concur.$0e$0e We must attack sometime.$0fIf they're waiting for us at the#platform, $0eit saves us the time$0fand the annoyance of looking#for them.$0f</text:p>
          </table:table-cell>
        </table:table-row>
        <table:table-row table:style-name="ro1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I get what you're sayin'.$0fIf you're looking for crawdads,#you gotta turn over some rocks.$0fThat's a pretty sound principle.$0f</text:p>
          </table:table-cell>
        </table:table-row>
        <table:table-row table:style-name="ro1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I hear no objections.$0fThen let us begin our advance#on the missile platform.$0f</text:p>
          </table:table-cell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Waaaahooooo!$0e Let's get 'em!$0f</text:p>
          </table:table-cell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I'll win next time, too!</text:p>
          </table:table-cell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 ha ha...#Piece of cake!</text:p>
          </table:table-cell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ext time's for real.#I won't lose focus.</text:p>
          </table:table-cell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We do not know what#it means to lose!</text:p>
          </table:table-cell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Yaaaawn... My, oh my.#One more nut to crack.</text:p>
          </table:table-cell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I'll do my best#next time, too!</text:p>
          </table:table-cell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y blade is eager for#the next challenge!</text:p>
          </table:table-cell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ur enemy is tough,#but we won't lose!</text:p>
          </table:table-cell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y chute's all packed#for the final jump!</text:p>
          </table:table-cell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This is the beginning#of the end.</text:p>
          </table:table-cell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I'm just glad I#survived that...</text:p>
          </table:table-cell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For our troops' sake,#we must end this!</text:p>
          </table:table-cell>
        </table:table-row>
        <table:table-row table:style-name="ro1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 is the Black Hole citadel after#all.$0e It's supposed to be tough.$0f</text:p>
          </table:table-cell>
        </table:table-row>
        <table:table-row table:style-name="ro1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 $0ethe enemy units#aren't coming out past the pipe.$0fIn that case, if we hit the pipe#from the outside with indirect fire...$0f</text:p>
          </table:table-cell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 $0eSounds like you're#playing my song.$0f</text:p>
          </table:table-cell>
        </table:table-row>
        <table:table-row table:style-name="ro1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's the Black Hole citadel after#all. $0eIt's supposed to be tough.$0f</text:p>
          </table:table-cell>
        </table:table-row>
        <table:table-row table:style-name="ro1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</table:table-row>
        <table:table-row table:style-name="ro1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</table:table-row>
        <table:table-row table:style-name="ro1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</table:table-row>
        <table:table-row table:style-name="ro1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</table:table-row>
        <table:table-row table:style-name="ro1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</table:table-row>
        <table:table-row table:style-name="ro1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 $0eI'll try...$0f</text:p>
          </table:table-cell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</table:table-row>
        <table:table-row table:style-name="ro1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</table:table-row>
        <table:table-row table:style-name="ro1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</table:table-row>
        <table:table-row table:style-name="ro1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 $0esame cast.$0f</text:p>
          </table:table-cell>
        </table:table-row>
        <table:table-row table:style-name="ro1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</table:table-row>
        <table:table-row table:style-name="ro1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 $0epower.$0f</text:p>
          </table:table-cell>
        </table:table-row>
        <table:table-row table:style-name="ro1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 $0eWait a...$0e$0e#Beyond our reach? $0eIt's right...$0f</text:p>
          </table:table-cell>
        </table:table-row>
        <table:table-row table:style-name="ro1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</table:table-row>
        <table:table-row table:style-name="ro1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</table:table-row>
        <table:table-row table:style-name="ro1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 $0ewe should strike now,#while we have the chance.$0f</text:p>
          </table:table-cell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</table:table-row>
        <table:table-row table:style-name="ro1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</table:table-row>
        <table:table-row table:style-name="ro1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</table:table-row>
        <table:table-row table:style-name="ro1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</table:table-row>
        <table:table-row table:style-name="ro1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Tee hee hee!$0e I can't wait!$0e It'll be#like a big fireworks display!$0f</text:p>
          </table:table-cell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</table:table-row>
        <table:table-row table:style-name="ro1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</table:table-row>
        <table:table-row table:style-name="ro1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</table:table-row>
        <table:table-row table:style-name="ro1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</table:table-row>
        <table:table-row table:style-name="ro1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 $0eLet's hit the platform!$0f</text:p>
          </table:table-cell>
        </table:table-row>
        <table:table-row table:style-name="ro1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</table:table-row>
        <table:table-row table:style-name="ro1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 $0eAll together now.$0f</text:p>
          </table:table-cell>
        </table:table-row>
        <table:table-row table:style-name="ro1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 $0eHit it now!!!$0f</text:p>
          </table:table-cell>
        </table:table-row>
        <table:table-row table:style-name="ro1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</table:table-row>
        <table:table-row table:style-name="ro1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 $0eIt won't hold!$0f</text:p>
          </table:table-cell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</table:table-row>
        <table:table-row table:style-name="ro1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</table:table-row>
        <table:table-row table:style-name="ro1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 $0ein death!!!$0f</text:p>
          </table:table-cell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 $0eHold it!$0e#What're you planning?$0f</text:p>
          </table:table-cell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 $0eBack off!$0f</text:p>
          </table:table-cell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</table:table-row>
        <table:table-row table:style-name="ro1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</table:table-row>
        <table:table-row table:style-name="ro1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CO in the Orange Star Army!!!$0f</text:p>
          </table:table-cell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 $0eAndy!$0e#Run away!$0f</text:p>
          </table:table-cell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 $0eGet back!$0f</text:p>
          </table:table-cell>
        </table:table-row>
        <table:table-row table:style-name="ro1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</table:table-row>
        <table:table-row table:style-name="ro1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 $0etrai...tor...$0f</text:p>
          </table:table-cell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 $0ewhat have you done?$0f</text:p>
          </table:table-cell>
        </table:table-row>
        <table:table-row table:style-name="ro1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</table:table-row>
        <table:table-row table:style-name="ro1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 $0eyou saved us all.$0f</text:p>
          </table:table-cell>
        </table:table-row>
        <table:table-row table:style-name="ro1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</table:table-row>
        <table:table-row table:style-name="ro1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I didn't ask you to.$0fI'm through with all of you.$0e$0e#I'm satisfied with your performances.$0f</text:p>
          </table:table-cell>
        </table:table-row>
        <table:table-row table:style-name="ro1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</table:table-row>
        <table:table-row table:style-name="ro1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</table:table-row>
        <table:table-row table:style-name="ro1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I'm with you all the way!$0f</text:p>
          </table:table-cell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</table:table-row>
        <table:table-row table:style-name="ro1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</table:table-row>
        <table:table-row table:style-name="ro1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</table:table-row>
        <table:table-row table:style-name="ro1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h...$0fThough the Black Hole Army's gone,$0e#you would do well to remember me.$0fUntil next time!$0f</text:p>
          </table:table-cell>
        </table:table-row>
        <table:table-row table:style-name="ro1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</table:table-row>
        <table:table-row table:style-name="ro1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</table:table-row>
        <table:table-row table:style-name="ro1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</table:table-row>
        <table:table-row table:style-name="ro1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</table:table-row>
        <table:table-row table:style-name="ro1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#$0e$0e...Well, we did, didn't we?$0f</text:p>
          </table:table-cell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</table:table-row>
        <table:table-row table:style-name="ro1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 $0elet's celebrate!$0e#It's party time! $0ePaaaarty!$0f</text:p>
          </table:table-cell>
        </table:table-row>
        <table:table-row table:style-name="ro1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 $0eWe barely escape death,$0e#and he wants cake and ice cream.$0f</text:p>
          </table:table-cell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</table:table-row>
        <table:table-row table:style-name="ro1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</table:table-row>
        <table:table-row table:style-name="ro1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</table:table-row>
        <table:table-row table:style-name="ro1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 $0eand it got to me!$0fI just had to come out and walk#a battlefield again.$0f</text:p>
          </table:table-cell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</table:table-row>
        <table:table-row table:style-name="ro1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 $0eand#other modes to boot!$0f</text:p>
          </table:table-cell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 ho ho ho.$0e$0e#Long time, no see, Hachi.$0f</text:p>
          </table:table-cell>
        </table:table-row>
        <table:table-row table:style-name="ro1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 $0eSensei!$0e$0e#Good to see you looking so fit.$0f</text:p>
          </table:table-cell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</table:table-row>
        <table:table-row table:style-name="ro1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 $0eHachi and I were both pupils#under Sensei's tutelage.$0fI remember, $0eSensei was at times#gentle, $0eat times harsher than...$0f</text:p>
          </table:table-cell>
        </table:table-row>
        <table:table-row table:style-name="ro1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 $0ewhat are everyone's plans#from here on out?$0f</text:p>
          </table:table-cell>
        </table:table-row>
        <table:table-row table:style-name="ro1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</table:table-row>
        <table:table-row table:style-name="ro1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 $0ein that case, I'm going#to help out, too.$0f</text:p>
          </table:table-cell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 $0eit's about time for me to#mosey along as well.$0f</text:p>
          </table:table-cell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</table:table-row>
        <table:table-row table:style-name="ro1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</table:table-row>
        <table:table-row table:style-name="ro1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</table:table-row>
        <table:table-row table:style-name="ro1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e hee...$0e#Right.$0f</text:p>
          </table:table-cell>
        </table:table-row>
        <table:table-row table:style-name="ro1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</table:table-row>
        <table:table-row table:style-name="ro1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</table:table-row>
        <table:table-row table:style-name="ro1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</table:table-row>
        <table:table-row table:style-name="ro1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</table:table-row>
        <table:table-row table:style-name="ro1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</table:table-row>
        <table:table-row table:style-name="ro1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 ha ha...$0e Everyone sure has a#lot of work to do.$0f</text:p>
          </table:table-cell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</table:table-row>
        <table:table-row table:style-name="ro1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 $0eSami,$0e#Andy... $0eOh!$0e And you, too, Hachi!$0fLet's head for home!$0f</text:p>
          </table:table-cell>
        </table:table-row>
        <table:table-row table:style-name="ro1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</table:table-row>
        <table:table-row table:style-name="ro1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A missile!$0e It's launching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</table:table-row>
        <table:table-row table:style-name="ro1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From the platform! $0eA missile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</table:table-row>
        <table:table-row table:style-name="ro1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 $0eBlack Cannon,$0e#minicannon, $0eDeathray...$0fStrong firepower is one thing that#would give us an advantage.$0f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.</text:p>
          </table:table-cell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ân.</text:p>
          </table:table-cell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eotanq.</text:p>
          </table:table-cell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. Md</text:p>
          </table:table-cell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.</text:p>
          </table:table-cell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h.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-Aére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.</text:p>
          </table:table-cell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office:value-type="string">
            <text:p>Helic. C</text:p>
          </table:table-cell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office:value-type="string">
            <text:p>Helic. T</text:p>
          </table:table-cell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eiro</text:p>
          </table:table-cell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</table:table-row>
        <table:table-row table:style-name="ro1">
          <table:table-cell office:value-type="string">
            <text:p>Sub</text:p>
          </table:table-cell>
          <table:table-cell table:number-columns-repeated="2" office:value-type="string">
            <text:p>Sub.</text:p>
          </table:table-cell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.</text:p>
          </table:table-cell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.</text:p>
          </table:table-cell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-Aéreo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ão</text:p>
          </table:table-cell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ção</text:p>
          </table:table-cell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ço</text:p>
          </table:table-cell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ça Máxima</text:p>
          </table:table-cell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úria Invernal</text:p>
          </table:table-cell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ça Moral</text:p>
          </table:table-cell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ão</text:p>
          </table:table-cell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ão Aérea</text:p>
          </table:table-cell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âmpago</text:p>
          </table:table-cell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âmpago</text:p>
          </table:table-cell>
        </table:table-row>
        <table:table-row table:style-name="ro1">
          <table:table-cell table:number-columns-repeated="3" office:value-type="string">
            <text:p>Tsunami</text:p>
          </table:table-cell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ão</text:p>
          </table:table-cell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ça Bruta</text:p>
          </table:table-cell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ética de Campo</text:p>
          </table:table-cell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ão Mortal</text:p>
          </table:table-cell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office:value-type="string">
            <text:p>$09$81Terms</text:p>
          </table:table-cell>
          <table:table-cell table:number-columns-repeated="2" office:value-type="string">
            <text:p>$09$81Términos</text:p>
          </table:table-cell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CO</text:p>
          </table:table-cell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Fogo</text:p>
          </table:table-cell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Fogo</text:p>
          </table:table-cell>
        </table:table-row>
        <table:table-row table:style-name="ro1">
          <table:table-cell office:value-type="string">
            <text:p>$09$80Capt</text:p>
          </table:table-cell>
          <table:table-cell office:value-type="string">
            <text:p>$09$80Capt.</text:p>
          </table:table-cell>
          <table:table-cell office:value-type="string">
            <text:p>$09$80Capt</text:p>
          </table:table-cell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</table:table-row>
        <table:table-row table:style-name="ro1">
          <table:table-cell office:value-type="string">
            <text:p>#$80Drop</text:p>
          </table:table-cell>
          <table:table-cell table:number-columns-repeated="2" office:value-type="string">
            <text:p>#$80Descar.</text:p>
          </table:table-cell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#$80Descar.</text:p>
          </table:table-cell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.</text:p>
          </table:table-cell>
        </table:table-row>
        <table:table-row table:style-name="ro1">
          <table:table-cell office:value-type="string">
            <text:p>$09$8eRise</text:p>
          </table:table-cell>
          <table:table-cell table:number-columns-repeated="2" office:value-type="string">
            <text:p>$09$8eEmer.</text:p>
          </table:table-cell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.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Base</text:p>
          </table:table-cell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o</text:p>
          </table:table-cell>
        </table:table-row>
        <table:table-row table:style-name="ro1">
          <table:table-cell table:number-columns-repeated="3" office:value-type="string">
            <text:p>Silo</text:p>
          </table:table-cell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.</text:p>
          </table:table-cell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</table:table-row>
        <table:table-row table:style-name="ro1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Planície verde.#Fácil de atravessar,#mas oferece pouca#proteção.</text:p>
          </table:table-cell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Um formoso Rio.#Apenas a infanta-#ria pode atraves-#sar rios.</text:p>
          </table:table-cell>
        </table:table-row>
        <table:table-row table:style-name="ro1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A steep mountain.#Infantry units add#3 to their vision#range from her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In Fog of War, units#hidden here can only#be seen by adjacent#units and air units.</text:p>
          </table:table-cell>
        </table:table-row>
        <table:table-row table:style-name="ro1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A paved road.#Easy to traverse,#but offers little#defensive cover.</text:p>
          </table:table-cell>
        </table:table-row>
        <table:table-row table:style-name="ro1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A normal city.#Ground units gain#supplies and HP#in allied cities.</text:p>
          </table:table-cell>
        </table:table-row>
        <table:table-row table:style-name="ro1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A body of water.#Only naval and#air units can#traverse seas.</text:p>
          </table:table-cell>
        </table:table-row>
        <table:table-row table:style-name="ro1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An army HQ. Battle#ends if it's $83captured$80.#Ground units get HP#and supplies here.</text:p>
          </table:table-cell>
        </table:table-row>
        <table:table-row table:style-name="ro1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An air base. Allied#bases deploy, supply,#and restore HP#to air units.</text:p>
          </table:table-cell>
        </table:table-row>
        <table:table-row table:style-name="ro1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A naval base. Allied#bases deploy, supply,#and restore HP#to naval units.</text:p>
          </table:table-cell>
        </table:table-row>
        <table:table-row table:style-name="ro1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 bridge allows#units to traverse#rivers, but offers#no terrain benefits.</text:p>
          </table:table-cell>
        </table:table-row>
        <table:table-row table:style-name="ro1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A sandy shoal.#$82Lander$80 units#load and unload#units here.</text:p>
          </table:table-cell>
        </table:table-row>
        <table:table-row table:style-name="ro1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A base. Allied bases#deploy, supply,#and restore HP#to ground units.</text:p>
          </table:table-cell>
        </table:table-row>
        <table:table-row table:style-name="ro1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A Black Hole pipeline.#Thick armor renders#it indestructible. No#units can pass it.</text:p>
          </table:table-cell>
        </table:table-row>
        <table:table-row table:style-name="ro1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A Black Hole pipeline.#The armor is weaker#here than on other#sections of the pipe.</text:p>
          </table:table-cell>
        </table:table-row>
        <table:table-row table:style-name="ro1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A missile silo. Has a#huge blast radius &amp;#unlimited range, but#can only fire onc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In Fog of War, units#hidden here can only#be seen by adjacent#units and air units.</text:p>
          </table:table-cell>
        </table:table-row>
        <table:table-row table:style-name="ro1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A Black Hole lab.#New tank designs#are currently being#researched here.</text:p>
          </table:table-cell>
        </table:table-row>
        <table:table-row table:style-name="ro1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A Lash invention.#A powerful cannon#with unlimited ammo#and a huge range.</text:p>
          </table:table-cell>
        </table:table-row>
        <table:table-row table:style-name="ro1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A Lash invention.#Less powerful than#the cannon, but still#devastating.</text:p>
          </table:table-cell>
        </table:table-row>
        <table:table-row table:style-name="ro1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A Lash invention.#This laser slices#through friend#and foe alike.</text:p>
          </table:table-cell>
        </table:table-row>
        <table:table-row table:style-name="ro1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A large volcano.#It erupts from time#to time. No units#can traverse here.</text:p>
          </table:table-cell>
        </table:table-row>
        <table:table-row table:style-name="ro1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A Black Hole#factory. It can#deploy any and all#types of units.</text:p>
          </table:table-cell>
        </table:table-row>
        <table:table-row table:style-name="ro1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Black Hole's pride#and joy. This mighty#laser cannon fires#every 7 days.</text:p>
          </table:table-cell>
        </table:table-row>
        <table:table-row table:style-name="ro1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Black Hole property.#It's heavily armored#and cannot be#entered or attacked.</text:p>
          </table:table-cell>
        </table:table-row>
        <table:table-row table:style-name="ro1">
          <table:table-cell office:value-type="string">
            <text:p>Units</text:p>
          </table:table-cell>
          <table:table-cell table:number-columns-repeated="2" office:value-type="string">
            <text:p>Unidades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Perda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stante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office:value-type="string">
            <text:p>Def.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office:value-type="string">
            <text:p>Repar.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Livre</text:p>
          </table:table-cell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Bases Neutras</text:p>
          </table:table-cell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Ganhou</text:p>
          </table:table-cell>
        </table:table-row>
        <table:table-row table:style-name="ro1">
          <table:table-cell table:number-columns-repeated="3" office:value-type="string">
            <text:p>Total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enhum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ia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Recebido</text:p>
          </table:table-cell>
        </table:table-row>
        <table:table-row table:style-name="ro1">
          <table:table-cell table:number-columns-repeated="3" office:value-type="string">
            <text:p>----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Terra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r</text:p>
          </table:table-cell>
        </table:table-row>
        <table:table-row table:style-name="ro1">
          <table:table-cell table:number-columns-repeated="3" office:value-type="string">
            <text:p>Bases</text:p>
          </table:table-cell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Fundos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dade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Combust.</text:p>
          </table:table-cell>
        </table:table-row>
        <table:table-row table:style-name="ro1">
          <table:table-cell office:value-type="string">
            <text:p>Rounds</text:p>
          </table:table-cell>
          <table:table-cell table:number-columns-repeated="2" office:value-type="string">
            <text:p>Turnos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Escolher CO</text:p>
          </table:table-cell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Escolher cor</text:p>
          </table:table-cell>
        </table:table-row>
        <table:table-row table:style-name="ro1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A competent Orange#Star CO. Attended#military school with#Grit and Max.#Hit: Willful students#Miss: Downtime</text:p>
          </table:table-cell>
        </table:table-row>
        <table:table-row table:style-name="ro1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Sometimes strikes#with more force than#expected. She'll be#the first to tell you#she was born lucky.</text:p>
          </table:table-cell>
        </table:table-row>
        <table:table-row table:style-name="ro1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Improves her chance#to strike with#increased firepower,#and damages multiple#foes. Lucky!</text:p>
          </table:table-cell>
        </table:table-row>
        <table:table-row table:style-name="ro1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Improves her chance#to strike with#increased firepower,#and damages even#more foes. Lucky!</text:p>
          </table:table-cell>
        </table:table-row>
        <table:table-row table:style-name="ro1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#Odeia: Acordar cedo</text:p>
          </table:table-cell>
        </table:table-row>
        <table:table-row table:style-name="ro1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</table:table-row>
        <table:table-row table:style-name="ro1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</table:table-row>
        <table:table-row table:style-name="ro1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 brave and loyal#friend and an earnest#warrior who hates#deception and trickery.#Hit: Weight training#Miss: Studying</text:p>
          </table:table-cell>
        </table:table-row>
        <table:table-row table:style-name="ro1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Non-infantry direct-#combat units are tops.#Indirect-combat troops#are limited in range#and firepower.</text:p>
          </table:table-cell>
        </table:table-row>
        <table:table-row table:style-name="ro1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Firepower of direct-#combat units rises#slightly, and unit#movement increases#by 1 space.</text:p>
          </table:table-cell>
        </table:table-row>
        <table:table-row table:style-name="ro1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Direct-combat units#receive firepower#boost, and their#movement increases#by 2 spaces.</text:p>
          </table:table-cell>
        </table:table-row>
        <table:table-row table:style-name="ro1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A pompous braggart#whose tactical prowess#has earned him the#respect of his peers.#Hit: Warm boots#Miss: Rain clouds</text:p>
          </table:table-cell>
        </table:table-row>
        <table:table-row table:style-name="ro1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Winter weather poses#no problem for Olaf or#his troops. Rain,#however, does. His#gruff nature belies#his overall competence.</text:p>
          </table:table-cell>
        </table:table-row>
        <table:table-row table:style-name="ro1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Causes snow to fall,#which adversely#affects all units#except his own.</text:p>
          </table:table-cell>
        </table:table-row>
        <table:table-row table:style-name="ro1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A mighty blizzard#reduces enemy#movement and causes#2 HP of damage to#all deployed enemy#troops.</text:p>
          </table:table-cell>
        </table:table-row>
        <table:table-row table:style-name="ro1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A strong-willed soldier#who backs up Max and#Andy. A graduate of#special-forces training.#Hit: Chocolate#Miss: Cowards</text:p>
          </table:table-cell>
        </table:table-row>
        <table:table-row table:style-name="ro1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Being an infantry#specialist, her foot#soldiers move farther,#capture faster, and#cause more damage.#Weak vs. vehicles.#</text:p>
          </table:table-cell>
        </table:table-row>
        <table:table-row table:style-name="ro1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Infantry and mech#units receive a#movement bonus of#1 space. Their attack#strength increases#as well.</text:p>
          </table:table-cell>
        </table:table-row>
        <table:table-row table:style-name="ro1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Increases all foot#soldiers' movement#range by 2 spaces.#They can capture in#one turn even if#they're not at full HP.</text:p>
          </table:table-cell>
        </table:table-row>
        <table:table-row table:style-name="ro1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Laid-back style masks#his dependability.#A peerless marksman.#Works well with Olaf.#Hit: Cats#Miss: Rats</text:p>
          </table:table-cell>
        </table:table-row>
        <table:table-row table:style-name="ro1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Range for distance#weapons is 1 space#greater than other#COs. They cause more#damage, too. Weak in#direct combat.</text:p>
          </table:table-cell>
        </table:table-row>
        <table:table-row table:style-name="ro1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Increases range of#distance weapons by#1 space. Attack#strength of these#units also increases.</text:p>
          </table:table-cell>
        </table:table-row>
        <table:table-row table:style-name="ro1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Distance weapons can#shoot 2 spaces#farther than normal.#They also receive a#firepower bonus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ds</text:p>
          </table:table-cell>
        </table:table-row>
        <table:table-row table:style-name="ro1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</table:table-row>
        <table:table-row table:style-name="ro1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Strengthens offensive#and defensive abilities#of all units. Damage#inflicted when counter-#attacking is multiplied#by 1.5.</text:p>
          </table:table-cell>
        </table:table-row>
        <table:table-row table:style-name="ro1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Kanbei's daughter.#Cool and collected,#she likes to plan#before making a move.#Hit: Computers#Miss: Bugs</text:p>
          </table:table-cell>
        </table:table-row>
        <table:table-row table:style-name="ro1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All units have an#extended vision#range in Fog of War.#Hides HP intel from#foes. Counterattacks#are slightly stronger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Increases the vision#range of all units by#1 space and allows#them to see into woods#and reefs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Increases the vision#range of all units by#1 space and allows#them to see into woods#and reefs. Counter-#attacks are stronger.</text:p>
          </table:table-cell>
        </table:table-row>
        <table:table-row table:style-name="ro1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Green Earth's daring#pilot hero. Joined the#air force to honor his#father's legacy.#Hit: Lucky goggles#Miss: Swimming</text:p>
          </table:table-cell>
        </table:table-row>
        <table:table-row table:style-name="ro1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ir units use less fuel#than those of other#armies. They have#superior offense#and defense, too.#Weak vs. naval units.</text:p>
          </table:table-cell>
        </table:table-row>
        <table:table-row table:style-name="ro1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ir unit offensive and#defensive abilities#are increased.</text:p>
          </table:table-cell>
        </table:table-row>
        <table:table-row table:style-name="ro1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Improves offense#and defense of all#air units. Additionally,#all non-infantry units#that have carried out#orders can move again.</text:p>
          </table:table-cell>
        </table:table-row>
        <table:table-row table:style-name="ro1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 bighearted former#pirate, he often calms#the waters between#Jess and Eagle.#Hit: The open sea#Miss: High places</text:p>
          </table:table-cell>
        </table:table-row>
        <table:table-row table:style-name="ro1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Naval units move 1#space more than other#armies' do, and their#defenses are higher.#Movement isn't#affected by rain.</text:p>
          </table:table-cell>
        </table:table-row>
        <table:table-row table:style-name="ro1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Causes a tidal wave#that does 1 HP of#damage to all enemy#units and reduces#their fuel by half.</text:p>
          </table:table-cell>
        </table:table-row>
        <table:table-row table:style-name="ro1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Causes a tidal wave#that does 2 HP of#damage to all enemy#units and reduces#fuel by half. Hinders#enemy movement.</text:p>
          </table:table-cell>
        </table:table-row>
        <table:table-row table:style-name="ro1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mander of Black#Hole's forces. A#mysterious invader#from another world.#Hit: Invasions#Miss: Peace</text:p>
          </table:table-cell>
        </table:table-row>
        <table:table-row table:style-name="ro1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All units have superior#firepower. Movement#cost is equal over all#terrain types. Weak#in the snow.</text:p>
          </table:table-cell>
        </table:table-row>
        <table:table-row table:style-name="ro1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focuses all his#energy on his Super#CO power, which is#so strong that he does#not need a normal#CO Power.</text:p>
          </table:table-cell>
        </table:table-row>
        <table:table-row table:style-name="ro1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Pulls a giant meteor#from space, which#does 8 HP of damage#to all affected units.#Increases his units'#firepower &amp; defense.</text:p>
          </table:table-cell>
        </table:table-row>
        <table:table-row table:style-name="ro1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The strongman of the#Black Hole Army.#Promoted from private#by Hawke.#Hit: Meat#Miss: Veggies</text:p>
          </table:table-cell>
        </table:table-row>
        <table:table-row table:style-name="ro1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</table:table-row>
        <table:table-row table:style-name="ro1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</table:table-row>
        <table:table-row table:style-name="ro1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</table:table-row>
        <table:table-row table:style-name="ro1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The wunderkind of the#Black Hole forces. A#small, fierce, and#brilliant inventor.#Hit: Getting her way#Miss: Not getting it</text:p>
          </table:table-cell>
        </table:table-row>
        <table:table-row table:style-name="ro1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Skilled at taking#advantage of terrain#features. Can turn#terrain effects into#firepower bonuses.</text:p>
          </table:table-cell>
        </table:table-row>
        <table:table-row table:style-name="ro1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In addition to using#terrain effects to#increase firepower,#drops movement cost#for all units to 1.</text:p>
          </table:table-cell>
        </table:table-row>
        <table:table-row table:style-name="ro1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Terrain effects are#doubled and used#to increase attack#strength. Additionally,#movement cost for all#units drops to 1.</text:p>
          </table:table-cell>
        </table:table-row>
        <table:table-row table:style-name="ro1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A self-absorbed CO#who believes his skills#are matchless. Second#to Hawke in rank.#Hit: His own face#Miss: Dirty things</text:p>
          </table:table-cell>
        </table:table-row>
        <table:table-row table:style-name="ro1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Adept at making#quick command#decisions, he stores#up energy for his CO#Power more rapidly#than other COs do.</text:p>
          </table:table-cell>
        </table:table-row>
        <table:table-row table:style-name="ro1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Movement range for#all units is increased#by 1 space.</text:p>
          </table:table-cell>
        </table:table-row>
        <table:table-row table:style-name="ro1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ll units improve#their movement range#by 2 spaces.</text:p>
          </table:table-cell>
        </table:table-row>
        <table:table-row table:style-name="ro1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The leader of Black#Hole's 4 COs.#He'll stop at nothing#to achieve his goals.#Hit: Black coffee#Miss: Incompetence</text:p>
          </table:table-cell>
        </table:table-row>
        <table:table-row table:style-name="ro1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All units possess#superior firepower.#His CO Power builds#up more slowly than#those of the other COs.</text:p>
          </table:table-cell>
        </table:table-row>
        <table:table-row table:style-name="ro1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All damaged units#recover 1 HP. In#addition, all enemy#units suffer 1 HP#of damage.</text:p>
          </table:table-cell>
        </table:table-row>
        <table:table-row table:style-name="ro1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All damaged units#recover 2 HP. In#addition, all enemy#units suffer 2 HP#of damage</text:p>
          </table:table-cell>
        </table:table-row>
        <table:table-row table:style-name="ro1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Rumored to be Orange#Star's former chief,#he's closing up shop#to hit the battlefield.#Hit: Tea#Miss: Medicine</text:p>
          </table:table-cell>
        </table:table-row>
        <table:table-row table:style-name="ro1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es secret trade#routes to get lower#deployment costs#for all units.</text:p>
          </table:table-cell>
        </table:table-row>
        <table:table-row table:style-name="ro1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Speaks with such#authority that he#obtains even lower#deployment costs.</text:p>
          </table:table-cell>
        </table:table-row>
        <table:table-row table:style-name="ro1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Deployment costs drop.#Merchant pals gather#from around the globe#and help him deploy#ground units from any#allied property.</text:p>
          </table:table-cell>
        </table:table-row>
        <table:table-row table:style-name="ro1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Blue Moon's little rich#boy CO. Views Olaf#and Grit with awe#and admiration.#Hit: Olaf and Grit#Miss: Black Hole </text:p>
          </table:table-cell>
        </table:table-row>
        <table:table-row table:style-name="ro1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The heir to a vast#fortune. Purchases#all units at a special#low price. Troops' low#firepower stems from#his lack of experience.</text:p>
          </table:table-cell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Increases deployment#funds by one and a#half times.</text:p>
          </table:table-cell>
        </table:table-row>
        <table:table-row table:style-name="ro1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es wealth to#increase the strength#of weapons. The more#funds available, the#stronger the weapons#become.</text:p>
          </table:table-cell>
        </table:table-row>
        <table:table-row table:style-name="ro1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A gallant tank-driving#CO who fought her#way to the top. Often#argues with Eagle.#Hit: Dandelions#Miss: Unfit COs</text:p>
          </table:table-cell>
        </table:table-row>
        <table:table-row table:style-name="ro1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Vehicular units have#superior attack power.#Infantry, air, and#naval units are#comparatively weak.</text:p>
          </table:table-cell>
        </table:table-row>
        <table:table-row table:style-name="ro1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Movement range of#vehicles increases by#1 space. Firepower#increases, and fuel#and ammo supplies#are also replenished.</text:p>
          </table:table-cell>
        </table:table-row>
        <table:table-row table:style-name="ro1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Increase in the attack#strength of vehicular#units and 2-space#increase in movement#range. Also restores#fuel and ammo supplies.</text:p>
          </table:table-cell>
        </table:table-row>
        <table:table-row table:style-name="ro1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A former paratrooper#rumored to have#been quite the CO#in his day.#Hit: Lazy, rainy days#Miss: Busy malls</text:p>
          </table:table-cell>
        </table:table-row>
        <table:table-row table:style-name="ro1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Powerful infantry &amp;#high transport move-#ment range. Superior#firepower for copters,#but weak vs. naval#and vehicle units.</text:p>
          </table:table-cell>
        </table:table-row>
        <table:table-row table:style-name="ro1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ttack copter fire-#power increases.#Infantry units with#9 HP appear in all#allied cities, ready#to be moved.</text:p>
          </table:table-cell>
        </table:table-row>
        <table:table-row table:style-name="ro1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ttack copter fire-#power increases.#Mech units with 9#HP appear in all#allied cities, ready #to be moved.</text:p>
          </table:table-cell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seus amigos ou o computador.</text:p>
          </table:table-cell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batalha Versus em curso.</text:p>
          </table:table-cell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sua moedas obtidas.</text:p>
          </table:table-cell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CO.</text:p>
          </table:table-cell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para Sozinho ou Multijogador.</text:p>
          </table:table-cell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CO.</text:p>
          </table:table-cell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évoa de Guerra.</text:p>
          </table:table-cell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os fundos recebidos por base aliada.</text:p>
          </table:table-cell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CO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CO.</text:p>
          </table:table-cell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évoa de Guerra.</text:p>
          </table:table-cell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Fundos por propriedade.</text:p>
          </table:table-cell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CO.</text:p>
          </table:table-cell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</table:table-row>
        <table:table-row table:style-name="ro1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seus mapas!$0f</text:p>
          </table:table-cell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</table:table-row>
        <table:table-row table:style-name="ro1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Aleat.</text:p>
          </table:table-cell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Sim</text:p>
          </table:table-cell>
        </table:table-row>
        <table:table-row table:style-name="ro1">
          <table:table-cell table:number-columns-repeated="3" office:value-type="string">
            <text:p>$1f$1f$1f$1f$1f$1f$1f$1f$1f$1f</text:p>
          </table:table-cell>
        </table:table-row>
        <table:table-row table:style-name="ro1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CO</text:p>
          </table:table-cell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</table:table-row>
        <table:table-row table:style-name="ro1">
          <table:table-cell table:number-columns-repeated="3" office:value-type="string">
            <text:p>Nell</text:p>
          </table:table-cell>
        </table:table-row>
        <table:table-row table:style-name="ro1">
          <table:table-cell table:number-columns-repeated="3" office:value-type="string">
            <text:p>Andy</text:p>
          </table:table-cell>
        </table:table-row>
        <table:table-row table:style-name="ro1">
          <table:table-cell table:number-columns-repeated="3" office:value-type="string">
            <text:p>Max</text:p>
          </table:table-cell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</table:table-row>
        <table:table-row table:style-name="ro1">
          <table:table-cell table:number-columns-repeated="3" office:value-type="string">
            <text:p>Drake</text:p>
          </table:table-cell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Rainy Haven</text:p>
          </table:table-cell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Rail Strait</text:p>
          </table:table-cell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Tribe Islands</text:p>
          </table:table-cell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Vision Bridge</text:p>
          </table:table-cell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on Dam</text:p>
          </table:table-cell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Hat Harbor</text:p>
          </table:table-cell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Swan Cove</text:p>
          </table:table-cell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Go Islands</text:p>
          </table:table-cell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Brace Range</text:p>
          </table:table-cell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River Range</text:p>
          </table:table-cell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Moon Isle</text:p>
          </table:table-cell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Scarab Road</text:p>
          </table:table-cell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Pointing River</text:p>
          </table:table-cell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Liaison Wood</text:p>
          </table:table-cell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Delta Heights</text:p>
          </table:table-cell>
        </table:table-row>
        <table:table-row table:style-name="ro1">
          <table:table-cell office:value-type="string">
            <text:p>Poem Cape</text:p>
          </table:table-cell>
          <table:table-cell office:value-type="string">
            <text:p>Cabo Tirante</text:p>
          </table:table-cell>
          <table:table-cell office:value-type="string">
            <text:p>Poem Cape</text:p>
          </table:table-cell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Blue Lake</text:p>
          </table:table-cell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Coil Range</text:p>
          </table:table-cell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Leaf Haven</text:p>
          </table:table-cell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Battle Cube</text:p>
          </table:table-cell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Pyramid Cape</text:p>
          </table:table-cell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Bead Islands</text:p>
          </table:table-cell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lover Keys</text:p>
          </table:table-cell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Keyhole Cove</text:p>
          </table:table-cell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Fork River</text:p>
          </table:table-cell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Mantis River</text:p>
          </table:table-cell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hannel City</text:p>
          </table:table-cell>
        </table:table-row>
        <table:table-row table:style-name="ro1">
          <table:table-cell office:value-type="string">
            <text:p>Ink Canal</text:p>
          </table:table-cell>
          <table:table-cell office:value-type="string">
            <text:p>Canal Tinta</text:p>
          </table:table-cell>
          <table:table-cell office:value-type="string">
            <text:p>Ink Canal</text:p>
          </table:table-cell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hield Hills</text:p>
          </table:table-cell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Peril Maze</text:p>
          </table:table-cell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 Creek</text:p>
          </table:table-cell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Glass Heights</text:p>
          </table:table-cell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Devil's Inlet</text:p>
          </table:table-cell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Shear Port</text:p>
          </table:table-cell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Liar's Cove</text:p>
          </table:table-cell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Nail Canal</text:p>
          </table:table-cell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Atlas River</text:p>
          </table:table-cell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Eel Channels</text:p>
          </table:table-cell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Jab Peninsula</text:p>
          </table:table-cell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Thorn Islands</text:p>
          </table:table-cell>
        </table:table-row>
        <table:table-row table:style-name="ro1">
          <table:table-cell office:value-type="string">
            <text:p>Four Corners</text:p>
          </table:table-cell>
          <table:table-cell office:value-type="string">
            <text:p>4 Esquinas</text:p>
          </table:table-cell>
          <table:table-cell office:value-type="string">
            <text:p>Four Corners</text:p>
          </table:table-cell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Rocket Cape</text:p>
          </table:table-cell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Crop River</text:p>
          </table:table-cell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Tween Isle</text:p>
          </table:table-cell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Rival Islands</text:p>
          </table:table-cell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Loop Road</text:p>
          </table:table-cell>
        </table:table-row>
        <table:table-row table:style-name="ro1">
          <table:table-cell office:value-type="string">
            <text:p>Plus Canal</text:p>
          </table:table-cell>
          <table:table-cell office:value-type="string">
            <text:p>Canal Cruz</text:p>
          </table:table-cell>
          <table:table-cell office:value-type="string">
            <text:p>Plus Canal</text:p>
          </table:table-cell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Islas Five</text:p>
          </table:table-cell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Patriot Cove</text:p>
          </table:table-cell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Web River</text:p>
          </table:table-cell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p Narrows</text:p>
          </table:table-cell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Jay Islands</text:p>
          </table:table-cell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hain Canal</text:p>
          </table:table-cell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Spring Lakes</text:p>
          </table:table-cell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Tatter River</text:p>
          </table:table-cell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sland X</text:p>
          </table:table-cell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Traitor River</text:p>
          </table:table-cell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Fable Hills</text:p>
          </table:table-cell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South Cape</text:p>
          </table:table-cell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Glory Islands</text:p>
          </table:table-cell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Spann Island</text:p>
          </table:table-cell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Duo Falls</text:p>
          </table:table-cell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Sole Harbor</text:p>
          </table:table-cell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Pivot Isle</text:p>
          </table:table-cell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Land's End</text:p>
          </table:table-cell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Kita Straight</text:p>
          </table:table-cell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Point Stormy</text:p>
          </table:table-cell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Ridge Island</text:p>
          </table:table-cell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Mial's Hope</text:p>
          </table:table-cell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Bounty River</text:p>
          </table:table-cell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Toil Ferry</text:p>
          </table:table-cell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Twin Isle</text:p>
          </table:table-cell>
        </table:table-row>
        <table:table-row table:style-name="ro1">
          <table:table-cell office:value-type="string">
            <text:p>Dire Range</text:p>
          </table:table-cell>
          <table:table-cell office:value-type="string">
            <text:p>Monte Horror</text:p>
          </table:table-cell>
          <table:table-cell office:value-type="string">
            <text:p>Dire Range</text:p>
          </table:table-cell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Egg Islands</text:p>
          </table:table-cell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Stamp Islands</text:p>
          </table:table-cell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Rivers Four</text:p>
          </table:table-cell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Ring Islands</text:p>
          </table:table-cell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ión</text:p>
          </table:table-cell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Pay Dirt</text:p>
          </table:table-cell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ong Road</text:p>
          </table:table-cell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Nest Egg</text:p>
          </table:table-cell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The Trident</text:p>
          </table:table-cell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Banker Hills</text:p>
          </table:table-cell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Missile Plains</text:p>
          </table:table-cell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Lost Basin</text:p>
          </table:table-cell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Risky Vale</text:p>
          </table:table-cell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The Ring</text:p>
          </table:table-cell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Strong Land</text:p>
          </table:table-cell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Hourglass Isle</text:p>
          </table:table-cell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Pipe Maze</text:p>
          </table:table-cell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chipelagos</text:p>
          </table:table-cell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Big Daddy</text:p>
          </table:table-cell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Crossroad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Badlands</text:p>
          </table:table-cell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Grid Assault</text:p>
          </table:table-cell>
        </table:table-row>
        <table:table-row table:style-name="ro1">
          <table:table-cell table:number-columns-repeated="3" office:value-type="string">
            <text:p>Portsmouth</text:p>
          </table:table-cell>
        </table:table-row>
        <table:table-row table:style-name="ro1">
          <table:table-cell office:value-type="string">
            <text:p>Knotted Keys</text:p>
          </table:table-cell>
          <table:table-cell office:value-type="string">
            <text:p>Cabo Nudo</text:p>
          </table:table-cell>
          <table:table-cell office:value-type="string">
            <text:p>Knotted Keys</text:p>
          </table:table-cell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Wyrm's Eye</text:p>
          </table:table-cell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Lock Ridge</text:p>
          </table:table-cell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Heartland</text:p>
          </table:table-cell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Border Skirmish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Orange Dawn</text:p>
          </table:table-cell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Flak Ataque</text:p>
          </table:table-cell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aixa de Brinquedos</text:p>
          </table:table-cell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ção</text:p>
          </table:table-cell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Silos de Luta</text:p>
          </table:table-cell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e Sensei</text:p>
          </table:table-cell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çada</text:p>
          </table:table-cell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</table:table-row>
        <table:table-row table:style-name="ro1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</table:table-row>
        <table:table-row table:style-name="ro1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</table:table-row>
        <table:table-row table:style-name="ro1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</table:table-row>
        <table:table-row table:style-name="ro1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</table:table-row>
        <table:table-row table:style-name="ro1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</table:table-row>
        <table:table-row table:style-name="ro1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</table:table-row>
        <table:table-row table:style-name="ro1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</table:table-row>
        <table:table-row table:style-name="ro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</table:table-row>
        <table:table-row table:style-name="ro1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</table:table-row>
        <table:table-row table:style-name="ro1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</table:table-row>
        <table:table-row table:style-name="ro1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</table:table-row>
        <table:table-row table:style-name="ro1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</table:table-row>
        <table:table-row table:style-name="ro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</table:table-row>
        <table:table-row table:style-name="ro1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</table:table-row>
        <table:table-row table:style-name="ro1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</table:table-row>
        <table:table-row table:style-name="ro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</table:table-row>
        <table:table-row table:style-name="ro1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CO da Black Hole!$0f</text:p>
          </table:table-cell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CO da Black Hole!$0f</text:p>
          </table:table-cell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CO da Black Hole!$0f</text:p>
          </table:table-cell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CO da Black Hole!$0f</text:p>
          </table:table-cell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CO da Orange Star!$0f</text:p>
          </table:table-cell>
        </table:table-row>
        <table:table-row table:style-name="ro1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seu CO!$0f</text:p>
          </table:table-cell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</table:table-row>
        <table:table-row table:style-name="ro1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</table:table-row>
        <table:table-row table:style-name="ro1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</table:table-row>
        <table:table-row table:style-name="ro1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</table:table-row>
        <table:table-row table:style-name="ro1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</table:table-row>
        <table:table-row table:style-name="ro1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Thanks for coming in!#Don't forget your stuff.$0e$0e$0e</text:p>
          </table:table-cell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You don't have enough points!#I can't sell you this!$0f</text:p>
          </table:table-cell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Well, how about something else?$0f</text:p>
          </table:table-cell>
        </table:table-row>
        <table:table-row table:style-name="ro1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arn!#I'm out of everything!$0fI guess I'll close up#shop for the day.$0f</text:p>
          </table:table-cell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Come back again!$0e$0e</text:p>
          </table:table-cell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Don't get discouraged!$0e$0e</text:p>
          </table:table-cell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Don't get beat!</text:p>
          </table:table-cell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Keep up the good work!$0e$0e</text:p>
          </table:table-cell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o you want to save?#$17</text:p>
          </table:table-cell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All right! And I'll win#next time, too!</text:p>
          </table:table-cell>
        </table:table-row>
        <table:table-row table:style-name="ro1">
          <table:table-cell office:value-type="string">
            <text:p>Mission accomplished!#Awaiting orders!</text:p>
          </table:table-cell>
          <table:table-cell office:value-type="string">
            <text:p>¡Misión cumplida!#¡Espero órdenes!</text:p>
          </table:table-cell>
          <table:table-cell office:value-type="string">
            <text:p>Mission accomplished!#Awaiting orders!</text:p>
          </table:table-cell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Wahoo!#Easy as pie!</text:p>
          </table:table-cell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icely fought!#See you again.</text:p>
          </table:table-cell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Done already?#Better luck next time!</text:p>
          </table:table-cell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Olaf's troops know#no match!</text:p>
          </table:table-cell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ot bad, y'all!#Don't be a sore loser!#</text:p>
          </table:table-cell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Whew...#I won! I really won!</text:p>
          </table:table-cell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is victorious!#We shall meet again!</text:p>
          </table:table-cell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That settles that! It#takes brains to win!</text:p>
          </table:table-cell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I've#still got what it takes!</text:p>
          </table:table-cell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Another victory! Was#there ever any doubt!</text:p>
          </table:table-cell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I won this time!#I can't be beat at sea!</text:p>
          </table:table-cell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ever give up!#That's my motto!</text:p>
          </table:table-cell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What was that?#A waste of my time!#</text:p>
          </table:table-cell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e hee hee...#Hm? Broken already?</text:p>
          </table:table-cell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h heh heh...#What did you expect?</text:p>
          </table:table-cell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You're not weak--I'm#just way too good!</text:p>
          </table:table-cell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y name is Sturm.#Hear it and tremble.</text:p>
          </table:table-cell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Lucky me!$0e$0e$0e$0e</text:p>
          </table:table-cell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Time to get serious!$0e$0e$0e$0e</text:p>
          </table:table-cell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C'mon now!$0e#Let's have a little fun!$0e$0e$0e</text:p>
          </table:table-cell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Luck IS a skill!$0e$0e$0e$0e</text:p>
          </table:table-cell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I'm just getting started!$0e$0e$0e$0e</text:p>
          </table:table-cell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Pretty good offense.$0e#I'm not too bad, myself!$0e$0e$0e$0e</text:p>
          </table:table-cell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It's time for a tune-up!$0e$0e$0e$0e</text:p>
          </table:table-cell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I'll win for sure!$0e$0e$0e$0e</text:p>
          </table:table-cell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I'm all revved up!$0e$0e$0e$0e</text:p>
          </table:table-cell>
        </table:table-row>
        <table:table-row table:style-name="ro1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I'm not worried! I can fix anything!$0e$0e$0e$0e</text:p>
          </table:table-cell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This is how I do battle!$0e$0e$0e$0e</text:p>
          </table:table-cell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Never give up, and never lose!$0e#I'm on my way!</text:p>
          </table:table-cell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Roll, tanks, roll!$0e$0e$0e$0e</text:p>
          </table:table-cell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Hey! Give up while you still can!$0e$0e$0e$0e</text:p>
          </table:table-cell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Now you're gonna get hurt!$0e$0e$0e$0e</text:p>
          </table:table-cell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Wanna test might? I won't lose!$0e$0e$0e$0e</text:p>
          </table:table-cell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I'm no show-off!$0e$0e$0e$0e</text:p>
          </table:table-cell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That's enough! Get outta the road!$0e$0e$0e$0e</text:p>
          </table:table-cell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Ready or not, here I come!$0e$0e$0e$0e</text:p>
          </table:table-cell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ry... Assault!$0e$0e$0e$0e</text:p>
          </table:table-cell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All right! Time to end this!$0e$0e$0e$0e</text:p>
          </table:table-cell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You're not bad! Now it's my turn!$0e$0e$0e$0e</text:p>
          </table:table-cell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In a test of skill, I'm unbeatable!$0e$0e$0e$0e</text:p>
          </table:table-cell>
        </table:table-row>
        <table:table-row table:style-name="ro1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Stay cool, stay calm...$0e#He who panics$0e loses!$0e$0e$0e$0e</text:p>
          </table:table-cell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Let the winds of war bring snow!$0e$0e$0e$0e</text:p>
          </table:table-cell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is indestructible!$0e$0e$0e$0e</text:p>
          </table:table-cell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You're going to regret$0e#challenging me!$0e$0e$0e$0e</text:p>
          </table:table-cell>
        </table:table-row>
        <table:table-row table:style-name="ro1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either man nor machine can$0e#withstand the fury of nature!$0e$0e$0e$0e</text:p>
          </table:table-cell>
        </table:table-row>
        <table:table-row table:style-name="ro1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You've got courage to face me,$0e#I'll give you that much!$0e$0e$0e$0e</text:p>
          </table:table-cell>
        </table:table-row>
        <table:table-row table:style-name="ro1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 ho ho. Do you think your$0e#pitiful troops can stand the cold?$0e$0e$0e$0e</text:p>
          </table:table-cell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Reckon it's time to take you down!$0e$0e$0e$0e</text:p>
          </table:table-cell>
        </table:table-row>
        <table:table-row table:style-name="ro1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Where's the fool who wants$0e#to help me with target practice?$0e$0e$0e$0e</text:p>
          </table:table-cell>
        </table:table-row>
        <table:table-row table:style-name="ro1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ce you're in my sights,$0e#there's no gettin' away!$0e$0e$0e$0e</text:p>
          </table:table-cell>
        </table:table-row>
        <table:table-row table:style-name="ro1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You can run, but you can't hide!$0e$0e$0e$0e</text:p>
          </table:table-cell>
        </table:table-row>
        <table:table-row table:style-name="ro1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Don't get me all riled up!$0e#I wanna take things nice and slow.$0e$0e$0e$0e</text:p>
          </table:table-cell>
        </table:table-row>
        <table:table-row table:style-name="ro1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o need for all the fuss.$0e#You just calm yourself down!$0e$0e$0e$0e</text:p>
          </table:table-cell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Who shall taste my wrath?$0e$0e$0e$0e</text:p>
          </table:table-cell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 yourself! Kanbei is here!$0e$0e$0e$0e</text:p>
          </table:table-cell>
        </table:table-row>
        <table:table-row table:style-name="ro1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Your numbers mean nothing!$0e#Nothing can stop me!$0e$0e$0e$0e</text:p>
          </table:table-cell>
        </table:table-row>
        <table:table-row table:style-name="ro1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y mind is honed for battle.$0e#That is the essence of a samurai!$0e$0e$0e$0e</text:p>
          </table:table-cell>
        </table:table-row>
        <table:table-row table:style-name="ro1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I do not worry about that$0e#which MIGHT happen!$0e$0e$0e$0e</text:p>
          </table:table-cell>
        </table:table-row>
        <table:table-row table:style-name="ro1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You fight admirably, my foe!$0e#Allow me to show you my strength!$0e$0e$0e$0e</text:p>
          </table:table-cell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Now you're gonna get it!$0e$0e$0e$0e</text:p>
          </table:table-cell>
        </table:table-row>
        <table:table-row table:style-name="ro1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I see right through your plans!$0e$0e$0e$0e</text:p>
          </table:table-cell>
        </table:table-row>
        <table:table-row table:style-name="ro1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Father, Sensei, citizens of$0e#Yellow Comet! Lend me your strength!$0e$0e$0e$0e</text:p>
          </table:table-cell>
        </table:table-row>
        <table:table-row table:style-name="ro1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I'll show you there's more to$0e#combat than power alone!$0e$0e$0e$0e</text:p>
          </table:table-cell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Watch me, and learn!$0e$0e$0e$0e</text:p>
          </table:table-cell>
        </table:table-row>
        <table:table-row table:style-name="ro1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umber of enemy troops...location...$0e#Got it! This is so easy!$0e$0e$0e$0e</text:p>
          </table:table-cell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The Eagle soars above you!$0e$0e$0e$0e</text:p>
          </table:table-cell>
        </table:table-row>
        <table:table-row table:style-name="ro1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I have no interest in underlings.$0e#Begone!$0e$0e$0e$0e</text:p>
          </table:table-cell>
        </table:table-row>
        <table:table-row table:style-name="ro1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All units, ready for attack!$0e#Don't even give them time for regret!$0e$0e$0e$0e</text:p>
          </table:table-cell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Speed is the lifeblood of battle!$0e$0e$0e$0e</text:p>
          </table:table-cell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Do you think you can keep up?$0e$0e$0e$0e</text:p>
          </table:table-cell>
        </table:table-row>
        <table:table-row table:style-name="ro1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h heh... Impressive!$0e#You had almost overtaken me. Almost!$0e$0e$0e$0e</text:p>
          </table:table-cell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Wave good-bye to your troops!$0e$0e$0e$0e</text:p>
          </table:table-cell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Anchors aweigh!$0e$0e$0e$0e</text:p>
          </table:table-cell>
        </table:table-row>
        <table:table-row table:style-name="ro1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Time to show you$0e#how we do things at sea!$0e$0e$0e$0e</text:p>
          </table:table-cell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Panic is for landlubbers!$0e$0e$0e$0e</text:p>
          </table:table-cell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I'm a nautical know-it-all!$0e$0e$0e$0e</text:p>
          </table:table-cell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 to be washed away!$0e$0e$0e$0e</text:p>
          </table:table-cell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You will tremble before my power!$0e$0e$0e$0e</text:p>
          </table:table-cell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Fear is all you have left...$0e$0e$0e$0e</text:p>
          </table:table-cell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You shall not survive!$0e$0e$0e$0e</text:p>
          </table:table-cell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 to embrace darkness!$0e$0e$0e$0e</text:p>
          </table:table-cell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Such power... I regret crushing it.$0e$0e$0e$0e</text:p>
          </table:table-cell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Burning earth!!!$0e$0e$0e$0e</text:p>
          </table:table-cell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ry this on for size!$0e$0e$0e$0e</text:p>
          </table:table-cell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I'm outta control!$0e$0e$0e$0e</text:p>
          </table:table-cell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I'm gonna smash you good!$0e$0e$0e$0e</text:p>
          </table:table-cell>
        </table:table-row>
        <table:table-row table:style-name="ro1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Crushing stuff's what I do best!$0e#You got a problem with that?!?$0e$0e$0e$0e</text:p>
          </table:table-cell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Why think when you can fight!?$0e$0e$0e$0e</text:p>
          </table:table-cell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Stay outta my way!$0e$0e$0e$0e</text:p>
          </table:table-cell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Can you survive my attack?$0e$0e$0e$0e</text:p>
          </table:table-cell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Tee hee! C'mon! Let's play!$0e$0e$0e$0e</text:p>
          </table:table-cell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I've had enough!$0e#I'm bored now!$0e$0e$0e$0e#</text:p>
          </table:table-cell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You're no fun... I don't like you at all!$0e$0e$0e$0e</text:p>
          </table:table-cell>
        </table:table-row>
        <table:table-row table:style-name="ro1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You want to match wits with me?$0e#You're so silly!$0e$0e$0e$0e</text:p>
          </table:table-cell>
        </table:table-row>
        <table:table-row table:style-name="ro1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You're so annoying!$0e#I'm gonna have to get rid of you now!$0e$0e$0e$0e</text:p>
          </table:table-cell>
        </table:table-row>
        <table:table-row table:style-name="ro1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h heh heh... I'm going$0e#to enjoy breaking you!$0e$0e$0e$0e</text:p>
          </table:table-cell>
        </table:table-row>
        <table:table-row table:style-name="ro1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The look of terror on your face...$0e#It's absolutely delicious!$0e$0e$0e$0e</text:p>
          </table:table-cell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h heh heh...$0e#Can't a guy have a little fun!?$0e$0e$0e$0e</text:p>
          </table:table-cell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h heh heh...$0e#It only hurts for a moment.$0e$0e$0e$0e</text:p>
          </table:table-cell>
        </table:table-row>
        <table:table-row table:style-name="ro1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A battle with me is a greater$0e#honor than you deserve!$0e$0e$0e$0e</text:p>
          </table:table-cell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h heh heh...$0e#Kneel before Adder!$0e$0e$0e$0e</text:p>
          </table:table-cell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This is the end.$0e$0e$0e$0e</text:p>
          </table:table-cell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Farewell.$0e$0e$0e$0e</text:p>
          </table:table-cell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I give you credit for$0e#pushing me this far.$0e$0e$0e$0e</text:p>
          </table:table-cell>
        </table:table-row>
        <table:table-row table:style-name="ro1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To be defeated is to lose everything.$0e#Are you prepared for that outcome?$0e$0e$0e$0e</text:p>
          </table:table-cell>
        </table:table-row>
        <table:table-row table:style-name="ro1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Victory goes to the better combatant.$0e#It's a simple truth.$0e$0e$0e$0e</text:p>
          </table:table-cell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ve....$0e#I will remember your skill!$0e$0e$0e$0e</text:p>
          </table:table-cell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How's business?$0e$0e$0e$0e</text:p>
          </table:table-cell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Come by and buy something!$0e$0e$0e$0e</text:p>
          </table:table-cell>
        </table:table-row>
        <table:table-row table:style-name="ro1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You can call me Hachi, the$0e#best CO there ever was!$0e$0e$0e$0e</text:p>
          </table:table-cell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o need to get all worked up!$0e$0e$0e$0e</text:p>
          </table:table-cell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This brings back memories!$0e$0e$0e$0e</text:p>
          </table:table-cell>
        </table:table-row>
        <table:table-row table:style-name="ro1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Runnin' away won't prove anything!$0e#Stand your ground, soldier!$0e$0e$0e$0e</text:p>
          </table:table-cell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Let me show you the power of money!$0e$0e$0e$0e</text:p>
          </table:table-cell>
        </table:table-row>
        <table:table-row table:style-name="ro1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eople of Blue Moon!$0e#I need your help!$0e$0e$0e$0e</text:p>
          </table:table-cell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Money buys power!!!$0e$0e$0e$0e</text:p>
          </table:table-cell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Don't underestimate me$0e#because I'm new!$0e$0e$0e$0e</text:p>
          </table:table-cell>
        </table:table-row>
        <table:table-row table:style-name="ro1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When the time comes, I do my duty!$0e$0e$0e$0e</text:p>
          </table:table-cell>
        </table:table-row>
        <table:table-row table:style-name="ro1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This is not a drill...$0e#I won't give up so easily!$0e$0e$0e$0e</text:p>
          </table:table-cell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I won't let this chance pass me by!$0e$0e$0e$0e</text:p>
          </table:table-cell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All at once now!$0e#Press on!$0e$0e$0e$0e</text:p>
          </table:table-cell>
        </table:table-row>
        <table:table-row table:style-name="ro1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Battle should never be taken lightly.$0e#I always give 100%! Always!!!$0e$0e$0e$0e</text:p>
          </table:table-cell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I'll survive this battle, too! Believe me!$0e$0e$0e$0e</text:p>
          </table:table-cell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It's simply a matter of being the best!$0e$0e$0e$0e</text:p>
          </table:table-cell>
        </table:table-row>
        <table:table-row table:style-name="ro1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You're a formidable opponent,$0e#but that doesn't mean I'll lose!$0e$0e$0e$0e</text:p>
          </table:table-cell>
        </table:table-row>
        <table:table-row table:style-name="ro1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I've still got what it takes to$0e#defeat you youngsters!$0e$0e$0e$0e</text:p>
          </table:table-cell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troopers! Prepare to jump!$0e$0e$0e$0e</text:p>
          </table:table-cell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 ha hah!$0e#This will be a crushing victory!$0e$0e$0e$0e</text:p>
          </table:table-cell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See what experience$0e#can do for you!?$0e$0e$0e$0e</text:p>
          </table:table-cell>
        </table:table-row>
        <table:table-row table:style-name="ro1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You put up a good fight,$0e#but this is the end!$0e$0e$0e$0e</text:p>
          </table:table-cell>
        </table:table-row>
        <table:table-row table:style-name="ro1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othing good ever comes from war...$0e#When this is done, let's go home.$0e$0e$0e$0e</text:p>
          </table:table-cell>
        </table:table-row>
        <table:table-row table:style-name="ro1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</table:table-row>
        <table:table-row table:style-name="ro1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possui#porções. Quando uma#porção acaba, ela não#poderá se mover.</text:p>
          </table:table-cell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</table:table-row>
        <table:table-row table:style-name="ro1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</table:table-row>
        <table:table-row table:style-name="ro1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</table:table-row>
        <table:table-row table:style-name="ro1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</table:table-row>
        <table:table-row table:style-name="ro1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</table:table-row>
        <table:table-row table:style-name="ro1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$82Mech$80 units can capture#bases, traverse most#terrain types, and have#superior firepower. </text:p>
          </table:table-cell>
        </table:table-row>
        <table:table-row table:style-name="ro1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The primary weapons of#$82mech$80 units are#bazookas. They can#$83fire$80 on the units below.</text:p>
          </table:table-cell>
        </table:table-row>
        <table:table-row table:style-name="ro1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Bazookas have a limited#number of rounds. They#use M guns when out#of primary ammo.</text:p>
          </table:table-cell>
        </table:table-row>
        <table:table-row table:style-name="ro1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$82Mech$80 units carry#rations. When the#rations run out, they#won't be able to move.</text:p>
          </table:table-cell>
        </table:table-row>
        <table:table-row table:style-name="ro1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Bazookas are effective#against non-infantry#ground units. They're#equal to tank rounds.</text:p>
          </table:table-cell>
        </table:table-row>
        <table:table-row table:style-name="ro1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$82Mech$80 units use M guns#against foot soldiers.#They're a bit stronger#than $82infantry$80 M guns.</text:p>
          </table:table-cell>
        </table:table-row>
        <table:table-row table:style-name="ro1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Their M guns are fairly#effective even against#non-infantry ground#units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Machine guns do some#damage to $82T copters$80.#The symbol on the unit#shows hit potential.</text:p>
          </table:table-cell>
        </table:table-row>
        <table:table-row table:style-name="ro1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$82Recon$80 units have#high movement#range and are strong#against $82infantry$80 units.</text:p>
          </table:table-cell>
        </table:table-row>
        <table:table-row table:style-name="ro1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$82Recon$80 units have#a large vision range,#making them invaluable#in Fog of War.</text:p>
          </table:table-cell>
        </table:table-row>
        <table:table-row table:style-name="ro1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$82Recon$80 units travel#on tires. This hinders#them when moving#across plains.</text:p>
          </table:table-cell>
        </table:table-row>
        <table:table-row table:style-name="ro1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$82Recon$80 units are#not equipped with#primary weapons.</text:p>
          </table:table-cell>
        </table:table-row>
        <table:table-row table:style-name="ro1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The secondary weapons#of $82recon$80 units are#M guns. They're only #effective vs. infantry.</text:p>
          </table:table-cell>
        </table:table-row>
        <table:table-row table:style-name="ro1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Machine guns work well#against $82infantry$80.#The symbol on the unit#shows hit potential.</text:p>
          </table:table-cell>
        </table:table-row>
        <table:table-row table:style-name="ro1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$82Recon$80 units can#fire upon non-infantry#units, but don't expect#high damage vs. tanks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Machine guns do some#damage to $82T copters$80.#The symbol on the unit#shows hit potential.</text:p>
          </table:table-cell>
        </table:table-row>
        <table:table-row table:style-name="ro1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$82Tank$80 units have high#movement ranges and#are inexpensive, so#they're easy to deploy.</text:p>
          </table:table-cell>
        </table:table-row>
        <table:table-row table:style-name="ro1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$82Tank$80 units travel on#treads. They can cross#most terrain types#without issue.</text:p>
          </table:table-cell>
        </table:table-row>
        <table:table-row table:style-name="ro1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This is the $82tank$80 unit's#vision range.#It's fairly wide#for a ground unit.</text:p>
          </table:table-cell>
        </table:table-row>
        <table:table-row table:style-name="ro1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$82tank$80 unit's primary#weapon can $83fire$80#on the units below.</text:p>
          </table:table-cell>
        </table:table-row>
        <table:table-row table:style-name="ro1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When out of primary#weapon ammo, $82tank$80#units automatically use#secondary weapons.</text:p>
          </table:table-cell>
        </table:table-row>
        <table:table-row table:style-name="ro1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The $82tank$80 unit's primary#weapon, the cannon,#is effective against#most non-infantry units.</text:p>
          </table:table-cell>
        </table:table-row>
        <table:table-row table:style-name="ro1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$82Tank$80 units can fire on#ships with their#cannons, but they only#do minimal damage.</text:p>
          </table:table-cell>
        </table:table-row>
        <table:table-row table:style-name="ro1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$82Tanks$80 do almost no#damage to subs. They#can't $83fire$80#on submerged subs.</text:p>
          </table:table-cell>
        </table:table-row>
        <table:table-row table:style-name="ro1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$82Tank$80 unit machine guns#are very effective#against infantry units.</text:p>
          </table:table-cell>
        </table:table-row>
        <table:table-row table:style-name="ro1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The symbol on the unit#shows hit potential vs.#non-infantry ground#units. Damage is so-so.</text:p>
          </table:table-cell>
        </table:table-row>
        <table:table-row table:style-name="ro1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$82Tank$80 machine guns#are fairly effective#against copter units.</text:p>
          </table:table-cell>
        </table:table-row>
        <table:table-row table:style-name="ro1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$82Md (medium) tank$80 units'#defensive and offensive#ratings are the second#best among ground units.</text:p>
          </table:table-cell>
        </table:table-row>
        <table:table-row table:style-name="ro1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$82Md tank$80 units'#primary weapons can#$83fire$80 on the#units below.</text:p>
          </table:table-cell>
        </table:table-row>
        <table:table-row table:style-name="ro1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When all primary weapon#ammo is gone, $82Md tank$80#units automatically#use secondary weapons.</text:p>
          </table:table-cell>
        </table:table-row>
        <table:table-row table:style-name="ro1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$82Md tank$80 cannons are#powerful vs. non-#infantry ground troops.</text:p>
          </table:table-cell>
        </table:table-row>
        <table:table-row table:style-name="ro1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The cannon is fairly#effective against ships.#The symbol on the unit#shows hit potential.</text:p>
          </table:table-cell>
        </table:table-row>
        <table:table-row table:style-name="ro1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$82Md tanks$80 are weak#vs. $82subs$80 and can't#$83fire$80 on submerged#$82subs$80.</text:p>
          </table:table-cell>
        </table:table-row>
        <table:table-row table:style-name="ro1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$82Md tank$80 unit machine#guns are better than#$82tank$80 unit M guns#against foot soldiers.</text:p>
          </table:table-cell>
        </table:table-row>
        <table:table-row table:style-name="ro1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$82Md tank$80 M guns are on#par with other non-#infantry-unit machine#guns.</text:p>
          </table:table-cell>
        </table:table-row>
        <table:table-row table:style-name="ro1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$82Md tank$80 units can#$83fire$80 on copters and#are effective against#$82T copters$80.</text:p>
          </table:table-cell>
        </table:table-row>
        <table:table-row table:style-name="ro1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$82APC$80 units transport#infantry units and#supply rations, gas, and#ammo to deployed units.</text:p>
          </table:table-cell>
        </table:table-row>
        <table:table-row table:style-name="ro1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$82APC$80 units carry#no weapons and#cannot $83fire$80.</text:p>
          </table:table-cell>
        </table:table-row>
        <table:table-row table:style-name="ro1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$82Artillery$80 units are#an inexpensive way to#gain indirect offensive#attack capabilities.</text:p>
          </table:table-cell>
        </table:table-row>
        <table:table-row table:style-name="ro1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$82Artillery$80 units travel#on treads. This makes#them easier to deploy#than $82rockets$80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This is the unit's vision#range. It needs intel#from other units to $83fire$80#in Fog of War.</text:p>
          </table:table-cell>
        </table:table-row>
        <table:table-row table:style-name="ro1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The primary weapons of#$82artillery$80 units are#cannons. They can $83fire$80#on the units below.</text:p>
          </table:table-cell>
        </table:table-row>
        <table:table-row table:style-name="ro1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$82Artillery$80 units won't#be able to $83fire$80 when#they exhaust their#cannon ammo.</text:p>
          </table:table-cell>
        </table:table-row>
        <table:table-row table:style-name="ro1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This is the $82artillery$80#unit's attack range.#It can $83fire$80 on some#areas $82rockets$80 can't.</text:p>
          </table:table-cell>
        </table:table-row>
        <table:table-row table:style-name="ro1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$82Rocket$80 units are#valuable, because they#can $83fire$80 on both land#and naval units.</text:p>
          </table:table-cell>
        </table:table-row>
        <table:table-row table:style-name="ro1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$82Rocket$80 units travel on#tires. This makes them#more difficult to deploy#than $82artillery$80 units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This is the unit's vision#range. It needs intel#from other units to $83fire$80#in Fog of War.</text:p>
          </table:table-cell>
        </table:table-row>
        <table:table-row table:style-name="ro1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$82Rocket$80 units can#$83fire$80 on the units below.</text:p>
          </table:table-cell>
        </table:table-row>
        <table:table-row table:style-name="ro1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$82Rocket$80 units won't be#able to $83fire$80 when they#run out of rockets.</text:p>
          </table:table-cell>
        </table:table-row>
        <table:table-row table:style-name="ro1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This is the $82rocket$80#unit's attack range. It#can engage both land#and naval units.</text:p>
          </table:table-cell>
        </table:table-row>
        <table:table-row table:style-name="ro1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$82Rockets$80 are very#effective vs. infantry.#The symbol on the unit#shows hit potential.</text:p>
          </table:table-cell>
        </table:table-row>
        <table:table-row table:style-name="ro1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$82Rockets$80 boast a high#rate of success against#non-infantry ground#units.</text:p>
          </table:table-cell>
        </table:table-row>
        <table:table-row table:style-name="ro1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The symbol on the unit#shows hit potential vs.#naval units.</text:p>
          </table:table-cell>
        </table:table-row>
        <table:table-row table:style-name="ro1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$82Rocket$80 units are#strong against subs,#but can't $83fire$80#on submerged subs.</text:p>
          </table:table-cell>
        </table:table-row>
        <table:table-row table:style-name="ro1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$82A-air$80 units work#well against infantry#and air units. They're#weak against tanks.</text:p>
          </table:table-cell>
        </table:table-row>
        <table:table-row table:style-name="ro1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The primary weapon of#$82A-air$80 units is the#Vulcan cannon. It can#$83fire$80 on the units below.</text:p>
          </table:table-cell>
        </table:table-row>
        <table:table-row table:style-name="ro1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When $82A-air$80 units run#out of Vulcan ammo,#they can no longer $83fire$80.</text:p>
          </table:table-cell>
        </table:table-row>
        <table:table-row table:style-name="ro1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If an $82A-air$80 unit is at#full strength, its Vulcan#cannon can wipe out#infantry with one attack.</text:p>
          </table:table-cell>
        </table:table-row>
        <table:table-row table:style-name="ro1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The Vulcan cannon is#adequate against non-#infantry units and weak#against tank units.</text:p>
          </table:table-cell>
        </table:table-row>
        <table:table-row table:style-name="ro1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Vulcan cannons are#strong against copters.#The symbol on the unit#shows hit potential.</text:p>
          </table:table-cell>
        </table:table-row>
        <table:table-row table:style-name="ro1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The Vulcan cannon has#a high firepower rating#against $82fighter$80 and#$82bomber$80 units.</text:p>
          </table:table-cell>
        </table:table-row>
        <table:table-row table:style-name="ro1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$82Missile$80 units are#essential in defending#against air units. Their#vision range is large.</text:p>
          </table:table-cell>
        </table:table-row>
        <table:table-row table:style-name="ro1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The primary weapons of#$82missile$80 units are anti-#air missiles. They can#$83fire$80 on the units below.</text:p>
          </table:table-cell>
        </table:table-row>
        <table:table-row table:style-name="ro1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$82Missile$80 units can#no longer $83fire$80 when they#run out of missiles.</text:p>
          </table:table-cell>
        </table:table-row>
        <table:table-row table:style-name="ro1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$82Missile$80 units are very#strong against copters.#The symbol on the unit#shows hit potential.</text:p>
          </table:table-cell>
        </table:table-row>
        <table:table-row table:style-name="ro1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$82Missile$80 units#wreak havoc on#all air units.</text:p>
          </table:table-cell>
        </table:table-row>
        <table:table-row table:style-name="ro1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This is the $82missile$80#unit's attack range. It#can $83fire$80 on air units#within this area.</text:p>
          </table:table-cell>
        </table:table-row>
        <table:table-row table:style-name="ro1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$82Fighter$80 units are#strong vs. other air#units. They also have#the highest movement.</text:p>
          </table:table-cell>
        </table:table-row>
        <table:table-row table:style-name="ro1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The primary weapons of#$82fighters$80 are air-to-#air missiles. They can#$83fire$80 on the units below.</text:p>
          </table:table-cell>
        </table:table-row>
        <table:table-row table:style-name="ro1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$82Fighter$80 units can#no longer $83fire$80 when#they exhaust their#supply of missiles.</text:p>
          </table:table-cell>
        </table:table-row>
        <table:table-row table:style-name="ro1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$82Fighter$80 units boast#a high firepower rating#against copter units.</text:p>
          </table:table-cell>
        </table:table-row>
        <table:table-row table:style-name="ro1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$82Fighter$80 units are#evenly matched vs.#other jets and strong#against other air units.</text:p>
          </table:table-cell>
        </table:table-row>
        <table:table-row table:style-name="ro1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$82Bomber$80 units can#$83fire$80 on ground and#naval units with a high#destructive force.</text:p>
          </table:table-cell>
        </table:table-row>
        <table:table-row table:style-name="ro1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The primary weapons#of $82bomber$80 units are#bombs. They can $83fire$80#on the units below.</text:p>
          </table:table-cell>
        </table:table-row>
        <table:table-row table:style-name="ro1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$82Bomber$80 units can#no longer $83fire$80 when#they exhaust their#supply of bombs.</text:p>
          </table:table-cell>
        </table:table-row>
        <table:table-row table:style-name="ro1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Bombs dropped by#$82bomber$80 units do#high damage to#infantry troops.</text:p>
          </table:table-cell>
        </table:table-row>
        <table:table-row table:style-name="ro1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$82Bomber$80 units do#more damage to non-#infantry units than#tanks do.#</text:p>
          </table:table-cell>
        </table:table-row>
        <table:table-row table:style-name="ro1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$82Bomber$80 units#have a high#firepower rating#against naval units.</text:p>
          </table:table-cell>
        </table:table-row>
        <table:table-row table:style-name="ro1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$82Bomber$80 units do#extensive damage to#subs, but can't $83fire$80#on submerged subs.</text:p>
          </table:table-cell>
        </table:table-row>
        <table:table-row table:style-name="ro1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$82B (Battle) copter$80#units can $83fire$80 on#many unit types, so#they're quite valuable. </text:p>
          </table:table-cell>
        </table:table-row>
        <table:table-row table:style-name="ro1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$82B copter$80 units have#the largest vision#range of all air units.</text:p>
          </table:table-cell>
        </table:table-row>
        <table:table-row table:style-name="ro1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$82B copter$80 units use#missiles as their primary#weapons. They can $83fire$80#on the units below.</text:p>
          </table:table-cell>
        </table:table-row>
        <table:table-row table:style-name="ro1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When $82B copter$80 units#run out of missiles,#they automatically use#secondary weapons.</text:p>
          </table:table-cell>
        </table:table-row>
        <table:table-row table:style-name="ro1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$82B copter$80 missiles#are effective against#most non-infantry#ground units.</text:p>
          </table:table-cell>
        </table:table-row>
        <table:table-row table:style-name="ro1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$82B copter$80 missiles#are effective against#$82cruisers$80, but weak#vs. other naval units.</text:p>
          </table:table-cell>
        </table:table-row>
        <table:table-row table:style-name="ro1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$82B copter$80 units are not#strong vs. subs and#can't $83fire$80 on#submerged subs.</text:p>
          </table:table-cell>
        </table:table-row>
        <table:table-row table:style-name="ro1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$82B copter$80 units can use#their machine guns to#$83fire$80 on ground units#and other copter units.</text:p>
          </table:table-cell>
        </table:table-row>
        <table:table-row table:style-name="ro1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$82B copter$80 M guns#inflict massive damage#on infantry units.</text:p>
          </table:table-cell>
        </table:table-row>
        <table:table-row table:style-name="ro1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$82B copter$80 M guns#are adequate against#non-infantry ground#units.</text:p>
          </table:table-cell>
        </table:table-row>
        <table:table-row table:style-name="ro1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$82B copter$80 unit machine#guns have a high#firepower rating#against $82T copters$80.</text:p>
          </table:table-cell>
        </table:table-row>
        <table:table-row table:style-name="ro1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$82T copters$80 can#transport both $82infantry$80#and $82mech$80 units.</text:p>
          </table:table-cell>
        </table:table-row>
        <table:table-row table:style-name="ro1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$82T copters$80 carry#no weapons and#cannot $83fire$80.</text:p>
          </table:table-cell>
        </table:table-row>
        <table:table-row table:style-name="ro1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$82B (Battle) ships$80#have a larger attack#range than even#$82rocket$80 units.</text:p>
          </table:table-cell>
        </table:table-row>
        <table:table-row table:style-name="ro1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This is the $82B ship's$80#attack range.#It is the largest#of all naval units.</text:p>
          </table:table-cell>
        </table:table-row>
        <table:table-row table:style-name="ro1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The primary weapons of#$82B ships$80 are#cannons. They can $83fire$80#on the units below.</text:p>
          </table:table-cell>
        </table:table-row>
        <table:table-row table:style-name="ro1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$82B ships$80 can no#longer $83fire$80 when they#exhaust their supply of#cannon ammo$80.</text:p>
          </table:table-cell>
        </table:table-row>
        <table:table-row table:style-name="ro1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The cannon does heavy#amounts of damage#against infantry units.</text:p>
          </table:table-cell>
        </table:table-row>
        <table:table-row table:style-name="ro1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The cannon is equal to#rockets versus non-#infantry ground units.</text:p>
          </table:table-cell>
        </table:table-row>
        <table:table-row table:style-name="ro1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This cannon is extremely#strong against ships.#The symbol on the unit#shows hit potential.</text:p>
          </table:table-cell>
        </table:table-row>
        <table:table-row table:style-name="ro1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The $82B ship$80 can't $83fire$80#on submerged $82subs$80.#The symbol on the unit#shows hit potential.</text:p>
          </table:table-cell>
        </table:table-row>
        <table:table-row table:style-name="ro1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$82Cruisers$80 are strong#against $82subs$80 and air#units, and they can#carry two copter units.</text:p>
          </table:table-cell>
        </table:table-row>
        <table:table-row table:style-name="ro1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These missiles are only#effective against $82subs$80.#The symbol on the unit#shows hit potential.</text:p>
          </table:table-cell>
        </table:table-row>
        <table:table-row table:style-name="ro1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$82Cruisers$80 use#anti-air machine#guns as their#secondary weapon.</text:p>
          </table:table-cell>
        </table:table-row>
        <table:table-row table:style-name="ro1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$82Cruiser$80 machine guns#can shoot down#entire copter units#in one attack.</text:p>
          </table:table-cell>
        </table:table-row>
        <table:table-row table:style-name="ro1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$82Cruiser$80 machine guns#are fair against planes.#The symbol on the unit#shows hit potential.</text:p>
          </table:table-cell>
        </table:table-row>
        <table:table-row table:style-name="ro1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$82Landers$80 can#transport two ground#units. If the $82lander$80#sinks, the units vanish.</text:p>
          </table:table-cell>
        </table:table-row>
        <table:table-row table:style-name="ro1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This is the $82lander's$80#vision range.#It's best not to rely on#it to spot enemy units.</text:p>
          </table:table-cell>
        </table:table-row>
        <table:table-row table:style-name="ro1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$82Landers$80 carry#no weapons and#cannot $83fire$80.</text:p>
          </table:table-cell>
        </table:table-row>
        <table:table-row table:style-name="ro1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Submerged $82subs$80 are#difficult to find, and#only $82cruisers$80 and $82subs$80#can $83fire$80 on them.</text:p>
          </table:table-cell>
        </table:table-row>
        <table:table-row table:style-name="ro1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$82Sub$80 units fire torpedos.#When they are all used,#subs can no longer#attack.</text:p>
          </table:table-cell>
        </table:table-row>
        <table:table-row table:style-name="ro1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This is the $82sub's$80#vision range. It's#the largest of all#naval units.</text:p>
          </table:table-cell>
        </table:table-row>
        <table:table-row table:style-name="ro1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$82Subs$80 use one to five#units of fuel per turn.#They sink when their#fuel supply runs out.</text:p>
          </table:table-cell>
        </table:table-row>
        <table:table-row table:style-name="ro1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$82Subs$80 have a high#firepower rating#against other $82subs$80.</text:p>
          </table:table-cell>
        </table:table-row>
        <table:table-row table:style-name="ro1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ta é a distância de#movimento. Pode cobrir#boa parte do terreno a um#custo de movimento.</text:p>
          </table:table-cell>
        </table:table-row>
        <table:table-row table:style-name="ro1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ta é a distância de#movimento. Move-se#com pneus, e sofre#problemas com#planícies.</text:p>
          </table:table-cell>
        </table:table-row>
        <table:table-row table:style-name="ro1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ta é a distância de#movimento. As esteiras#permitem mover-se pelas#planícies sem problemas.</text:p>
          </table:table-cell>
        </table:table-row>
        <table:table-row table:style-name="ro1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ta é uma unidade#aérea. O terreno não#afeta sua distância#de movimento.</text:p>
          </table:table-cell>
        </table:table-row>
        <table:table-row table:style-name="ro1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ta é uma unidade na-#val. Esta é a sua distân-#cia de movimento através#da água e recifes.</text:p>
          </table:table-cell>
        </table:table-row>
        <table:table-row table:style-name="ro1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ta é a distância de#movimento do transpor-#te. Ele pode mover-se#sobre recifes.</text:p>
          </table:table-cell>
        </table:table-row>
        <table:table-row table:style-name="ro1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ta é a distância de#visão. Aumenta quando#a unidade sobe uma#montanha.</text:p>
          </table:table-cell>
        </table:table-row>
        <table:table-row table:style-name="ro1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ta é a distância de#visão. Indica quanto#pode ver na Neblina#de Guerra.</text:p>
          </table:table-cell>
        </table:table-row>
        <table:table-row table:style-name="ro1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</table:table-row>
        <table:table-row table:style-name="ro1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</table:table-row>
        <table:table-row table:style-name="ro1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</table:table-row>
        <table:table-row table:style-name="ro1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</table:table-row>
        <table:table-row table:style-name="ro1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</table:table-row>
        <table:table-row table:style-name="ro1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</table:table-row>
        <table:table-row table:style-name="ro1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</table:table-row>
        <table:table-row table:style-name="ro1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</table:table-row>
        <table:table-row table:style-name="ro1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os $82submari-#nos$80 e não podem $83acertá-#los$80 submersos.</text:p>
          </table:table-cell>
        </table:table-row>
        <table:table-row table:style-name="ro1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</table:table-row>
        <table:table-row table:style-name="ro1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</table:table-row>
        <table:table-row table:style-name="ro1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</table:table-row>
        <table:table-row table:style-name="ro1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</table:table-row>
        <table:table-row table:style-name="ro1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</table:table-row>
        <table:table-row table:style-name="ro1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</table:table-row>
        <table:table-row table:style-name="ro1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</table:table-row>
        <table:table-row table:style-name="ro1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</table:table-row>
        <table:table-row table:style-name="ro1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</table:table-row>
        <table:table-row table:style-name="ro1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</table:table-row>
        <table:table-row table:style-name="ro1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</table:table-row>
        <table:table-row table:style-name="ro1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</table:table-row>
        <table:table-row table:style-name="ro1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seu QG por#14 dia!$0f</text:p>
          </table:table-cell>
        </table:table-row>
        <table:table-row table:style-name="ro1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</table:table-row>
        <table:table-row table:style-name="ro1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</table:table-row>
        <table:table-row table:style-name="ro1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</table:table-row>
        <table:table-row table:style-name="ro1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</table:table-row>
        <table:table-row table:style-name="ro1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seu QG para alcançar a vitória!$0f</text:p>
          </table:table-cell>
        </table:table-row>
        <table:table-row table:style-name="ro1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</table:table-row>
        <table:table-row table:style-name="ro1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</table:table-row>
        <table:table-row table:style-name="ro1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a batalha,$0fdestrua os 8 mini canhões que#rodeiam o QG inimigo.$0f</text:p>
          </table:table-cell>
        </table:table-row>
        <table:table-row table:style-name="ro1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2 Canhões Negros devem ser#destruídos para alcançar a vitória!$0f</text:p>
          </table:table-cell>
        </table:table-row>
        <table:table-row table:style-name="ro1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</table:table-row>
        <table:table-row table:style-name="ro1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</table:table-row>
        <table:table-row table:style-name="ro1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</table:table-row>
        <table:table-row table:style-name="ro1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</table:table-row>
        <table:table-row table:style-name="ro1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</table:table-row>
        <table:table-row table:style-name="ro1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</table:table-row>
        <table:table-row table:style-name="ro1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</table:table-row>
        <table:table-row table:style-name="ro1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</table:table-row>
        <table:table-row table:style-name="ro1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</table:table-row>
        <table:table-row table:style-name="ro1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18/03/2016</text:date>, <text:time>14:4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3-18T14:43:04.76</dc:date>
    <meta:editing-duration>PT15H36M32S</meta:editing-duration>
    <meta:editing-cycles>100</meta:editing-cycles>
    <meta:generator>BrOffice/3.3$Win32 LibreOffice_project/330m19$Build-202</meta:generator>
    <meta:document-statistic meta:table-count="3" meta:cell-count="9975" meta:object-count="0"/>
  </office:meta>
</office:document-meta>
</file>